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4.8pt"/>
    </style:style>
    <style:style style:name="co6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.sender_i.routed_msg_pub.network" table:style-name="ta1">
        <table:shapes>
          <draw:frame draw:z-index="0" draw:style-name="gr1" draw:text-style-name="P1" svg:width="453.51pt" svg:height="255.09pt" svg:x="242.59pt" svg:y="72.11pt">
            <draw:object draw:notify-on-update-of-ranges="'source_2.sender_i.routed_msg_pub.network'.D1:'source_2.sender_i.routed_msg_pub.network'.D1 'source_2.sender_i.routed_msg_pub.network'.D2:'source_2.sender_i.routed_msg_pub.network'.D170 'source_2.sender_i.routed_msg_pub.network'.E1:'source_2.sender_i.routed_msg_pub.network'.E1 'source_2.sender_i.routed_msg_pub.network'.E2:'source_2.sender_i.routed_msg_pub.network'.E17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  <table:table-cell/>
          <table:table-cell office:value-type="string" calcext:value-type="string">
            <text:p><text:s/>%time</text:p>
          </table:table-cell>
          <table:table-cell table:number-columns-repeated="2"/>
          <table:table-cell office:value-type="string" calcext:value-type="string">
            <text:p><text:s/>%length (bits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892801.60485" calcext:value-type="float">
            <text:p>1442892801.60485</text:p>
          </table:table-cell>
          <table:table-cell office:value-type="float" office:value="8096" calcext:value-type="float">
            <text:p>80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2892802.53025" calcext:value-type="float">
            <text:p>1442892802.53025</text:p>
          </table:table-cell>
          <table:table-cell table:formula="of:=[.G2]-[.$B2]" office:value-type="float" office:value="0.925394058227539" calcext:value-type="float">
            <text:p>0.9253940582</text:p>
          </table:table-cell>
          <table:table-cell table:formula="of:=MAX([.H2:.H2000])" office:value-type="float" office:value="8.17408490180969" calcext:value-type="float">
            <text:p>8.1740849018</text:p>
          </table:table-cell>
          <table:table-cell office:value-type="float" office:value="1442892802.53138" calcext:value-type="float">
            <text:p>1442892802.53138</text:p>
          </table:table-cell>
          <table:table-cell table:formula="of:=[.J2]-[.$B2]" office:value-type="float" office:value="0.926524639129639" calcext:value-type="float">
            <text:p>0.9265246391</text:p>
          </table:table-cell>
          <table:table-cell table:formula="of:=MAX([.K2:.K2000])" office:value-type="float" office:value="9.58924150466919" calcext:value-type="float">
            <text:p>9.58924150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892801.70032" calcext:value-type="float">
            <text:p>1442892801.70032</text:p>
          </table:table-cell>
          <table:table-cell office:value-type="float" office:value="8096" calcext:value-type="float">
            <text:p>8096</text:p>
          </table:table-cell>
          <table:table-cell table:formula="of:=[.B3]-[.B$2]" office:value-type="float" office:value="0.0954675674438477" calcext:value-type="float">
            <text:p>0.0954675674</text:p>
          </table:table-cell>
          <table:table-cell table:formula="of:=[.C3]/([.D3]-[.D2])" office:value-type="float" office:value="84803.6691074372" calcext:value-type="float">
            <text:p>84803.6691074372</text:p>
          </table:table-cell>
          <table:table-cell/>
          <table:table-cell office:value-type="float" office:value="1442892802.53029" calcext:value-type="float">
            <text:p>1442892802.53029</text:p>
          </table:table-cell>
          <table:table-cell table:formula="of:=[.G3]-[.$B3]" office:value-type="float" office:value="0.829972982406616" calcext:value-type="float">
            <text:p>0.8299729824</text:p>
          </table:table-cell>
          <table:table-cell/>
          <table:table-cell office:value-type="float" office:value="1442892802.56089" calcext:value-type="float">
            <text:p>1442892802.56089</text:p>
          </table:table-cell>
          <table:table-cell table:formula="of:=[.J3]-[.$B3]" office:value-type="float" office:value="0.86057448387146" calcext:value-type="float">
            <text:p>0.860574483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892801.79579" calcext:value-type="float">
            <text:p>1442892801.79579</text:p>
          </table:table-cell>
          <table:table-cell office:value-type="float" office:value="8096" calcext:value-type="float">
            <text:p>8096</text:p>
          </table:table-cell>
          <table:table-cell table:formula="of:=[.B4]-[.B$2]" office:value-type="float" office:value="0.190936326980591" calcext:value-type="float">
            <text:p>0.190936327</text:p>
          </table:table-cell>
          <table:table-cell table:formula="of:=[.C4]/([.D4]-[.D3])" office:value-type="float" office:value="84802.6101866767" calcext:value-type="float">
            <text:p>84802.6101866767</text:p>
          </table:table-cell>
          <table:table-cell/>
          <table:table-cell office:value-type="float" office:value="1442892802.53031" calcext:value-type="float">
            <text:p>1442892802.53031</text:p>
          </table:table-cell>
          <table:table-cell table:formula="of:=[.G4]-[.$B4]" office:value-type="float" office:value="0.73452639579773" calcext:value-type="float">
            <text:p>0.7345263958</text:p>
          </table:table-cell>
          <table:table-cell/>
          <table:table-cell office:value-type="float" office:value="1442892802.59038" calcext:value-type="float">
            <text:p>1442892802.59038</text:p>
          </table:table-cell>
          <table:table-cell table:formula="of:=[.J4]-[.$B4]" office:value-type="float" office:value="0.794597148895264" calcext:value-type="float">
            <text:p>0.794597148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892801.89126" calcext:value-type="float">
            <text:p>1442892801.89126</text:p>
          </table:table-cell>
          <table:table-cell office:value-type="float" office:value="8096" calcext:value-type="float">
            <text:p>8096</text:p>
          </table:table-cell>
          <table:table-cell table:formula="of:=[.B5]-[.B$2]" office:value-type="float" office:value="0.286411285400391" calcext:value-type="float">
            <text:p>0.2864112854</text:p>
          </table:table-cell>
          <table:table-cell table:formula="of:=[.C5]/([.D5]-[.D4])" office:value-type="float" office:value="84797.1042249863" calcext:value-type="float">
            <text:p>84797.1042249863</text:p>
          </table:table-cell>
          <table:table-cell/>
          <table:table-cell office:value-type="float" office:value="1442892802.53033" calcext:value-type="float">
            <text:p>1442892802.53033</text:p>
          </table:table-cell>
          <table:table-cell table:formula="of:=[.G5]-[.$B5]" office:value-type="float" office:value="0.639071702957153" calcext:value-type="float">
            <text:p>0.639071703</text:p>
          </table:table-cell>
          <table:table-cell/>
          <table:table-cell office:value-type="float" office:value="1442892802.61987" calcext:value-type="float">
            <text:p>1442892802.61987</text:p>
          </table:table-cell>
          <table:table-cell table:formula="of:=[.J5]-[.$B5]" office:value-type="float" office:value="0.728607416152954" calcext:value-type="float">
            <text:p>0.728607416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892801.98677" calcext:value-type="float">
            <text:p>1442892801.98677</text:p>
          </table:table-cell>
          <table:table-cell office:value-type="float" office:value="8096" calcext:value-type="float">
            <text:p>8096</text:p>
          </table:table-cell>
          <table:table-cell table:formula="of:=[.B6]-[.B$2]" office:value-type="float" office:value="0.38191556930542" calcext:value-type="float">
            <text:p>0.3819155693</text:p>
          </table:table-cell>
          <table:table-cell table:formula="of:=[.C6]/([.D6]-[.D5])" office:value-type="float" office:value="84771.0664796018" calcext:value-type="float">
            <text:p>84771.0664796018</text:p>
          </table:table-cell>
          <table:table-cell/>
          <table:table-cell office:value-type="float" office:value="1442892802.53039" calcext:value-type="float">
            <text:p>1442892802.53039</text:p>
          </table:table-cell>
          <table:table-cell table:formula="of:=[.G6]-[.$B6]" office:value-type="float" office:value="0.543624877929688" calcext:value-type="float">
            <text:p>0.5436248779</text:p>
          </table:table-cell>
          <table:table-cell/>
          <table:table-cell office:value-type="float" office:value="1442892802.64937" calcext:value-type="float">
            <text:p>1442892802.64937</text:p>
          </table:table-cell>
          <table:table-cell table:formula="of:=[.J6]-[.$B6]" office:value-type="float" office:value="0.662602663040161" calcext:value-type="float">
            <text:p>0.66260266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892802.0694" calcext:value-type="float">
            <text:p>1442892802.0694</text:p>
          </table:table-cell>
          <table:table-cell office:value-type="float" office:value="8096" calcext:value-type="float">
            <text:p>8096</text:p>
          </table:table-cell>
          <table:table-cell table:formula="of:=[.B7]-[.B$2]" office:value-type="float" office:value="0.46455192565918" calcext:value-type="float">
            <text:p>0.4645519257</text:p>
          </table:table-cell>
          <table:table-cell table:formula="of:=[.C7]/([.D7]-[.D6])" office:value-type="float" office:value="97971.4057737693" calcext:value-type="float">
            <text:p>97971.4057737693</text:p>
          </table:table-cell>
          <table:table-cell/>
          <table:table-cell office:value-type="float" office:value="1442892807.85745" calcext:value-type="float">
            <text:p>1442892807.85745</text:p>
          </table:table-cell>
          <table:table-cell table:formula="of:=[.G7]-[.$B7]" office:value-type="float" office:value="5.78804206848145" calcext:value-type="float">
            <text:p>5.7880420685</text:p>
          </table:table-cell>
          <table:table-cell/>
          <table:table-cell office:value-type="float" office:value="1442892807.85749" calcext:value-type="float">
            <text:p>1442892807.85749</text:p>
          </table:table-cell>
          <table:table-cell table:formula="of:=[.J7]-[.$B7]" office:value-type="float" office:value="5.78809022903442" calcext:value-type="float">
            <text:p>5.7880902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892802.14923" calcext:value-type="float">
            <text:p>1442892802.14923</text:p>
          </table:table-cell>
          <table:table-cell office:value-type="float" office:value="8096" calcext:value-type="float">
            <text:p>8096</text:p>
          </table:table-cell>
          <table:table-cell table:formula="of:=[.B8]-[.B$2]" office:value-type="float" office:value="0.544374704360962" calcext:value-type="float">
            <text:p>0.5443747044</text:p>
          </table:table-cell>
          <table:table-cell table:formula="of:=[.C8]/([.D8]-[.D7])" office:value-type="float" office:value="101424.682674186" calcext:value-type="float">
            <text:p>101424.682674186</text:p>
          </table:table-cell>
          <table:table-cell/>
          <table:table-cell office:value-type="float" office:value="1442892807.91545" calcext:value-type="float">
            <text:p>1442892807.91545</text:p>
          </table:table-cell>
          <table:table-cell table:formula="of:=[.G8]-[.$B8]" office:value-type="float" office:value="5.76622891426086" calcext:value-type="float">
            <text:p>5.7662289143</text:p>
          </table:table-cell>
          <table:table-cell/>
          <table:table-cell office:value-type="float" office:value="1442892810.03391" calcext:value-type="float">
            <text:p>1442892810.03391</text:p>
          </table:table-cell>
          <table:table-cell table:formula="of:=[.J8]-[.$B8]" office:value-type="float" office:value="7.88468861579895" calcext:value-type="float">
            <text:p>7.884688615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892802.22858" calcext:value-type="float">
            <text:p>1442892802.22858</text:p>
          </table:table-cell>
          <table:table-cell office:value-type="float" office:value="8096" calcext:value-type="float">
            <text:p>8096</text:p>
          </table:table-cell>
          <table:table-cell table:formula="of:=[.B9]-[.B$2]" office:value-type="float" office:value="0.62372899055481" calcext:value-type="float">
            <text:p>0.6237289906</text:p>
          </table:table-cell>
          <table:table-cell table:formula="of:=[.C9]/([.D9]-[.D8])" office:value-type="float" office:value="102023.474576068" calcext:value-type="float">
            <text:p>102023.474576068</text:p>
          </table:table-cell>
          <table:table-cell/>
          <table:table-cell office:value-type="float" office:value="1442892808.05864" calcext:value-type="float">
            <text:p>1442892808.05864</text:p>
          </table:table-cell>
          <table:table-cell table:formula="of:=[.G9]-[.$B9]" office:value-type="float" office:value="5.83006286621094" calcext:value-type="float">
            <text:p>5.8300628662</text:p>
          </table:table-cell>
          <table:table-cell/>
          <table:table-cell office:value-type="float" office:value="1442892810.06781" calcext:value-type="float">
            <text:p>1442892810.06781</text:p>
          </table:table-cell>
          <table:table-cell table:formula="of:=[.J9]-[.$B9]" office:value-type="float" office:value="7.8392333984375" calcext:value-type="float">
            <text:p>7.839233398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892802.30789" calcext:value-type="float">
            <text:p>1442892802.30789</text:p>
          </table:table-cell>
          <table:table-cell office:value-type="float" office:value="8096" calcext:value-type="float">
            <text:p>8096</text:p>
          </table:table-cell>
          <table:table-cell table:formula="of:=[.B10]-[.B$2]" office:value-type="float" office:value="0.703038215637207" calcext:value-type="float">
            <text:p>0.7030382156</text:p>
          </table:table-cell>
          <table:table-cell table:formula="of:=[.C10]/([.D10]-[.D9])" office:value-type="float" office:value="102081.441239512" calcext:value-type="float">
            <text:p>102081.441239512</text:p>
          </table:table-cell>
          <table:table-cell/>
          <table:table-cell office:value-type="float" office:value="1442892808.25958" calcext:value-type="float">
            <text:p>1442892808.25958</text:p>
          </table:table-cell>
          <table:table-cell table:formula="of:=[.G10]-[.$B10]" office:value-type="float" office:value="5.9516863822937" calcext:value-type="float">
            <text:p>5.9516863823</text:p>
          </table:table-cell>
          <table:table-cell/>
          <table:table-cell office:value-type="float" office:value="1442892810.10171" calcext:value-type="float">
            <text:p>1442892810.10171</text:p>
          </table:table-cell>
          <table:table-cell table:formula="of:=[.J10]-[.$B10]" office:value-type="float" office:value="7.79382014274597" calcext:value-type="float">
            <text:p>7.793820142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892802.38716" calcext:value-type="float">
            <text:p>1442892802.38716</text:p>
          </table:table-cell>
          <table:table-cell office:value-type="float" office:value="8096" calcext:value-type="float">
            <text:p>8096</text:p>
          </table:table-cell>
          <table:table-cell table:formula="of:=[.B11]-[.B$2]" office:value-type="float" office:value="0.782311916351318" calcext:value-type="float">
            <text:p>0.7823119164</text:p>
          </table:table-cell>
          <table:table-cell table:formula="of:=[.C11]/([.D11]-[.D10])" office:value-type="float" office:value="102127.18628082" calcext:value-type="float">
            <text:p>102127.18628082</text:p>
          </table:table-cell>
          <table:table-cell/>
          <table:table-cell office:value-type="float" office:value="1442892808.25961" calcext:value-type="float">
            <text:p>1442892808.25961</text:p>
          </table:table-cell>
          <table:table-cell table:formula="of:=[.G11]-[.$B11]" office:value-type="float" office:value="5.87244868278503" calcext:value-type="float">
            <text:p>5.8724486828</text:p>
          </table:table-cell>
          <table:table-cell/>
          <table:table-cell office:value-type="float" office:value="1442892810.13561" calcext:value-type="float">
            <text:p>1442892810.13561</text:p>
          </table:table-cell>
          <table:table-cell table:formula="of:=[.J11]-[.$B11]" office:value-type="float" office:value="7.74845027923584" calcext:value-type="float">
            <text:p>7.748450279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892802.46648" calcext:value-type="float">
            <text:p>1442892802.46648</text:p>
          </table:table-cell>
          <table:table-cell office:value-type="float" office:value="8096" calcext:value-type="float">
            <text:p>8096</text:p>
          </table:table-cell>
          <table:table-cell table:formula="of:=[.B12]-[.B$2]" office:value-type="float" office:value="0.861624717712402" calcext:value-type="float">
            <text:p>0.8616247177</text:p>
          </table:table-cell>
          <table:table-cell table:formula="of:=[.C12]/([.D12]-[.D11])" office:value-type="float" office:value="102076.838304345" calcext:value-type="float">
            <text:p>102076.838304345</text:p>
          </table:table-cell>
          <table:table-cell/>
          <table:table-cell office:value-type="float" office:value="1442892808.3358" calcext:value-type="float">
            <text:p>1442892808.3358</text:p>
          </table:table-cell>
          <table:table-cell table:formula="of:=[.G12]-[.$B12]" office:value-type="float" office:value="5.86932826042175" calcext:value-type="float">
            <text:p>5.8693282604</text:p>
          </table:table-cell>
          <table:table-cell/>
          <table:table-cell office:value-type="float" office:value="1442892810.16951" calcext:value-type="float">
            <text:p>1442892810.16951</text:p>
          </table:table-cell>
          <table:table-cell table:formula="of:=[.J12]-[.$B12]" office:value-type="float" office:value="7.70303654670715" calcext:value-type="float">
            <text:p>7.703036546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892802.54589" calcext:value-type="float">
            <text:p>1442892802.54589</text:p>
          </table:table-cell>
          <table:table-cell office:value-type="float" office:value="8096" calcext:value-type="float">
            <text:p>8096</text:p>
          </table:table-cell>
          <table:table-cell table:formula="of:=[.B13]-[.B$2]" office:value-type="float" office:value="0.941037893295288" calcext:value-type="float">
            <text:p>0.9410378933</text:p>
          </table:table-cell>
          <table:table-cell table:formula="of:=[.C13]/([.D13]-[.D12])" office:value-type="float" office:value="101947.818363591" calcext:value-type="float">
            <text:p>101947.818363591</text:p>
          </table:table-cell>
          <table:table-cell/>
          <table:table-cell office:value-type="float" office:value="1442892808.53696" calcext:value-type="float">
            <text:p>1442892808.53696</text:p>
          </table:table-cell>
          <table:table-cell table:formula="of:=[.G13]-[.$B13]" office:value-type="float" office:value="5.99107170104981" calcext:value-type="float">
            <text:p>5.991071701</text:p>
          </table:table-cell>
          <table:table-cell/>
          <table:table-cell office:value-type="float" office:value="1442892810.2034" calcext:value-type="float">
            <text:p>1442892810.2034</text:p>
          </table:table-cell>
          <table:table-cell table:formula="of:=[.J13]-[.$B13]" office:value-type="float" office:value="7.65751171112061" calcext:value-type="float">
            <text:p>7.65751171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892802.62526" calcext:value-type="float">
            <text:p>1442892802.62526</text:p>
          </table:table-cell>
          <table:table-cell office:value-type="float" office:value="8096" calcext:value-type="float">
            <text:p>8096</text:p>
          </table:table-cell>
          <table:table-cell table:formula="of:=[.B14]-[.B$2]" office:value-type="float" office:value="1.02040433883667" calcext:value-type="float">
            <text:p>1.0204043388</text:p>
          </table:table-cell>
          <table:table-cell table:formula="of:=[.C14]/([.D14]-[.D13])" office:value-type="float" office:value="102007.84405519" calcext:value-type="float">
            <text:p>102007.84405519</text:p>
          </table:table-cell>
          <table:table-cell/>
          <table:table-cell office:value-type="float" office:value="1442892808.537" calcext:value-type="float">
            <text:p>1442892808.537</text:p>
          </table:table-cell>
          <table:table-cell table:formula="of:=[.G14]-[.$B14]" office:value-type="float" office:value="5.91174507141113" calcext:value-type="float">
            <text:p>5.9117450714</text:p>
          </table:table-cell>
          <table:table-cell/>
          <table:table-cell office:value-type="float" office:value="1442892810.23726" calcext:value-type="float">
            <text:p>1442892810.23726</text:p>
          </table:table-cell>
          <table:table-cell table:formula="of:=[.J14]-[.$B14]" office:value-type="float" office:value="7.61200761795044" calcext:value-type="float">
            <text:p>7.61200761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892802.70463" calcext:value-type="float">
            <text:p>1442892802.70463</text:p>
          </table:table-cell>
          <table:table-cell office:value-type="float" office:value="8096" calcext:value-type="float">
            <text:p>8096</text:p>
          </table:table-cell>
          <table:table-cell table:formula="of:=[.B15]-[.B$2]" office:value-type="float" office:value="1.09977746009827" calcext:value-type="float">
            <text:p>1.0997774601</text:p>
          </table:table-cell>
          <table:table-cell table:formula="of:=[.C15]/([.D15]-[.D14])" office:value-type="float" office:value="101999.26462911" calcext:value-type="float">
            <text:p>101999.26462911</text:p>
          </table:table-cell>
          <table:table-cell/>
          <table:table-cell office:value-type="float" office:value="1442892808.61081" calcext:value-type="float">
            <text:p>1442892808.61081</text:p>
          </table:table-cell>
          <table:table-cell table:formula="of:=[.G15]-[.$B15]" office:value-type="float" office:value="5.90618085861206" calcext:value-type="float">
            <text:p>5.9061808586</text:p>
          </table:table-cell>
          <table:table-cell/>
          <table:table-cell office:value-type="float" office:value="1442892810.27116" calcext:value-type="float">
            <text:p>1442892810.27116</text:p>
          </table:table-cell>
          <table:table-cell table:formula="of:=[.J15]-[.$B15]" office:value-type="float" office:value="7.56653189659119" calcext:value-type="float">
            <text:p>7.566531896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892802.78393" calcext:value-type="float">
            <text:p>1442892802.78393</text:p>
          </table:table-cell>
          <table:table-cell office:value-type="float" office:value="8096" calcext:value-type="float">
            <text:p>8096</text:p>
          </table:table-cell>
          <table:table-cell table:formula="of:=[.B16]-[.B$2]" office:value-type="float" office:value="1.17907643318176" calcext:value-type="float">
            <text:p>1.1790764332</text:p>
          </table:table-cell>
          <table:table-cell table:formula="of:=[.C16]/([.D16]-[.D15])" office:value-type="float" office:value="102094.638621303" calcext:value-type="float">
            <text:p>102094.638621303</text:p>
          </table:table-cell>
          <table:table-cell/>
          <table:table-cell office:value-type="float" office:value="1442892808.81188" calcext:value-type="float">
            <text:p>1442892808.81188</text:p>
          </table:table-cell>
          <table:table-cell table:formula="of:=[.G16]-[.$B16]" office:value-type="float" office:value="6.02794861793518" calcext:value-type="float">
            <text:p>6.0279486179</text:p>
          </table:table-cell>
          <table:table-cell/>
          <table:table-cell office:value-type="float" office:value="1442892810.30504" calcext:value-type="float">
            <text:p>1442892810.30504</text:p>
          </table:table-cell>
          <table:table-cell table:formula="of:=[.J16]-[.$B16]" office:value-type="float" office:value="7.52110719680786" calcext:value-type="float">
            <text:p>7.521107196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892802.86319" calcext:value-type="float">
            <text:p>1442892802.86319</text:p>
          </table:table-cell>
          <table:table-cell office:value-type="float" office:value="8096" calcext:value-type="float">
            <text:p>8096</text:p>
          </table:table-cell>
          <table:table-cell table:formula="of:=[.B17]-[.B$2]" office:value-type="float" office:value="1.25834202766418" calcext:value-type="float">
            <text:p>1.2583420277</text:p>
          </table:table-cell>
          <table:table-cell table:formula="of:=[.C17]/([.D17]-[.D16])" office:value-type="float" office:value="102137.630492324" calcext:value-type="float">
            <text:p>102137.630492324</text:p>
          </table:table-cell>
          <table:table-cell/>
          <table:table-cell office:value-type="float" office:value="1442892809.0129" calcext:value-type="float">
            <text:p>1442892809.0129</text:p>
          </table:table-cell>
          <table:table-cell table:formula="of:=[.G17]-[.$B17]" office:value-type="float" office:value="6.14970397949219" calcext:value-type="float">
            <text:p>6.1497039795</text:p>
          </table:table-cell>
          <table:table-cell/>
          <table:table-cell office:value-type="float" office:value="1442892810.33892" calcext:value-type="float">
            <text:p>1442892810.33892</text:p>
          </table:table-cell>
          <table:table-cell table:formula="of:=[.J17]-[.$B17]" office:value-type="float" office:value="7.47573018074036" calcext:value-type="float">
            <text:p>7.475730180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892802.9425" calcext:value-type="float">
            <text:p>1442892802.9425</text:p>
          </table:table-cell>
          <table:table-cell office:value-type="float" office:value="8096" calcext:value-type="float">
            <text:p>8096</text:p>
          </table:table-cell>
          <table:table-cell table:formula="of:=[.B18]-[.B$2]" office:value-type="float" office:value="1.33764958381653" calcext:value-type="float">
            <text:p>1.3376495838</text:p>
          </table:table-cell>
          <table:table-cell table:formula="of:=[.C18]/([.D18]-[.D17])" office:value-type="float" office:value="102083.589417989" calcext:value-type="float">
            <text:p>102083.589417989</text:p>
          </table:table-cell>
          <table:table-cell/>
          <table:table-cell office:value-type="float" office:value="1442892809.01295" calcext:value-type="float">
            <text:p>1442892809.01295</text:p>
          </table:table-cell>
          <table:table-cell table:formula="of:=[.G18]-[.$B18]" office:value-type="float" office:value="6.07044553756714" calcext:value-type="float">
            <text:p>6.0704455376</text:p>
          </table:table-cell>
          <table:table-cell/>
          <table:table-cell office:value-type="float" office:value="1442892810.37279" calcext:value-type="float">
            <text:p>1442892810.37279</text:p>
          </table:table-cell>
          <table:table-cell table:formula="of:=[.J18]-[.$B18]" office:value-type="float" office:value="7.43029046058655" calcext:value-type="float">
            <text:p>7.430290460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892803.02303" calcext:value-type="float">
            <text:p>1442892803.02303</text:p>
          </table:table-cell>
          <table:table-cell office:value-type="float" office:value="8096" calcext:value-type="float">
            <text:p>8096</text:p>
          </table:table-cell>
          <table:table-cell table:formula="of:=[.B19]-[.B$2]" office:value-type="float" office:value="1.41818070411682" calcext:value-type="float">
            <text:p>1.4181807041</text:p>
          </table:table-cell>
          <table:table-cell table:formula="of:=[.C19]/([.D19]-[.D18])" office:value-type="float" office:value="100532.563930699" calcext:value-type="float">
            <text:p>100532.563930699</text:p>
          </table:table-cell>
          <table:table-cell/>
          <table:table-cell office:value-type="float" office:value="1442892809.01297" calcext:value-type="float">
            <text:p>1442892809.01297</text:p>
          </table:table-cell>
          <table:table-cell table:formula="of:=[.G19]-[.$B19]" office:value-type="float" office:value="5.98993873596191" calcext:value-type="float">
            <text:p>5.989938736</text:p>
          </table:table-cell>
          <table:table-cell/>
          <table:table-cell office:value-type="float" office:value="1442892810.40671" calcext:value-type="float">
            <text:p>1442892810.40671</text:p>
          </table:table-cell>
          <table:table-cell table:formula="of:=[.J19]-[.$B19]" office:value-type="float" office:value="7.38367581367493" calcext:value-type="float">
            <text:p>7.383675813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892803.10439" calcext:value-type="float">
            <text:p>1442892803.10439</text:p>
          </table:table-cell>
          <table:table-cell office:value-type="float" office:value="8096" calcext:value-type="float">
            <text:p>8096</text:p>
          </table:table-cell>
          <table:table-cell table:formula="of:=[.B20]-[.B$2]" office:value-type="float" office:value="1.49954223632813" calcext:value-type="float">
            <text:p>1.4995422363</text:p>
          </table:table-cell>
          <table:table-cell table:formula="of:=[.C20]/([.D20]-[.D19])" office:value-type="float" office:value="99506.4839606746" calcext:value-type="float">
            <text:p>99506.4839606746</text:p>
          </table:table-cell>
          <table:table-cell/>
          <table:table-cell office:value-type="float" office:value="1442892809.29015" calcext:value-type="float">
            <text:p>1442892809.29015</text:p>
          </table:table-cell>
          <table:table-cell table:formula="of:=[.G20]-[.$B20]" office:value-type="float" office:value="6.1857545375824" calcext:value-type="float">
            <text:p>6.1857545376</text:p>
          </table:table-cell>
          <table:table-cell/>
          <table:table-cell office:value-type="float" office:value="1442892810.44059" calcext:value-type="float">
            <text:p>1442892810.44059</text:p>
          </table:table-cell>
          <table:table-cell table:formula="of:=[.J20]-[.$B20]" office:value-type="float" office:value="7.33619999885559" calcext:value-type="float">
            <text:p>7.336199998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892803.18582" calcext:value-type="float">
            <text:p>1442892803.18582</text:p>
          </table:table-cell>
          <table:table-cell office:value-type="float" office:value="8096" calcext:value-type="float">
            <text:p>8096</text:p>
          </table:table-cell>
          <table:table-cell table:formula="of:=[.B21]-[.B$2]" office:value-type="float" office:value="1.58097243309021" calcext:value-type="float">
            <text:p>1.5809724331</text:p>
          </table:table-cell>
          <table:table-cell table:formula="of:=[.C21]/([.D21]-[.D20])" office:value-type="float" office:value="99422.576905397" calcext:value-type="float">
            <text:p>99422.576905397</text:p>
          </table:table-cell>
          <table:table-cell/>
          <table:table-cell office:value-type="float" office:value="1442892809.29021" calcext:value-type="float">
            <text:p>1442892809.29021</text:p>
          </table:table-cell>
          <table:table-cell table:formula="of:=[.G21]-[.$B21]" office:value-type="float" office:value="6.10438394546509" calcext:value-type="float">
            <text:p>6.1043839455</text:p>
          </table:table-cell>
          <table:table-cell/>
          <table:table-cell office:value-type="float" office:value="1442892810.47454" calcext:value-type="float">
            <text:p>1442892810.47454</text:p>
          </table:table-cell>
          <table:table-cell table:formula="of:=[.J21]-[.$B21]" office:value-type="float" office:value="7.28871846199036" calcext:value-type="float">
            <text:p>7.28871846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892803.26724" calcext:value-type="float">
            <text:p>1442892803.26724</text:p>
          </table:table-cell>
          <table:table-cell office:value-type="float" office:value="8096" calcext:value-type="float">
            <text:p>8096</text:p>
          </table:table-cell>
          <table:table-cell table:formula="of:=[.B22]-[.B$2]" office:value-type="float" office:value="1.66238975524902" calcext:value-type="float">
            <text:p>1.6623897552</text:p>
          </table:table-cell>
          <table:table-cell table:formula="of:=[.C22]/([.D22]-[.D21])" office:value-type="float" office:value="99438.2986977619" calcext:value-type="float">
            <text:p>99438.2986977619</text:p>
          </table:table-cell>
          <table:table-cell/>
          <table:table-cell office:value-type="float" office:value="1442892809.29025" calcext:value-type="float">
            <text:p>1442892809.29025</text:p>
          </table:table-cell>
          <table:table-cell table:formula="of:=[.G22]-[.$B22]" office:value-type="float" office:value="6.02300691604614" calcext:value-type="float">
            <text:p>6.023006916</text:p>
          </table:table-cell>
          <table:table-cell/>
          <table:table-cell office:value-type="float" office:value="1442892810.50843" calcext:value-type="float">
            <text:p>1442892810.50843</text:p>
          </table:table-cell>
          <table:table-cell table:formula="of:=[.J22]-[.$B22]" office:value-type="float" office:value="7.24118757247925" calcext:value-type="float">
            <text:p>7.241187572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892803.34863" calcext:value-type="float">
            <text:p>1442892803.34863</text:p>
          </table:table-cell>
          <table:table-cell office:value-type="float" office:value="8096" calcext:value-type="float">
            <text:p>8096</text:p>
          </table:table-cell>
          <table:table-cell table:formula="of:=[.B23]-[.B$2]" office:value-type="float" office:value="1.74377870559692" calcext:value-type="float">
            <text:p>1.7437787056</text:p>
          </table:table-cell>
          <table:table-cell table:formula="of:=[.C23]/([.D23]-[.D22])" office:value-type="float" office:value="99472.9624278642" calcext:value-type="float">
            <text:p>99472.9624278642</text:p>
          </table:table-cell>
          <table:table-cell/>
          <table:table-cell office:value-type="float" office:value="1442892809.55925" calcext:value-type="float">
            <text:p>1442892809.55925</text:p>
          </table:table-cell>
          <table:table-cell table:formula="of:=[.G23]-[.$B23]" office:value-type="float" office:value="6.21061992645264" calcext:value-type="float">
            <text:p>6.2106199265</text:p>
          </table:table-cell>
          <table:table-cell/>
          <table:table-cell office:value-type="float" office:value="1442892810.54232" calcext:value-type="float">
            <text:p>1442892810.54232</text:p>
          </table:table-cell>
          <table:table-cell table:formula="of:=[.J23]-[.$B23]" office:value-type="float" office:value="7.19369459152222" calcext:value-type="float">
            <text:p>7.193694591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892803.43002" calcext:value-type="float">
            <text:p>1442892803.43002</text:p>
          </table:table-cell>
          <table:table-cell office:value-type="float" office:value="8096" calcext:value-type="float">
            <text:p>8096</text:p>
          </table:table-cell>
          <table:table-cell table:formula="of:=[.B24]-[.B$2]" office:value-type="float" office:value="1.82516384124756" calcext:value-type="float">
            <text:p>1.8251638412</text:p>
          </table:table-cell>
          <table:table-cell table:formula="of:=[.C24]/([.D24]-[.D23])" office:value-type="float" office:value="99477.6249406774" calcext:value-type="float">
            <text:p>99477.6249406774</text:p>
          </table:table-cell>
          <table:table-cell/>
          <table:table-cell office:value-type="float" office:value="1442892809.55931" calcext:value-type="float">
            <text:p>1442892809.55931</text:p>
          </table:table-cell>
          <table:table-cell table:formula="of:=[.G24]-[.$B24]" office:value-type="float" office:value="6.12929773330689" calcext:value-type="float">
            <text:p>6.1292977333</text:p>
          </table:table-cell>
          <table:table-cell/>
          <table:table-cell office:value-type="float" office:value="1442892810.57621" calcext:value-type="float">
            <text:p>1442892810.57621</text:p>
          </table:table-cell>
          <table:table-cell table:formula="of:=[.J24]-[.$B24]" office:value-type="float" office:value="7.14619708061218" calcext:value-type="float">
            <text:p>7.146197080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892803.5114" calcext:value-type="float">
            <text:p>1442892803.5114</text:p>
          </table:table-cell>
          <table:table-cell office:value-type="float" office:value="8096" calcext:value-type="float">
            <text:p>8096</text:p>
          </table:table-cell>
          <table:table-cell table:formula="of:=[.B25]-[.B$2]" office:value-type="float" office:value="1.90654945373535" calcext:value-type="float">
            <text:p>1.9065494537</text:p>
          </table:table-cell>
          <table:table-cell table:formula="of:=[.C25]/([.D25]-[.D24])" office:value-type="float" office:value="99477.0421026729" calcext:value-type="float">
            <text:p>99477.0421026729</text:p>
          </table:table-cell>
          <table:table-cell/>
          <table:table-cell office:value-type="float" office:value="1442892809.55935" calcext:value-type="float">
            <text:p>1442892809.55935</text:p>
          </table:table-cell>
          <table:table-cell table:formula="of:=[.G25]-[.$B25]" office:value-type="float" office:value="6.04794430732727" calcext:value-type="float">
            <text:p>6.0479443073</text:p>
          </table:table-cell>
          <table:table-cell/>
          <table:table-cell office:value-type="float" office:value="1442892810.61011" calcext:value-type="float">
            <text:p>1442892810.61011</text:p>
          </table:table-cell>
          <table:table-cell table:formula="of:=[.J25]-[.$B25]" office:value-type="float" office:value="7.09870672225952" calcext:value-type="float">
            <text:p>7.09870672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892803.59279" calcext:value-type="float">
            <text:p>1442892803.59279</text:p>
          </table:table-cell>
          <table:table-cell office:value-type="float" office:value="8096" calcext:value-type="float">
            <text:p>8096</text:p>
          </table:table-cell>
          <table:table-cell table:formula="of:=[.B26]-[.B$2]" office:value-type="float" office:value="1.98793721199036" calcext:value-type="float">
            <text:p>1.987937212</text:p>
          </table:table-cell>
          <table:table-cell table:formula="of:=[.C26]/([.D26]-[.D25])" office:value-type="float" office:value="99474.4194161674" calcext:value-type="float">
            <text:p>99474.4194161674</text:p>
          </table:table-cell>
          <table:table-cell/>
          <table:table-cell office:value-type="float" office:value="1442892809.82842" calcext:value-type="float">
            <text:p>1442892809.82842</text:p>
          </table:table-cell>
          <table:table-cell table:formula="of:=[.G26]-[.$B26]" office:value-type="float" office:value="6.23563408851624" calcext:value-type="float">
            <text:p>6.2356340885</text:p>
          </table:table-cell>
          <table:table-cell/>
          <table:table-cell office:value-type="float" office:value="1442892810.64399" calcext:value-type="float">
            <text:p>1442892810.64399</text:p>
          </table:table-cell>
          <table:table-cell table:formula="of:=[.J26]-[.$B26]" office:value-type="float" office:value="7.05119776725769" calcext:value-type="float">
            <text:p>7.051197767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892803.67416" calcext:value-type="float">
            <text:p>1442892803.67416</text:p>
          </table:table-cell>
          <table:table-cell office:value-type="float" office:value="8096" calcext:value-type="float">
            <text:p>8096</text:p>
          </table:table-cell>
          <table:table-cell table:formula="of:=[.B27]-[.B$2]" office:value-type="float" office:value="2.06930637359619" calcext:value-type="float">
            <text:p>2.0693063736</text:p>
          </table:table-cell>
          <table:table-cell table:formula="of:=[.C27]/([.D27]-[.D26])" office:value-type="float" office:value="99497.1539613287" calcext:value-type="float">
            <text:p>99497.1539613287</text:p>
          </table:table-cell>
          <table:table-cell/>
          <table:table-cell office:value-type="float" office:value="1442892809.82846" calcext:value-type="float">
            <text:p>1442892809.82846</text:p>
          </table:table-cell>
          <table:table-cell table:formula="of:=[.G27]-[.$B27]" office:value-type="float" office:value="6.15430402755737" calcext:value-type="float">
            <text:p>6.1543040276</text:p>
          </table:table-cell>
          <table:table-cell/>
          <table:table-cell office:value-type="float" office:value="1442892810.67791" calcext:value-type="float">
            <text:p>1442892810.67791</text:p>
          </table:table-cell>
          <table:table-cell table:formula="of:=[.J27]-[.$B27]" office:value-type="float" office:value="7.00375056266785" calcext:value-type="float">
            <text:p>7.003750562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892803.75548" calcext:value-type="float">
            <text:p>1442892803.75548</text:p>
          </table:table-cell>
          <table:table-cell office:value-type="float" office:value="8096" calcext:value-type="float">
            <text:p>8096</text:p>
          </table:table-cell>
          <table:table-cell table:formula="of:=[.B28]-[.B$2]" office:value-type="float" office:value="2.15063118934631" calcext:value-type="float">
            <text:p>2.1506311893</text:p>
          </table:table-cell>
          <table:table-cell table:formula="of:=[.C28]/([.D28]-[.D27])" office:value-type="float" office:value="99551.4090665228" calcext:value-type="float">
            <text:p>99551.4090665228</text:p>
          </table:table-cell>
          <table:table-cell/>
          <table:table-cell office:value-type="float" office:value="1442892809.82848" calcext:value-type="float">
            <text:p>1442892809.82848</text:p>
          </table:table-cell>
          <table:table-cell table:formula="of:=[.G28]-[.$B28]" office:value-type="float" office:value="6.07300066947937" calcext:value-type="float">
            <text:p>6.0730006695</text:p>
          </table:table-cell>
          <table:table-cell/>
          <table:table-cell office:value-type="float" office:value="1442892810.71178" calcext:value-type="float">
            <text:p>1442892810.71178</text:p>
          </table:table-cell>
          <table:table-cell table:formula="of:=[.J28]-[.$B28]" office:value-type="float" office:value="6.95629620552063" calcext:value-type="float">
            <text:p>6.956296205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892803.83688" calcext:value-type="float">
            <text:p>1442892803.83688</text:p>
          </table:table-cell>
          <table:table-cell office:value-type="float" office:value="8096" calcext:value-type="float">
            <text:p>8096</text:p>
          </table:table-cell>
          <table:table-cell table:formula="of:=[.B29]-[.B$2]" office:value-type="float" office:value="2.23203277587891" calcext:value-type="float">
            <text:p>2.2320327759</text:p>
          </table:table-cell>
          <table:table-cell table:formula="of:=[.C29]/([.D29]-[.D28])" office:value-type="float" office:value="99457.5209754469" calcext:value-type="float">
            <text:p>99457.5209754469</text:p>
          </table:table-cell>
          <table:table-cell/>
          <table:table-cell office:value-type="float" office:value="1442892810.09768" calcext:value-type="float">
            <text:p>1442892810.09768</text:p>
          </table:table-cell>
          <table:table-cell table:formula="of:=[.G29]-[.$B29]" office:value-type="float" office:value="6.26079916954041" calcext:value-type="float">
            <text:p>6.2607991695</text:p>
          </table:table-cell>
          <table:table-cell/>
          <table:table-cell office:value-type="float" office:value="1442892810.74566" calcext:value-type="float">
            <text:p>1442892810.74566</text:p>
          </table:table-cell>
          <table:table-cell table:formula="of:=[.J29]-[.$B29]" office:value-type="float" office:value="6.90877223014832" calcext:value-type="float">
            <text:p>6.908772230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892803.91826" calcext:value-type="float">
            <text:p>1442892803.91826</text:p>
          </table:table-cell>
          <table:table-cell office:value-type="float" office:value="8096" calcext:value-type="float">
            <text:p>8096</text:p>
          </table:table-cell>
          <table:table-cell table:formula="of:=[.B30]-[.B$2]" office:value-type="float" office:value="2.31340789794922" calcext:value-type="float">
            <text:p>2.3134078979</text:p>
          </table:table-cell>
          <table:table-cell table:formula="of:=[.C30]/([.D30]-[.D29])" office:value-type="float" office:value="99489.8661166323" calcext:value-type="float">
            <text:p>99489.8661166323</text:p>
          </table:table-cell>
          <table:table-cell/>
          <table:table-cell office:value-type="float" office:value="1442892810.09772" calcext:value-type="float">
            <text:p>1442892810.09772</text:p>
          </table:table-cell>
          <table:table-cell table:formula="of:=[.G30]-[.$B30]" office:value-type="float" office:value="6.17945957183838" calcext:value-type="float">
            <text:p>6.1794595718</text:p>
          </table:table-cell>
          <table:table-cell/>
          <table:table-cell office:value-type="float" office:value="1442892810.77961" calcext:value-type="float">
            <text:p>1442892810.77961</text:p>
          </table:table-cell>
          <table:table-cell table:formula="of:=[.J30]-[.$B30]" office:value-type="float" office:value="6.86135578155518" calcext:value-type="float">
            <text:p>6.861355781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892803.99989" calcext:value-type="float">
            <text:p>1442892803.99989</text:p>
          </table:table-cell>
          <table:table-cell office:value-type="float" office:value="8096" calcext:value-type="float">
            <text:p>8096</text:p>
          </table:table-cell>
          <table:table-cell table:formula="of:=[.B31]-[.B$2]" office:value-type="float" office:value="2.39503979682922" calcext:value-type="float">
            <text:p>2.3950397968</text:p>
          </table:table-cell>
          <table:table-cell table:formula="of:=[.C31]/([.D31]-[.D30])" office:value-type="float" office:value="99176.9162677539" calcext:value-type="float">
            <text:p>99176.9162677539</text:p>
          </table:table-cell>
          <table:table-cell/>
          <table:table-cell office:value-type="float" office:value="1442892810.09774" calcext:value-type="float">
            <text:p>1442892810.09774</text:p>
          </table:table-cell>
          <table:table-cell table:formula="of:=[.G31]-[.$B31]" office:value-type="float" office:value="6.09784865379334" calcext:value-type="float">
            <text:p>6.0978486538</text:p>
          </table:table-cell>
          <table:table-cell/>
          <table:table-cell office:value-type="float" office:value="1442892810.81347" calcext:value-type="float">
            <text:p>1442892810.81347</text:p>
          </table:table-cell>
          <table:table-cell table:formula="of:=[.J31]-[.$B31]" office:value-type="float" office:value="6.81357860565186" calcext:value-type="float">
            <text:p>6.813578605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892804.08147" calcext:value-type="float">
            <text:p>1442892804.08147</text:p>
          </table:table-cell>
          <table:table-cell office:value-type="float" office:value="8096" calcext:value-type="float">
            <text:p>8096</text:p>
          </table:table-cell>
          <table:table-cell table:formula="of:=[.B32]-[.B$2]" office:value-type="float" office:value="2.47661852836609" calcext:value-type="float">
            <text:p>2.4766185284</text:p>
          </table:table-cell>
          <table:table-cell table:formula="of:=[.C32]/([.D32]-[.D31])" office:value-type="float" office:value="99241.552883688" calcext:value-type="float">
            <text:p>99241.552883688</text:p>
          </table:table-cell>
          <table:table-cell/>
          <table:table-cell office:value-type="float" office:value="1442892810.37147" calcext:value-type="float">
            <text:p>1442892810.37147</text:p>
          </table:table-cell>
          <table:table-cell table:formula="of:=[.G32]-[.$B32]" office:value-type="float" office:value="6.28999805450439" calcext:value-type="float">
            <text:p>6.2899980545</text:p>
          </table:table-cell>
          <table:table-cell/>
          <table:table-cell office:value-type="float" office:value="1442892810.84731" calcext:value-type="float">
            <text:p>1442892810.84731</text:p>
          </table:table-cell>
          <table:table-cell table:formula="of:=[.J32]-[.$B32]" office:value-type="float" office:value="6.76583886146545" calcext:value-type="float">
            <text:p>6.765838861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892804.16287" calcext:value-type="float">
            <text:p>1442892804.16287</text:p>
          </table:table-cell>
          <table:table-cell office:value-type="float" office:value="8096" calcext:value-type="float">
            <text:p>8096</text:p>
          </table:table-cell>
          <table:table-cell table:formula="of:=[.B33]-[.B$2]" office:value-type="float" office:value="2.55801510810852" calcext:value-type="float">
            <text:p>2.5580151081</text:p>
          </table:table-cell>
          <table:table-cell table:formula="of:=[.C33]/([.D33]-[.D32])" office:value-type="float" office:value="99463.6387133057" calcext:value-type="float">
            <text:p>99463.6387133057</text:p>
          </table:table-cell>
          <table:table-cell/>
          <table:table-cell office:value-type="float" office:value="1442892810.37151" calcext:value-type="float">
            <text:p>1442892810.37151</text:p>
          </table:table-cell>
          <table:table-cell table:formula="of:=[.G33]-[.$B33]" office:value-type="float" office:value="6.20863890647888" calcext:value-type="float">
            <text:p>6.2086389065</text:p>
          </table:table-cell>
          <table:table-cell/>
          <table:table-cell office:value-type="float" office:value="1442892810.88117" calcext:value-type="float">
            <text:p>1442892810.88117</text:p>
          </table:table-cell>
          <table:table-cell table:formula="of:=[.J33]-[.$B33]" office:value-type="float" office:value="6.71829962730408" calcext:value-type="float">
            <text:p>6.718299627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892804.24423" calcext:value-type="float">
            <text:p>1442892804.24423</text:p>
          </table:table-cell>
          <table:table-cell office:value-type="float" office:value="8096" calcext:value-type="float">
            <text:p>8096</text:p>
          </table:table-cell>
          <table:table-cell table:formula="of:=[.B34]-[.B$2]" office:value-type="float" office:value="2.63938164710999" calcext:value-type="float">
            <text:p>2.6393816471</text:p>
          </table:table-cell>
          <table:table-cell table:formula="of:=[.C34]/([.D34]-[.D33])" office:value-type="float" office:value="99500.3609512535" calcext:value-type="float">
            <text:p>99500.3609512535</text:p>
          </table:table-cell>
          <table:table-cell/>
          <table:table-cell office:value-type="float" office:value="1442892810.37153" calcext:value-type="float">
            <text:p>1442892810.37153</text:p>
          </table:table-cell>
          <table:table-cell table:formula="of:=[.G34]-[.$B34]" office:value-type="float" office:value="6.12729573249817" calcext:value-type="float">
            <text:p>6.1272957325</text:p>
          </table:table-cell>
          <table:table-cell/>
          <table:table-cell office:value-type="float" office:value="1442892810.91506" calcext:value-type="float">
            <text:p>1442892810.91506</text:p>
          </table:table-cell>
          <table:table-cell table:formula="of:=[.J34]-[.$B34]" office:value-type="float" office:value="6.67082977294922" calcext:value-type="float">
            <text:p>6.670829772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892804.32568" calcext:value-type="float">
            <text:p>1442892804.32568</text:p>
          </table:table-cell>
          <table:table-cell office:value-type="float" office:value="8096" calcext:value-type="float">
            <text:p>8096</text:p>
          </table:table-cell>
          <table:table-cell table:formula="of:=[.B35]-[.B$2]" office:value-type="float" office:value="2.72082448005676" calcext:value-type="float">
            <text:p>2.7208244801</text:p>
          </table:table-cell>
          <table:table-cell table:formula="of:=[.C35]/([.D35]-[.D34])" office:value-type="float" office:value="99407.1510907622" calcext:value-type="float">
            <text:p>99407.1510907622</text:p>
          </table:table-cell>
          <table:table-cell/>
          <table:table-cell office:value-type="float" office:value="1442892810.64054" calcext:value-type="float">
            <text:p>1442892810.64054</text:p>
          </table:table-cell>
          <table:table-cell table:formula="of:=[.G35]-[.$B35]" office:value-type="float" office:value="6.31486296653748" calcext:value-type="float">
            <text:p>6.3148629665</text:p>
          </table:table-cell>
          <table:table-cell/>
          <table:table-cell office:value-type="float" office:value="1442892810.94895" calcext:value-type="float">
            <text:p>1442892810.94895</text:p>
          </table:table-cell>
          <table:table-cell table:formula="of:=[.J35]-[.$B35]" office:value-type="float" office:value="6.62327432632446" calcext:value-type="float">
            <text:p>6.623274326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892804.40711" calcext:value-type="float">
            <text:p>1442892804.40711</text:p>
          </table:table-cell>
          <table:table-cell office:value-type="float" office:value="8096" calcext:value-type="float">
            <text:p>8096</text:p>
          </table:table-cell>
          <table:table-cell table:formula="of:=[.B36]-[.B$2]" office:value-type="float" office:value="2.80225801467896" calcext:value-type="float">
            <text:p>2.8022580147</text:p>
          </table:table-cell>
          <table:table-cell table:formula="of:=[.C36]/([.D36]-[.D35])" office:value-type="float" office:value="99418.5016966421" calcext:value-type="float">
            <text:p>99418.5016966421</text:p>
          </table:table-cell>
          <table:table-cell/>
          <table:table-cell office:value-type="float" office:value="1442892810.64057" calcext:value-type="float">
            <text:p>1442892810.64057</text:p>
          </table:table-cell>
          <table:table-cell table:formula="of:=[.G36]-[.$B36]" office:value-type="float" office:value="6.23345589637756" calcext:value-type="float">
            <text:p>6.2334558964</text:p>
          </table:table-cell>
          <table:table-cell/>
          <table:table-cell office:value-type="float" office:value="1442892810.98279" calcext:value-type="float">
            <text:p>1442892810.98279</text:p>
          </table:table-cell>
          <table:table-cell table:formula="of:=[.J36]-[.$B36]" office:value-type="float" office:value="6.57567644119263" calcext:value-type="float">
            <text:p>6.575676441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892804.48862" calcext:value-type="float">
            <text:p>1442892804.48862</text:p>
          </table:table-cell>
          <table:table-cell office:value-type="float" office:value="8096" calcext:value-type="float">
            <text:p>8096</text:p>
          </table:table-cell>
          <table:table-cell table:formula="of:=[.B37]-[.B$2]" office:value-type="float" office:value="2.88376355171204" calcext:value-type="float">
            <text:p>2.8837635517</text:p>
          </table:table-cell>
          <table:table-cell table:formula="of:=[.C37]/([.D37]-[.D36])" office:value-type="float" office:value="99330.6748805794" calcext:value-type="float">
            <text:p>99330.6748805794</text:p>
          </table:table-cell>
          <table:table-cell/>
          <table:table-cell office:value-type="float" office:value="1442892810.90971" calcext:value-type="float">
            <text:p>1442892810.90971</text:p>
          </table:table-cell>
          <table:table-cell table:formula="of:=[.G37]-[.$B37]" office:value-type="float" office:value="6.42109107971191" calcext:value-type="float">
            <text:p>6.4210910797</text:p>
          </table:table-cell>
          <table:table-cell/>
          <table:table-cell office:value-type="float" office:value="1442892811.01613" calcext:value-type="float">
            <text:p>1442892811.01613</text:p>
          </table:table-cell>
          <table:table-cell table:formula="of:=[.J37]-[.$B37]" office:value-type="float" office:value="6.52751064300537" calcext:value-type="float">
            <text:p>6.52751064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892804.57003" calcext:value-type="float">
            <text:p>1442892804.57003</text:p>
          </table:table-cell>
          <table:table-cell office:value-type="float" office:value="8096" calcext:value-type="float">
            <text:p>8096</text:p>
          </table:table-cell>
          <table:table-cell table:formula="of:=[.B38]-[.B$2]" office:value-type="float" office:value="2.96518230438232" calcext:value-type="float">
            <text:p>2.9651823044</text:p>
          </table:table-cell>
          <table:table-cell table:formula="of:=[.C38]/([.D38]-[.D37])" office:value-type="float" office:value="99436.5515864068" calcext:value-type="float">
            <text:p>99436.5515864068</text:p>
          </table:table-cell>
          <table:table-cell/>
          <table:table-cell office:value-type="float" office:value="1442892810.90975" calcext:value-type="float">
            <text:p>1442892810.90975</text:p>
          </table:table-cell>
          <table:table-cell table:formula="of:=[.G38]-[.$B38]" office:value-type="float" office:value="6.33971428871155" calcext:value-type="float">
            <text:p>6.3397142887</text:p>
          </table:table-cell>
          <table:table-cell/>
          <table:table-cell office:value-type="float" office:value="1442892811.0489" calcext:value-type="float">
            <text:p>1442892811.0489</text:p>
          </table:table-cell>
          <table:table-cell table:formula="of:=[.J38]-[.$B38]" office:value-type="float" office:value="6.47886943817139" calcext:value-type="float">
            <text:p>6.478869438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892804.65142" calcext:value-type="float">
            <text:p>1442892804.65142</text:p>
          </table:table-cell>
          <table:table-cell office:value-type="float" office:value="8096" calcext:value-type="float">
            <text:p>8096</text:p>
          </table:table-cell>
          <table:table-cell table:formula="of:=[.B39]-[.B$2]" office:value-type="float" office:value="3.04656457901001" calcext:value-type="float">
            <text:p>3.046564579</text:p>
          </table:table-cell>
          <table:table-cell table:formula="of:=[.C39]/([.D39]-[.D38])" office:value-type="float" office:value="99481.1221121339" calcext:value-type="float">
            <text:p>99481.1221121339</text:p>
          </table:table-cell>
          <table:table-cell/>
          <table:table-cell office:value-type="float" office:value="1442892811.04436" calcext:value-type="float">
            <text:p>1442892811.04436</text:p>
          </table:table-cell>
          <table:table-cell table:formula="of:=[.G39]-[.$B39]" office:value-type="float" office:value="6.39294838905335" calcext:value-type="float">
            <text:p>6.3929483891</text:p>
          </table:table-cell>
          <table:table-cell/>
          <table:table-cell office:value-type="float" office:value="1442892811.08168" calcext:value-type="float">
            <text:p>1442892811.08168</text:p>
          </table:table-cell>
          <table:table-cell table:formula="of:=[.J39]-[.$B39]" office:value-type="float" office:value="6.43026494979858" calcext:value-type="float">
            <text:p>6.430264949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892804.73277" calcext:value-type="float">
            <text:p>1442892804.73277</text:p>
          </table:table-cell>
          <table:table-cell office:value-type="float" office:value="8096" calcext:value-type="float">
            <text:p>8096</text:p>
          </table:table-cell>
          <table:table-cell table:formula="of:=[.B40]-[.B$2]" office:value-type="float" office:value="3.12791442871094" calcext:value-type="float">
            <text:p>3.1279144287</text:p>
          </table:table-cell>
          <table:table-cell table:formula="of:=[.C40]/([.D40]-[.D39])" office:value-type="float" office:value="99520.7739137061" calcext:value-type="float">
            <text:p>99520.7739137061</text:p>
          </table:table-cell>
          <table:table-cell/>
          <table:table-cell office:value-type="float" office:value="1442892811.04439" calcext:value-type="float">
            <text:p>1442892811.04439</text:p>
          </table:table-cell>
          <table:table-cell table:formula="of:=[.G40]-[.$B40]" office:value-type="float" office:value="6.3116192817688" calcext:value-type="float">
            <text:p>6.3116192818</text:p>
          </table:table-cell>
          <table:table-cell/>
          <table:table-cell office:value-type="float" office:value="1442892811.11445" calcext:value-type="float">
            <text:p>1442892811.11445</text:p>
          </table:table-cell>
          <table:table-cell table:formula="of:=[.J40]-[.$B40]" office:value-type="float" office:value="6.3816876411438" calcext:value-type="float">
            <text:p>6.381687641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892804.81415" calcext:value-type="float">
            <text:p>1442892804.81415</text:p>
          </table:table-cell>
          <table:table-cell office:value-type="float" office:value="8096" calcext:value-type="float">
            <text:p>8096</text:p>
          </table:table-cell>
          <table:table-cell table:formula="of:=[.B41]-[.B$2]" office:value-type="float" office:value="3.20930123329163" calcext:value-type="float">
            <text:p>3.2093012333</text:p>
          </table:table-cell>
          <table:table-cell table:formula="of:=[.C41]/([.D41]-[.D40])" office:value-type="float" office:value="99475.5850375409" calcext:value-type="float">
            <text:p>99475.5850375409</text:p>
          </table:table-cell>
          <table:table-cell/>
          <table:table-cell office:value-type="float" office:value="1442892811.04441" calcext:value-type="float">
            <text:p>1442892811.04441</text:p>
          </table:table-cell>
          <table:table-cell table:formula="of:=[.G41]-[.$B41]" office:value-type="float" office:value="6.23025679588318" calcext:value-type="float">
            <text:p>6.2302567959</text:p>
          </table:table-cell>
          <table:table-cell/>
          <table:table-cell office:value-type="float" office:value="1442892811.14726" calcext:value-type="float">
            <text:p>1442892811.14726</text:p>
          </table:table-cell>
          <table:table-cell table:formula="of:=[.J41]-[.$B41]" office:value-type="float" office:value="6.33310580253601" calcext:value-type="float">
            <text:p>6.33310580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892804.89553" calcext:value-type="float">
            <text:p>1442892804.89553</text:p>
          </table:table-cell>
          <table:table-cell office:value-type="float" office:value="8096" calcext:value-type="float">
            <text:p>8096</text:p>
          </table:table-cell>
          <table:table-cell table:formula="of:=[.B42]-[.B$2]" office:value-type="float" office:value="3.2906813621521" calcext:value-type="float">
            <text:p>3.2906813622</text:p>
          </table:table-cell>
          <table:table-cell table:formula="of:=[.C42]/([.D42]-[.D41])" office:value-type="float" office:value="99483.7451520949" calcext:value-type="float">
            <text:p>99483.7451520949</text:p>
          </table:table-cell>
          <table:table-cell/>
          <table:table-cell office:value-type="float" office:value="1442892811.32782" calcext:value-type="float">
            <text:p>1442892811.32782</text:p>
          </table:table-cell>
          <table:table-cell table:formula="of:=[.G42]-[.$B42]" office:value-type="float" office:value="6.43228530883789" calcext:value-type="float">
            <text:p>6.4322853088</text:p>
          </table:table-cell>
          <table:table-cell/>
          <table:table-cell office:value-type="float" office:value="1442892811.32798" calcext:value-type="float">
            <text:p>1442892811.32798</text:p>
          </table:table-cell>
          <table:table-cell table:formula="of:=[.J42]-[.$B42]" office:value-type="float" office:value="6.43244576454163" calcext:value-type="float">
            <text:p>6.432445764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892804.97697" calcext:value-type="float">
            <text:p>1442892804.97697</text:p>
          </table:table-cell>
          <table:table-cell office:value-type="float" office:value="8096" calcext:value-type="float">
            <text:p>8096</text:p>
          </table:table-cell>
          <table:table-cell table:formula="of:=[.B43]-[.B$2]" office:value-type="float" office:value="3.37212347984314" calcext:value-type="float">
            <text:p>3.3721234798</text:p>
          </table:table-cell>
          <table:table-cell table:formula="of:=[.C43]/([.D43]-[.D42])" office:value-type="float" office:value="99408.0241222742" calcext:value-type="float">
            <text:p>99408.0241222742</text:p>
          </table:table-cell>
          <table:table-cell/>
          <table:table-cell office:value-type="float" office:value="1442892811.32789" calcext:value-type="float">
            <text:p>1442892811.32789</text:p>
          </table:table-cell>
          <table:table-cell table:formula="of:=[.G43]-[.$B43]" office:value-type="float" office:value="6.35091376304626" calcext:value-type="float">
            <text:p>6.350913763</text:p>
          </table:table-cell>
          <table:table-cell/>
          <table:table-cell office:value-type="float" office:value="1442892811.36079" calcext:value-type="float">
            <text:p>1442892811.36079</text:p>
          </table:table-cell>
          <table:table-cell table:formula="of:=[.J43]-[.$B43]" office:value-type="float" office:value="6.38381505012512" calcext:value-type="float">
            <text:p>6.383815050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892805.05549" calcext:value-type="float">
            <text:p>1442892805.05549</text:p>
          </table:table-cell>
          <table:table-cell office:value-type="float" office:value="8096" calcext:value-type="float">
            <text:p>8096</text:p>
          </table:table-cell>
          <table:table-cell table:formula="of:=[.B44]-[.B$2]" office:value-type="float" office:value="3.45064353942871" calcext:value-type="float">
            <text:p>3.4506435394</text:p>
          </table:table-cell>
          <table:table-cell table:formula="of:=[.C44]/([.D44]-[.D43])" office:value-type="float" office:value="103107.410294015" calcext:value-type="float">
            <text:p>103107.410294015</text:p>
          </table:table-cell>
          <table:table-cell/>
          <table:table-cell office:value-type="float" office:value="1442892811.32792" calcext:value-type="float">
            <text:p>1442892811.32792</text:p>
          </table:table-cell>
          <table:table-cell table:formula="of:=[.G44]-[.$B44]" office:value-type="float" office:value="6.27242040634155" calcext:value-type="float">
            <text:p>6.2724204063</text:p>
          </table:table-cell>
          <table:table-cell/>
          <table:table-cell office:value-type="float" office:value="1442892811.39358" calcext:value-type="float">
            <text:p>1442892811.39358</text:p>
          </table:table-cell>
          <table:table-cell table:formula="of:=[.J44]-[.$B44]" office:value-type="float" office:value="6.33808755874634" calcext:value-type="float">
            <text:p>6.338087558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892805.13285" calcext:value-type="float">
            <text:p>1442892805.13285</text:p>
          </table:table-cell>
          <table:table-cell office:value-type="float" office:value="8096" calcext:value-type="float">
            <text:p>8096</text:p>
          </table:table-cell>
          <table:table-cell table:formula="of:=[.B45]-[.B$2]" office:value-type="float" office:value="3.52799510955811" calcext:value-type="float">
            <text:p>3.5279951096</text:p>
          </table:table-cell>
          <table:table-cell table:formula="of:=[.C45]/([.D45]-[.D44])" office:value-type="float" office:value="104664.973011626" calcext:value-type="float">
            <text:p>104664.973011626</text:p>
          </table:table-cell>
          <table:table-cell/>
          <table:table-cell office:value-type="float" office:value="1442892811.60617" calcext:value-type="float">
            <text:p>1442892811.60617</text:p>
          </table:table-cell>
          <table:table-cell table:formula="of:=[.G45]-[.$B45]" office:value-type="float" office:value="6.4733190536499" calcext:value-type="float">
            <text:p>6.4733190536</text:p>
          </table:table-cell>
          <table:table-cell/>
          <table:table-cell office:value-type="float" office:value="1442892811.60641" calcext:value-type="float">
            <text:p>1442892811.60641</text:p>
          </table:table-cell>
          <table:table-cell table:formula="of:=[.J45]-[.$B45]" office:value-type="float" office:value="6.47356653213501" calcext:value-type="float">
            <text:p>6.473566532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892805.21014" calcext:value-type="float">
            <text:p>1442892805.21014</text:p>
          </table:table-cell>
          <table:table-cell office:value-type="float" office:value="8096" calcext:value-type="float">
            <text:p>8096</text:p>
          </table:table-cell>
          <table:table-cell table:formula="of:=[.B46]-[.B$2]" office:value-type="float" office:value="3.60528564453125" calcext:value-type="float">
            <text:p>3.6052856445</text:p>
          </table:table-cell>
          <table:table-cell table:formula="of:=[.C46]/([.D46]-[.D45])" office:value-type="float" office:value="104747.625343945" calcext:value-type="float">
            <text:p>104747.625343945</text:p>
          </table:table-cell>
          <table:table-cell/>
          <table:table-cell office:value-type="float" office:value="1442892811.60622" calcext:value-type="float">
            <text:p>1442892811.60622</text:p>
          </table:table-cell>
          <table:table-cell table:formula="of:=[.G46]-[.$B46]" office:value-type="float" office:value="6.39608430862427" calcext:value-type="float">
            <text:p>6.3960843086</text:p>
          </table:table-cell>
          <table:table-cell/>
          <table:table-cell office:value-type="float" office:value="1442892811.63919" calcext:value-type="float">
            <text:p>1442892811.63919</text:p>
          </table:table-cell>
          <table:table-cell table:formula="of:=[.J46]-[.$B46]" office:value-type="float" office:value="6.42904901504517" calcext:value-type="float">
            <text:p>6.42904901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892805.28739" calcext:value-type="float">
            <text:p>1442892805.28739</text:p>
          </table:table-cell>
          <table:table-cell office:value-type="float" office:value="8096" calcext:value-type="float">
            <text:p>8096</text:p>
          </table:table-cell>
          <table:table-cell table:formula="of:=[.B47]-[.B$2]" office:value-type="float" office:value="3.68253374099731" calcext:value-type="float">
            <text:p>3.682533741</text:p>
          </table:table-cell>
          <table:table-cell table:formula="of:=[.C47]/([.D47]-[.D46])" office:value-type="float" office:value="104805.171523633" calcext:value-type="float">
            <text:p>104805.171523633</text:p>
          </table:table-cell>
          <table:table-cell/>
          <table:table-cell office:value-type="float" office:value="1442892811.8847" calcext:value-type="float">
            <text:p>1442892811.8847</text:p>
          </table:table-cell>
          <table:table-cell table:formula="of:=[.G47]-[.$B47]" office:value-type="float" office:value="6.5973162651062" calcext:value-type="float">
            <text:p>6.5973162651</text:p>
          </table:table-cell>
          <table:table-cell/>
          <table:table-cell office:value-type="float" office:value="1442892811.88483" calcext:value-type="float">
            <text:p>1442892811.88483</text:p>
          </table:table-cell>
          <table:table-cell table:formula="of:=[.J47]-[.$B47]" office:value-type="float" office:value="6.59744715690613" calcext:value-type="float">
            <text:p>6.597447156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892805.36466" calcext:value-type="float">
            <text:p>1442892805.36466</text:p>
          </table:table-cell>
          <table:table-cell office:value-type="float" office:value="8096" calcext:value-type="float">
            <text:p>8096</text:p>
          </table:table-cell>
          <table:table-cell table:formula="of:=[.B48]-[.B$2]" office:value-type="float" office:value="3.75980854034424" calcext:value-type="float">
            <text:p>3.7598085403</text:p>
          </table:table-cell>
          <table:table-cell table:formula="of:=[.C48]/([.D48]-[.D47])" office:value-type="float" office:value="104768.955318191" calcext:value-type="float">
            <text:p>104768.955318191</text:p>
          </table:table-cell>
          <table:table-cell/>
          <table:table-cell office:value-type="float" office:value="1442892811.88478" calcext:value-type="float">
            <text:p>1442892811.88478</text:p>
          </table:table-cell>
          <table:table-cell table:formula="of:=[.G48]-[.$B48]" office:value-type="float" office:value="6.52011728286743" calcext:value-type="float">
            <text:p>6.5201172829</text:p>
          </table:table-cell>
          <table:table-cell/>
          <table:table-cell office:value-type="float" office:value="1442892811.91762" calcext:value-type="float">
            <text:p>1442892811.91762</text:p>
          </table:table-cell>
          <table:table-cell table:formula="of:=[.J48]-[.$B48]" office:value-type="float" office:value="6.55296421051025" calcext:value-type="float">
            <text:p>6.552964210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892805.44196" calcext:value-type="float">
            <text:p>1442892805.44196</text:p>
          </table:table-cell>
          <table:table-cell office:value-type="float" office:value="8096" calcext:value-type="float">
            <text:p>8096</text:p>
          </table:table-cell>
          <table:table-cell table:formula="of:=[.B49]-[.B$2]" office:value-type="float" office:value="3.83710622787476" calcext:value-type="float">
            <text:p>3.8371062279</text:p>
          </table:table-cell>
          <table:table-cell table:formula="of:=[.C49]/([.D49]-[.D48])" office:value-type="float" office:value="104737.932771969" calcext:value-type="float">
            <text:p>104737.932771969</text:p>
          </table:table-cell>
          <table:table-cell/>
          <table:table-cell office:value-type="float" office:value="1442892811.8848" calcext:value-type="float">
            <text:p>1442892811.8848</text:p>
          </table:table-cell>
          <table:table-cell table:formula="of:=[.G49]-[.$B49]" office:value-type="float" office:value="6.44284439086914" calcext:value-type="float">
            <text:p>6.4428443909</text:p>
          </table:table-cell>
          <table:table-cell/>
          <table:table-cell office:value-type="float" office:value="1442892811.95048" calcext:value-type="float">
            <text:p>1442892811.95048</text:p>
          </table:table-cell>
          <table:table-cell table:formula="of:=[.J49]-[.$B49]" office:value-type="float" office:value="6.50852560997009" calcext:value-type="float">
            <text:p>6.5085256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892805.51926" calcext:value-type="float">
            <text:p>1442892805.51926</text:p>
          </table:table-cell>
          <table:table-cell office:value-type="float" office:value="8096" calcext:value-type="float">
            <text:p>8096</text:p>
          </table:table-cell>
          <table:table-cell table:formula="of:=[.B50]-[.B$2]" office:value-type="float" office:value="3.91440796852112" calcext:value-type="float">
            <text:p>3.9144079685</text:p>
          </table:table-cell>
          <table:table-cell table:formula="of:=[.C50]/([.D50]-[.D49])" office:value-type="float" office:value="104732.441110703" calcext:value-type="float">
            <text:p>104732.441110703</text:p>
          </table:table-cell>
          <table:table-cell/>
          <table:table-cell office:value-type="float" office:value="1442892812.16295" calcext:value-type="float">
            <text:p>1442892812.16295</text:p>
          </table:table-cell>
          <table:table-cell table:formula="of:=[.G50]-[.$B50]" office:value-type="float" office:value="6.64369249343872" calcext:value-type="float">
            <text:p>6.6436924934</text:p>
          </table:table-cell>
          <table:table-cell/>
          <table:table-cell office:value-type="float" office:value="1442892812.16298" calcext:value-type="float">
            <text:p>1442892812.16298</text:p>
          </table:table-cell>
          <table:table-cell table:formula="of:=[.J50]-[.$B50]" office:value-type="float" office:value="6.64372181892395" calcext:value-type="float">
            <text:p>6.643721818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892805.59662" calcext:value-type="float">
            <text:p>1442892805.59662</text:p>
          </table:table-cell>
          <table:table-cell office:value-type="float" office:value="8096" calcext:value-type="float">
            <text:p>8096</text:p>
          </table:table-cell>
          <table:table-cell table:formula="of:=[.B51]-[.B$2]" office:value-type="float" office:value="3.99176907539368" calcext:value-type="float">
            <text:p>3.9917690754</text:p>
          </table:table-cell>
          <table:table-cell table:formula="of:=[.C51]/([.D51]-[.D50])" office:value-type="float" office:value="104652.070365759" calcext:value-type="float">
            <text:p>104652.070365759</text:p>
          </table:table-cell>
          <table:table-cell/>
          <table:table-cell office:value-type="float" office:value="1442892812.16301" calcext:value-type="float">
            <text:p>1442892812.16301</text:p>
          </table:table-cell>
          <table:table-cell table:formula="of:=[.G51]-[.$B51]" office:value-type="float" office:value="6.56638932228088" calcext:value-type="float">
            <text:p>6.5663893223</text:p>
          </table:table-cell>
          <table:table-cell/>
          <table:table-cell office:value-type="float" office:value="1442892812.19246" calcext:value-type="float">
            <text:p>1442892812.19246</text:p>
          </table:table-cell>
          <table:table-cell table:formula="of:=[.J51]-[.$B51]" office:value-type="float" office:value="6.59584379196167" calcext:value-type="float">
            <text:p>6.59584379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892805.67393" calcext:value-type="float">
            <text:p>1442892805.67393</text:p>
          </table:table-cell>
          <table:table-cell office:value-type="float" office:value="8096" calcext:value-type="float">
            <text:p>8096</text:p>
          </table:table-cell>
          <table:table-cell table:formula="of:=[.B52]-[.B$2]" office:value-type="float" office:value="4.06907653808594" calcext:value-type="float">
            <text:p>4.0690765381</text:p>
          </table:table-cell>
          <table:table-cell table:formula="of:=[.C52]/([.D52]-[.D51])" office:value-type="float" office:value="104724.689157474" calcext:value-type="float">
            <text:p>104724.689157474</text:p>
          </table:table-cell>
          <table:table-cell/>
          <table:table-cell office:value-type="float" office:value="1442892812.16302" calcext:value-type="float">
            <text:p>1442892812.16302</text:p>
          </table:table-cell>
          <table:table-cell table:formula="of:=[.G52]-[.$B52]" office:value-type="float" office:value="6.48909640312195" calcext:value-type="float">
            <text:p>6.4890964031</text:p>
          </table:table-cell>
          <table:table-cell/>
          <table:table-cell office:value-type="float" office:value="1442892812.22195" calcext:value-type="float">
            <text:p>1442892812.22195</text:p>
          </table:table-cell>
          <table:table-cell table:formula="of:=[.J52]-[.$B52]" office:value-type="float" office:value="6.54802298545837" calcext:value-type="float">
            <text:p>6.548022985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892805.75123" calcext:value-type="float">
            <text:p>1442892805.75123</text:p>
          </table:table-cell>
          <table:table-cell office:value-type="float" office:value="8096" calcext:value-type="float">
            <text:p>8096</text:p>
          </table:table-cell>
          <table:table-cell table:formula="of:=[.B53]-[.B$2]" office:value-type="float" office:value="4.14637970924377" calcext:value-type="float">
            <text:p>4.1463797092</text:p>
          </table:table-cell>
          <table:table-cell table:formula="of:=[.C53]/([.D53]-[.D52])" office:value-type="float" office:value="104730.503014807" calcext:value-type="float">
            <text:p>104730.503014807</text:p>
          </table:table-cell>
          <table:table-cell/>
          <table:table-cell office:value-type="float" office:value="1442892812.42086" calcext:value-type="float">
            <text:p>1442892812.42086</text:p>
          </table:table-cell>
          <table:table-cell table:formula="of:=[.G53]-[.$B53]" office:value-type="float" office:value="6.66962885856628" calcext:value-type="float">
            <text:p>6.6696288586</text:p>
          </table:table-cell>
          <table:table-cell/>
          <table:table-cell office:value-type="float" office:value="1442892812.42093" calcext:value-type="float">
            <text:p>1442892812.42093</text:p>
          </table:table-cell>
          <table:table-cell table:formula="of:=[.J53]-[.$B53]" office:value-type="float" office:value="6.66969418525696" calcext:value-type="float">
            <text:p>6.669694185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892805.82852" calcext:value-type="float">
            <text:p>1442892805.82852</text:p>
          </table:table-cell>
          <table:table-cell office:value-type="float" office:value="8096" calcext:value-type="float">
            <text:p>8096</text:p>
          </table:table-cell>
          <table:table-cell table:formula="of:=[.B54]-[.B$2]" office:value-type="float" office:value="4.22367167472839" calcext:value-type="float">
            <text:p>4.2236716747</text:p>
          </table:table-cell>
          <table:table-cell table:formula="of:=[.C54]/([.D54]-[.D53])" office:value-type="float" office:value="104745.686686038" calcext:value-type="float">
            <text:p>104745.686686038</text:p>
          </table:table-cell>
          <table:table-cell/>
          <table:table-cell office:value-type="float" office:value="1442892812.42098" calcext:value-type="float">
            <text:p>1442892812.42098</text:p>
          </table:table-cell>
          <table:table-cell table:formula="of:=[.G54]-[.$B54]" office:value-type="float" office:value="6.59246063232422" calcext:value-type="float">
            <text:p>6.5924606323</text:p>
          </table:table-cell>
          <table:table-cell/>
          <table:table-cell office:value-type="float" office:value="1442892812.45041" calcext:value-type="float">
            <text:p>1442892812.45041</text:p>
          </table:table-cell>
          <table:table-cell table:formula="of:=[.J54]-[.$B54]" office:value-type="float" office:value="6.62188243865967" calcext:value-type="float">
            <text:p>6.621882438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892805.90591" calcext:value-type="float">
            <text:p>1442892805.90591</text:p>
          </table:table-cell>
          <table:table-cell office:value-type="float" office:value="8096" calcext:value-type="float">
            <text:p>8096</text:p>
          </table:table-cell>
          <table:table-cell table:formula="of:=[.B55]-[.B$2]" office:value-type="float" office:value="4.3010630607605" calcext:value-type="float">
            <text:p>4.3010630608</text:p>
          </table:table-cell>
          <table:table-cell table:formula="of:=[.C55]/([.D55]-[.D54])" office:value-type="float" office:value="104611.125541046" calcext:value-type="float">
            <text:p>104611.125541046</text:p>
          </table:table-cell>
          <table:table-cell/>
          <table:table-cell office:value-type="float" office:value="1442892812.42101" calcext:value-type="float">
            <text:p>1442892812.42101</text:p>
          </table:table-cell>
          <table:table-cell table:formula="of:=[.G55]-[.$B55]" office:value-type="float" office:value="6.5150945186615" calcext:value-type="float">
            <text:p>6.5150945187</text:p>
          </table:table-cell>
          <table:table-cell/>
          <table:table-cell office:value-type="float" office:value="1442892812.47986" calcext:value-type="float">
            <text:p>1442892812.47986</text:p>
          </table:table-cell>
          <table:table-cell table:formula="of:=[.J55]-[.$B55]" office:value-type="float" office:value="6.57394933700562" calcext:value-type="float">
            <text:p>6.57394933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892805.98322" calcext:value-type="float">
            <text:p>1442892805.98322</text:p>
          </table:table-cell>
          <table:table-cell office:value-type="float" office:value="8096" calcext:value-type="float">
            <text:p>8096</text:p>
          </table:table-cell>
          <table:table-cell table:formula="of:=[.B56]-[.B$2]" office:value-type="float" office:value="4.37836766242981" calcext:value-type="float">
            <text:p>4.3783676624</text:p>
          </table:table-cell>
          <table:table-cell table:formula="of:=[.C56]/([.D56]-[.D55])" office:value-type="float" office:value="104728.56499064" calcext:value-type="float">
            <text:p>104728.56499064</text:p>
          </table:table-cell>
          <table:table-cell/>
          <table:table-cell office:value-type="float" office:value="1442892812.67855" calcext:value-type="float">
            <text:p>1442892812.67855</text:p>
          </table:table-cell>
          <table:table-cell table:formula="of:=[.G56]-[.$B56]" office:value-type="float" office:value="6.6953330039978" calcext:value-type="float">
            <text:p>6.695333004</text:p>
          </table:table-cell>
          <table:table-cell/>
          <table:table-cell office:value-type="float" office:value="1442892812.6786" calcext:value-type="float">
            <text:p>1442892812.6786</text:p>
          </table:table-cell>
          <table:table-cell table:formula="of:=[.J56]-[.$B56]" office:value-type="float" office:value="6.6953775882721" calcext:value-type="float">
            <text:p>6.695377588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892806.05881" calcext:value-type="float">
            <text:p>1442892806.05881</text:p>
          </table:table-cell>
          <table:table-cell office:value-type="float" office:value="8096" calcext:value-type="float">
            <text:p>8096</text:p>
          </table:table-cell>
          <table:table-cell table:formula="of:=[.B57]-[.B$2]" office:value-type="float" office:value="4.45396256446838" calcext:value-type="float">
            <text:p>4.4539625645</text:p>
          </table:table-cell>
          <table:table-cell table:formula="of:=[.C57]/([.D57]-[.D56])" office:value-type="float" office:value="107097.169011064" calcext:value-type="float">
            <text:p>107097.169011064</text:p>
          </table:table-cell>
          <table:table-cell/>
          <table:table-cell office:value-type="float" office:value="1442892812.67864" calcext:value-type="float">
            <text:p>1442892812.67864</text:p>
          </table:table-cell>
          <table:table-cell table:formula="of:=[.G57]-[.$B57]" office:value-type="float" office:value="6.61982893943787" calcext:value-type="float">
            <text:p>6.6198289394</text:p>
          </table:table-cell>
          <table:table-cell/>
          <table:table-cell office:value-type="float" office:value="1442892812.70809" calcext:value-type="float">
            <text:p>1442892812.70809</text:p>
          </table:table-cell>
          <table:table-cell table:formula="of:=[.J57]-[.$B57]" office:value-type="float" office:value="6.64928030967712" calcext:value-type="float">
            <text:p>6.649280309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892806.13324" calcext:value-type="float">
            <text:p>1442892806.13324</text:p>
          </table:table-cell>
          <table:table-cell office:value-type="float" office:value="8096" calcext:value-type="float">
            <text:p>8096</text:p>
          </table:table-cell>
          <table:table-cell table:formula="of:=[.B58]-[.B$2]" office:value-type="float" office:value="4.52839303016663" calcext:value-type="float">
            <text:p>4.5283930302</text:p>
          </table:table-cell>
          <table:table-cell table:formula="of:=[.C58]/([.D58]-[.D57])" office:value-type="float" office:value="108772.663506137" calcext:value-type="float">
            <text:p>108772.663506137</text:p>
          </table:table-cell>
          <table:table-cell/>
          <table:table-cell office:value-type="float" office:value="1442892812.67867" calcext:value-type="float">
            <text:p>1442892812.67867</text:p>
          </table:table-cell>
          <table:table-cell table:formula="of:=[.G58]-[.$B58]" office:value-type="float" office:value="6.54542279243469" calcext:value-type="float">
            <text:p>6.5454227924</text:p>
          </table:table-cell>
          <table:table-cell/>
          <table:table-cell office:value-type="float" office:value="1442892812.73758" calcext:value-type="float">
            <text:p>1442892812.73758</text:p>
          </table:table-cell>
          <table:table-cell table:formula="of:=[.J58]-[.$B58]" office:value-type="float" office:value="6.60433959960938" calcext:value-type="float">
            <text:p>6.604339599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892806.20762" calcext:value-type="float">
            <text:p>1442892806.20762</text:p>
          </table:table-cell>
          <table:table-cell office:value-type="float" office:value="8096" calcext:value-type="float">
            <text:p>8096</text:p>
          </table:table-cell>
          <table:table-cell table:formula="of:=[.B59]-[.B$2]" office:value-type="float" office:value="4.60276675224304" calcext:value-type="float">
            <text:p>4.6027667522</text:p>
          </table:table-cell>
          <table:table-cell table:formula="of:=[.C59]/([.D59]-[.D58])" office:value-type="float" office:value="108855.651888468" calcext:value-type="float">
            <text:p>108855.651888468</text:p>
          </table:table-cell>
          <table:table-cell/>
          <table:table-cell office:value-type="float" office:value="1442892812.93632" calcext:value-type="float">
            <text:p>1442892812.93632</text:p>
          </table:table-cell>
          <table:table-cell table:formula="of:=[.G59]-[.$B59]" office:value-type="float" office:value="6.72870683670044" calcext:value-type="float">
            <text:p>6.7287068367</text:p>
          </table:table-cell>
          <table:table-cell/>
          <table:table-cell office:value-type="float" office:value="1442892812.93639" calcext:value-type="float">
            <text:p>1442892812.93639</text:p>
          </table:table-cell>
          <table:table-cell table:formula="of:=[.J59]-[.$B59]" office:value-type="float" office:value="6.72877526283264" calcext:value-type="float">
            <text:p>6.728775262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892806.28198" calcext:value-type="float">
            <text:p>1442892806.28198</text:p>
          </table:table-cell>
          <table:table-cell office:value-type="float" office:value="8096" calcext:value-type="float">
            <text:p>8096</text:p>
          </table:table-cell>
          <table:table-cell table:formula="of:=[.B60]-[.B$2]" office:value-type="float" office:value="4.67713141441345" calcext:value-type="float">
            <text:p>4.6771314144</text:p>
          </table:table-cell>
          <table:table-cell table:formula="of:=[.C60]/([.D60]-[.D59])" office:value-type="float" office:value="108868.913859215" calcext:value-type="float">
            <text:p>108868.913859215</text:p>
          </table:table-cell>
          <table:table-cell/>
          <table:table-cell office:value-type="float" office:value="1442892812.93648" calcext:value-type="float">
            <text:p>1442892812.93648</text:p>
          </table:table-cell>
          <table:table-cell table:formula="of:=[.G60]-[.$B60]" office:value-type="float" office:value="6.65449261665344" calcext:value-type="float">
            <text:p>6.6544926167</text:p>
          </table:table-cell>
          <table:table-cell/>
          <table:table-cell office:value-type="float" office:value="1442892812.96589" calcext:value-type="float">
            <text:p>1442892812.96589</text:p>
          </table:table-cell>
          <table:table-cell table:formula="of:=[.J60]-[.$B60]" office:value-type="float" office:value="6.6839029788971" calcext:value-type="float">
            <text:p>6.683902978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892806.35634" calcext:value-type="float">
            <text:p>1442892806.35634</text:p>
          </table:table-cell>
          <table:table-cell office:value-type="float" office:value="8096" calcext:value-type="float">
            <text:p>8096</text:p>
          </table:table-cell>
          <table:table-cell table:formula="of:=[.B61]-[.B$2]" office:value-type="float" office:value="4.75149011611939" calcext:value-type="float">
            <text:p>4.7514901161</text:p>
          </table:table-cell>
          <table:table-cell table:formula="of:=[.C61]/([.D61]-[.D60])" office:value-type="float" office:value="108877.640602405" calcext:value-type="float">
            <text:p>108877.640602405</text:p>
          </table:table-cell>
          <table:table-cell/>
          <table:table-cell office:value-type="float" office:value="1442892812.93655" calcext:value-type="float">
            <text:p>1442892812.93655</text:p>
          </table:table-cell>
          <table:table-cell table:formula="of:=[.G61]-[.$B61]" office:value-type="float" office:value="6.58020663261414" calcext:value-type="float">
            <text:p>6.5802066326</text:p>
          </table:table-cell>
          <table:table-cell/>
          <table:table-cell office:value-type="float" office:value="1442892812.99545" calcext:value-type="float">
            <text:p>1442892812.99545</text:p>
          </table:table-cell>
          <table:table-cell table:formula="of:=[.J61]-[.$B61]" office:value-type="float" office:value="6.63910698890686" calcext:value-type="float">
            <text:p>6.639106988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892806.43071" calcext:value-type="float">
            <text:p>1442892806.43071</text:p>
          </table:table-cell>
          <table:table-cell office:value-type="float" office:value="8096" calcext:value-type="float">
            <text:p>8096</text:p>
          </table:table-cell>
          <table:table-cell table:formula="of:=[.B62]-[.B$2]" office:value-type="float" office:value="4.82585501670837" calcext:value-type="float">
            <text:p>4.8258550167</text:p>
          </table:table-cell>
          <table:table-cell table:formula="of:=[.C62]/([.D62]-[.D61])" office:value-type="float" office:value="108868.564818585" calcext:value-type="float">
            <text:p>108868.564818585</text:p>
          </table:table-cell>
          <table:table-cell/>
          <table:table-cell office:value-type="float" office:value="1442892813.19393" calcext:value-type="float">
            <text:p>1442892813.19393</text:p>
          </table:table-cell>
          <table:table-cell table:formula="of:=[.G62]-[.$B62]" office:value-type="float" office:value="6.76322770118713" calcext:value-type="float">
            <text:p>6.7632277012</text:p>
          </table:table-cell>
          <table:table-cell/>
          <table:table-cell office:value-type="float" office:value="1442892813.19398" calcext:value-type="float">
            <text:p>1442892813.19398</text:p>
          </table:table-cell>
          <table:table-cell table:formula="of:=[.J62]-[.$B62]" office:value-type="float" office:value="6.76327276229858" calcext:value-type="float">
            <text:p>6.7632727623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892806.50506" calcext:value-type="float">
            <text:p>1442892806.50506</text:p>
          </table:table-cell>
          <table:table-cell office:value-type="float" office:value="8096" calcext:value-type="float">
            <text:p>8096</text:p>
          </table:table-cell>
          <table:table-cell table:formula="of:=[.B63]-[.B$2]" office:value-type="float" office:value="4.9002058506012" calcext:value-type="float">
            <text:p>4.9002058506</text:p>
          </table:table-cell>
          <table:table-cell table:formula="of:=[.C63]/([.D63]-[.D62])" office:value-type="float" office:value="108889.162045855" calcext:value-type="float">
            <text:p>108889.162045855</text:p>
          </table:table-cell>
          <table:table-cell/>
          <table:table-cell office:value-type="float" office:value="1442892813.31495" calcext:value-type="float">
            <text:p>1442892813.31495</text:p>
          </table:table-cell>
          <table:table-cell table:formula="of:=[.G63]-[.$B63]" office:value-type="float" office:value="6.80988907814026" calcext:value-type="float">
            <text:p>6.8098890781</text:p>
          </table:table-cell>
          <table:table-cell/>
          <table:table-cell office:value-type="float" office:value="1442892813.31501" calcext:value-type="float">
            <text:p>1442892813.31501</text:p>
          </table:table-cell>
          <table:table-cell table:formula="of:=[.J63]-[.$B63]" office:value-type="float" office:value="6.80995011329651" calcext:value-type="float">
            <text:p>6.809950113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892806.57945" calcext:value-type="float">
            <text:p>1442892806.57945</text:p>
          </table:table-cell>
          <table:table-cell office:value-type="float" office:value="8096" calcext:value-type="float">
            <text:p>8096</text:p>
          </table:table-cell>
          <table:table-cell table:formula="of:=[.B64]-[.B$2]" office:value-type="float" office:value="4.97459721565247" calcext:value-type="float">
            <text:p>4.9745972157</text:p>
          </table:table-cell>
          <table:table-cell table:formula="of:=[.C64]/([.D64]-[.D63])" office:value-type="float" office:value="108829.835215691" calcext:value-type="float">
            <text:p>108829.835215691</text:p>
          </table:table-cell>
          <table:table-cell/>
          <table:table-cell office:value-type="float" office:value="1442892813.31506" calcext:value-type="float">
            <text:p>1442892813.31506</text:p>
          </table:table-cell>
          <table:table-cell table:formula="of:=[.G64]-[.$B64]" office:value-type="float" office:value="6.73561215400696" calcext:value-type="float">
            <text:p>6.735612154</text:p>
          </table:table-cell>
          <table:table-cell/>
          <table:table-cell office:value-type="float" office:value="1442892813.34195" calcext:value-type="float">
            <text:p>1442892813.34195</text:p>
          </table:table-cell>
          <table:table-cell table:formula="of:=[.J64]-[.$B64]" office:value-type="float" office:value="6.76250004768372" calcext:value-type="float">
            <text:p>6.762500047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892806.65377" calcext:value-type="float">
            <text:p>1442892806.65377</text:p>
          </table:table-cell>
          <table:table-cell office:value-type="float" office:value="8096" calcext:value-type="float">
            <text:p>8096</text:p>
          </table:table-cell>
          <table:table-cell table:formula="of:=[.B65]-[.B$2]" office:value-type="float" office:value="5.04892206192017" calcext:value-type="float">
            <text:p>5.0489220619</text:p>
          </table:table-cell>
          <table:table-cell table:formula="of:=[.C65]/([.D65]-[.D64])" office:value-type="float" office:value="108927.235057307" calcext:value-type="float">
            <text:p>108927.235057307</text:p>
          </table:table-cell>
          <table:table-cell/>
          <table:table-cell office:value-type="float" office:value="1442892813.31509" calcext:value-type="float">
            <text:p>1442892813.31509</text:p>
          </table:table-cell>
          <table:table-cell table:formula="of:=[.G65]-[.$B65]" office:value-type="float" office:value="6.66131448745728" calcext:value-type="float">
            <text:p>6.6613144875</text:p>
          </table:table-cell>
          <table:table-cell/>
          <table:table-cell office:value-type="float" office:value="1442892813.36888" calcext:value-type="float">
            <text:p>1442892813.36888</text:p>
          </table:table-cell>
          <table:table-cell table:formula="of:=[.J65]-[.$B65]" office:value-type="float" office:value="6.71510696411133" calcext:value-type="float">
            <text:p>6.715106964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892806.72817" calcext:value-type="float">
            <text:p>1442892806.72817</text:p>
          </table:table-cell>
          <table:table-cell office:value-type="float" office:value="8096" calcext:value-type="float">
            <text:p>8096</text:p>
          </table:table-cell>
          <table:table-cell table:formula="of:=[.B66]-[.B$2]" office:value-type="float" office:value="5.12331628799439" calcext:value-type="float">
            <text:p>5.123316288</text:p>
          </table:table-cell>
          <table:table-cell table:formula="of:=[.C66]/([.D66]-[.D65])" office:value-type="float" office:value="108825.649882063" calcext:value-type="float">
            <text:p>108825.649882063</text:p>
          </table:table-cell>
          <table:table-cell/>
          <table:table-cell office:value-type="float" office:value="1442892813.55722" calcext:value-type="float">
            <text:p>1442892813.55722</text:p>
          </table:table-cell>
          <table:table-cell table:formula="of:=[.G66]-[.$B66]" office:value-type="float" office:value="6.82905459403992" calcext:value-type="float">
            <text:p>6.829054594</text:p>
          </table:table-cell>
          <table:table-cell/>
          <table:table-cell office:value-type="float" office:value="1442892813.55727" calcext:value-type="float">
            <text:p>1442892813.55727</text:p>
          </table:table-cell>
          <table:table-cell table:formula="of:=[.J66]-[.$B66]" office:value-type="float" office:value="6.82909750938416" calcext:value-type="float">
            <text:p>6.829097509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892806.80268" calcext:value-type="float">
            <text:p>1442892806.80268</text:p>
          </table:table-cell>
          <table:table-cell office:value-type="float" office:value="8096" calcext:value-type="float">
            <text:p>8096</text:p>
          </table:table-cell>
          <table:table-cell table:formula="of:=[.B67]-[.B$2]" office:value-type="float" office:value="5.19782400131226" calcext:value-type="float">
            <text:p>5.1978240013</text:p>
          </table:table-cell>
          <table:table-cell table:formula="of:=[.C67]/([.D67]-[.D66])" office:value-type="float" office:value="108659.890895593" calcext:value-type="float">
            <text:p>108659.890895593</text:p>
          </table:table-cell>
          <table:table-cell/>
          <table:table-cell office:value-type="float" office:value="1442892813.55737" calcext:value-type="float">
            <text:p>1442892813.55737</text:p>
          </table:table-cell>
          <table:table-cell table:formula="of:=[.G67]-[.$B67]" office:value-type="float" office:value="6.75469255447388" calcext:value-type="float">
            <text:p>6.7546925545</text:p>
          </table:table-cell>
          <table:table-cell/>
          <table:table-cell office:value-type="float" office:value="1442892813.58419" calcext:value-type="float">
            <text:p>1442892813.58419</text:p>
          </table:table-cell>
          <table:table-cell table:formula="of:=[.J67]-[.$B67]" office:value-type="float" office:value="6.78151512145996" calcext:value-type="float">
            <text:p>6.781515121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892806.87706" calcext:value-type="float">
            <text:p>1442892806.87706</text:p>
          </table:table-cell>
          <table:table-cell office:value-type="float" office:value="8096" calcext:value-type="float">
            <text:p>8096</text:p>
          </table:table-cell>
          <table:table-cell table:formula="of:=[.B68]-[.B$2]" office:value-type="float" office:value="5.27221155166626" calcext:value-type="float">
            <text:p>5.2722115517</text:p>
          </table:table-cell>
          <table:table-cell table:formula="of:=[.C68]/([.D68]-[.D67])" office:value-type="float" office:value="108835.416161331" calcext:value-type="float">
            <text:p>108835.416161331</text:p>
          </table:table-cell>
          <table:table-cell/>
          <table:table-cell office:value-type="float" office:value="1442892813.55739" calcext:value-type="float">
            <text:p>1442892813.55739</text:p>
          </table:table-cell>
          <table:table-cell table:formula="of:=[.G68]-[.$B68]" office:value-type="float" office:value="6.68032574653626" calcext:value-type="float">
            <text:p>6.6803257465</text:p>
          </table:table-cell>
          <table:table-cell/>
          <table:table-cell office:value-type="float" office:value="1442892813.61115" calcext:value-type="float">
            <text:p>1442892813.61115</text:p>
          </table:table-cell>
          <table:table-cell table:formula="of:=[.J68]-[.$B68]" office:value-type="float" office:value="6.73408579826355" calcext:value-type="float">
            <text:p>6.734085798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892806.9515" calcext:value-type="float">
            <text:p>1442892806.9515</text:p>
          </table:table-cell>
          <table:table-cell office:value-type="float" office:value="8096" calcext:value-type="float">
            <text:p>8096</text:p>
          </table:table-cell>
          <table:table-cell table:formula="of:=[.B69]-[.B$2]" office:value-type="float" office:value="5.34664368629456" calcext:value-type="float">
            <text:p>5.3466436863</text:p>
          </table:table-cell>
          <table:table-cell table:formula="of:=[.C69]/([.D69]-[.D68])" office:value-type="float" office:value="108770.224586872" calcext:value-type="float">
            <text:p>108770.224586872</text:p>
          </table:table-cell>
          <table:table-cell/>
          <table:table-cell office:value-type="float" office:value="1442892813.79952" calcext:value-type="float">
            <text:p>1442892813.79952</text:p>
          </table:table-cell>
          <table:table-cell table:formula="of:=[.G69]-[.$B69]" office:value-type="float" office:value="6.8480281829834" calcext:value-type="float">
            <text:p>6.848028183</text:p>
          </table:table-cell>
          <table:table-cell/>
          <table:table-cell office:value-type="float" office:value="1442892813.79958" calcext:value-type="float">
            <text:p>1442892813.79958</text:p>
          </table:table-cell>
          <table:table-cell table:formula="of:=[.J69]-[.$B69]" office:value-type="float" office:value="6.84808874130249" calcext:value-type="float">
            <text:p>6.848088741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892820.035" calcext:value-type="float">
            <text:p>1442892820.035</text:p>
          </table:table-cell>
          <table:table-cell office:value-type="float" office:value="8096" calcext:value-type="float">
            <text:p>8096</text:p>
          </table:table-cell>
          <table:table-cell table:formula="of:=[.B70]-[.B$2]" office:value-type="float" office:value="18.4301438331604" calcext:value-type="float">
            <text:p>18.4301438332</text:p>
          </table:table-cell>
          <table:table-cell table:formula="of:=[.C70]/([.D70]-[.D69])" office:value-type="float" office:value="618.794658089976" calcext:value-type="float">
            <text:p>618.79465809</text:p>
          </table:table-cell>
          <table:table-cell/>
          <table:table-cell office:value-type="float" office:value="1442892820.23518" calcext:value-type="float">
            <text:p>1442892820.23518</text:p>
          </table:table-cell>
          <table:table-cell table:formula="of:=[.G70]-[.$B70]" office:value-type="float" office:value="0.200187683105469" calcext:value-type="float">
            <text:p>0.2001876831</text:p>
          </table:table-cell>
          <table:table-cell/>
          <table:table-cell office:value-type="float" office:value="1442892820.23522" calcext:value-type="float">
            <text:p>1442892820.23522</text:p>
          </table:table-cell>
          <table:table-cell table:formula="of:=[.J70]-[.$B70]" office:value-type="float" office:value="0.2002272605896" calcext:value-type="float">
            <text:p>0.200227260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892820.13741" calcext:value-type="float">
            <text:p>1442892820.13741</text:p>
          </table:table-cell>
          <table:table-cell office:value-type="float" office:value="8096" calcext:value-type="float">
            <text:p>8096</text:p>
          </table:table-cell>
          <table:table-cell table:formula="of:=[.B71]-[.B$2]" office:value-type="float" office:value="18.5325608253479" calcext:value-type="float">
            <text:p>18.5325608253</text:p>
          </table:table-cell>
          <table:table-cell table:formula="of:=[.C71]/([.D71]-[.D70])" office:value-type="float" office:value="79049.3825983313" calcext:value-type="float">
            <text:p>79049.3825983313</text:p>
          </table:table-cell>
          <table:table-cell/>
          <table:table-cell office:value-type="float" office:value="1442892820.43633" calcext:value-type="float">
            <text:p>1442892820.43633</text:p>
          </table:table-cell>
          <table:table-cell table:formula="of:=[.G71]-[.$B71]" office:value-type="float" office:value="0.298916578292847" calcext:value-type="float">
            <text:p>0.2989165783</text:p>
          </table:table-cell>
          <table:table-cell/>
          <table:table-cell office:value-type="float" office:value="1442892820.43639" calcext:value-type="float">
            <text:p>1442892820.43639</text:p>
          </table:table-cell>
          <table:table-cell table:formula="of:=[.J71]-[.$B71]" office:value-type="float" office:value="0.298979997634888" calcext:value-type="float">
            <text:p>0.298979997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892820.23981" calcext:value-type="float">
            <text:p>1442892820.23981</text:p>
          </table:table-cell>
          <table:table-cell office:value-type="float" office:value="8096" calcext:value-type="float">
            <text:p>8096</text:p>
          </table:table-cell>
          <table:table-cell table:formula="of:=[.B72]-[.B$2]" office:value-type="float" office:value="18.6349539756775" calcext:value-type="float">
            <text:p>18.6349539757</text:p>
          </table:table-cell>
          <table:table-cell table:formula="of:=[.C72]/([.D72]-[.D71])" office:value-type="float" office:value="79067.7889481871" calcext:value-type="float">
            <text:p>79067.7889481871</text:p>
          </table:table-cell>
          <table:table-cell/>
          <table:table-cell office:value-type="float" office:value="1442892820.54253" calcext:value-type="float">
            <text:p>1442892820.54253</text:p>
          </table:table-cell>
          <table:table-cell table:formula="of:=[.G72]-[.$B72]" office:value-type="float" office:value="0.302722215652466" calcext:value-type="float">
            <text:p>0.3027222157</text:p>
          </table:table-cell>
          <table:table-cell/>
          <table:table-cell office:value-type="float" office:value="1442892820.54257" calcext:value-type="float">
            <text:p>1442892820.54257</text:p>
          </table:table-cell>
          <table:table-cell table:formula="of:=[.J72]-[.$B72]" office:value-type="float" office:value="0.3027663230896" calcext:value-type="float">
            <text:p>0.302766323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892820.34225" calcext:value-type="float">
            <text:p>1442892820.34225</text:p>
          </table:table-cell>
          <table:table-cell office:value-type="float" office:value="8096" calcext:value-type="float">
            <text:p>8096</text:p>
          </table:table-cell>
          <table:table-cell table:formula="of:=[.B73]-[.B$2]" office:value-type="float" office:value="18.7373940944672" calcext:value-type="float">
            <text:p>18.7373940945</text:p>
          </table:table-cell>
          <table:table-cell table:formula="of:=[.C73]/([.D73]-[.D72])" office:value-type="float" office:value="79031.5366250451" calcext:value-type="float">
            <text:p>79031.5366250451</text:p>
          </table:table-cell>
          <table:table-cell/>
          <table:table-cell office:value-type="float" office:value="1442892827.68675" calcext:value-type="float">
            <text:p>1442892827.68675</text:p>
          </table:table-cell>
          <table:table-cell table:formula="of:=[.G73]-[.$B73]" office:value-type="float" office:value="7.34450721740723" calcext:value-type="float">
            <text:p>7.3445072174</text:p>
          </table:table-cell>
          <table:table-cell/>
          <table:table-cell office:value-type="float" office:value="1442892827.68681" calcext:value-type="float">
            <text:p>1442892827.68681</text:p>
          </table:table-cell>
          <table:table-cell table:formula="of:=[.J73]-[.$B73]" office:value-type="float" office:value="7.34456849098206" calcext:value-type="float">
            <text:p>7.34456849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892820.44466" calcext:value-type="float">
            <text:p>1442892820.44466</text:p>
          </table:table-cell>
          <table:table-cell office:value-type="float" office:value="8096" calcext:value-type="float">
            <text:p>8096</text:p>
          </table:table-cell>
          <table:table-cell table:formula="of:=[.B74]-[.B$2]" office:value-type="float" office:value="18.8398084640503" calcext:value-type="float">
            <text:p>18.8398084641</text:p>
          </table:table-cell>
          <table:table-cell table:formula="of:=[.C74]/([.D74]-[.D73])" office:value-type="float" office:value="79051.4068773178" calcext:value-type="float">
            <text:p>79051.4068773178</text:p>
          </table:table-cell>
          <table:table-cell/>
          <table:table-cell office:value-type="float" office:value="1442892827.74448" calcext:value-type="float">
            <text:p>1442892827.74448</text:p>
          </table:table-cell>
          <table:table-cell table:formula="of:=[.G74]-[.$B74]" office:value-type="float" office:value="7.29982352256775" calcext:value-type="float">
            <text:p>7.2998235226</text:p>
          </table:table-cell>
          <table:table-cell/>
          <table:table-cell office:value-type="float" office:value="1442892830.0339" calcext:value-type="float">
            <text:p>1442892830.0339</text:p>
          </table:table-cell>
          <table:table-cell table:formula="of:=[.J74]-[.$B74]" office:value-type="float" office:value="9.58924150466919" calcext:value-type="float">
            <text:p>9.589241504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892820.54737" calcext:value-type="float">
            <text:p>1442892820.54737</text:p>
          </table:table-cell>
          <table:table-cell office:value-type="float" office:value="8096" calcext:value-type="float">
            <text:p>8096</text:p>
          </table:table-cell>
          <table:table-cell table:formula="of:=[.B75]-[.B$2]" office:value-type="float" office:value="18.9425146579742" calcext:value-type="float">
            <text:p>18.942514658</text:p>
          </table:table-cell>
          <table:table-cell table:formula="of:=[.C75]/([.D75]-[.D74])" office:value-type="float" office:value="78826.7940879473" calcext:value-type="float">
            <text:p>78826.7940879473</text:p>
          </table:table-cell>
          <table:table-cell/>
          <table:table-cell office:value-type="float" office:value="1442892827.88766" calcext:value-type="float">
            <text:p>1442892827.88766</text:p>
          </table:table-cell>
          <table:table-cell table:formula="of:=[.G75]-[.$B75]" office:value-type="float" office:value="7.34029293060303" calcext:value-type="float">
            <text:p>7.3402929306</text:p>
          </table:table-cell>
          <table:table-cell/>
          <table:table-cell office:value-type="float" office:value="1442892830.0678" calcext:value-type="float">
            <text:p>1442892830.0678</text:p>
          </table:table-cell>
          <table:table-cell table:formula="of:=[.J75]-[.$B75]" office:value-type="float" office:value="9.52043509483337" calcext:value-type="float">
            <text:p>9.520435094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892820.64985" calcext:value-type="float">
            <text:p>1442892820.64985</text:p>
          </table:table-cell>
          <table:table-cell office:value-type="float" office:value="8096" calcext:value-type="float">
            <text:p>8096</text:p>
          </table:table-cell>
          <table:table-cell table:formula="of:=[.B76]-[.B$2]" office:value-type="float" office:value="19.0449981689453" calcext:value-type="float">
            <text:p>19.0449981689</text:p>
          </table:table-cell>
          <table:table-cell table:formula="of:=[.C76]/([.D76]-[.D75])" office:value-type="float" office:value="78998.0741612713" calcext:value-type="float">
            <text:p>78998.0741612713</text:p>
          </table:table-cell>
          <table:table-cell/>
          <table:table-cell office:value-type="float" office:value="1442892828.08883" calcext:value-type="float">
            <text:p>1442892828.08883</text:p>
          </table:table-cell>
          <table:table-cell table:formula="of:=[.G76]-[.$B76]" office:value-type="float" office:value="7.43898367881775" calcext:value-type="float">
            <text:p>7.4389836788</text:p>
          </table:table-cell>
          <table:table-cell/>
          <table:table-cell office:value-type="float" office:value="1442892830.1017" calcext:value-type="float">
            <text:p>1442892830.1017</text:p>
          </table:table-cell>
          <table:table-cell table:formula="of:=[.J76]-[.$B76]" office:value-type="float" office:value="9.45184874534607" calcext:value-type="float">
            <text:p>9.451848745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892820.75232" calcext:value-type="float">
            <text:p>1442892820.75232</text:p>
          </table:table-cell>
          <table:table-cell office:value-type="float" office:value="8096" calcext:value-type="float">
            <text:p>8096</text:p>
          </table:table-cell>
          <table:table-cell table:formula="of:=[.B77]-[.B$2]" office:value-type="float" office:value="19.1474640369415" calcext:value-type="float">
            <text:p>19.1474640369</text:p>
          </table:table-cell>
          <table:table-cell table:formula="of:=[.C77]/([.D77]-[.D76])" office:value-type="float" office:value="79011.6763593804" calcext:value-type="float">
            <text:p>79011.6763593804</text:p>
          </table:table-cell>
          <table:table-cell/>
          <table:table-cell office:value-type="float" office:value="1442892828.08887" calcext:value-type="float">
            <text:p>1442892828.08887</text:p>
          </table:table-cell>
          <table:table-cell table:formula="of:=[.G77]-[.$B77]" office:value-type="float" office:value="7.33655905723572" calcext:value-type="float">
            <text:p>7.3365590572</text:p>
          </table:table-cell>
          <table:table-cell/>
          <table:table-cell office:value-type="float" office:value="1442892830.1356" calcext:value-type="float">
            <text:p>1442892830.1356</text:p>
          </table:table-cell>
          <table:table-cell table:formula="of:=[.J77]-[.$B77]" office:value-type="float" office:value="9.38328623771668" calcext:value-type="float">
            <text:p>9.383286237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892820.85479" calcext:value-type="float">
            <text:p>1442892820.85479</text:p>
          </table:table-cell>
          <table:table-cell office:value-type="float" office:value="8096" calcext:value-type="float">
            <text:p>8096</text:p>
          </table:table-cell>
          <table:table-cell table:formula="of:=[.B78]-[.B$2]" office:value-type="float" office:value="19.2499413490295" calcext:value-type="float">
            <text:p>19.249941349</text:p>
          </table:table-cell>
          <table:table-cell table:formula="of:=[.C78]/([.D78]-[.D77])" office:value-type="float" office:value="79002.8527782496" calcext:value-type="float">
            <text:p>79002.8527782496</text:p>
          </table:table-cell>
          <table:table-cell/>
          <table:table-cell office:value-type="float" office:value="1442892828.14813" calcext:value-type="float">
            <text:p>1442892828.14813</text:p>
          </table:table-cell>
          <table:table-cell table:formula="of:=[.G78]-[.$B78]" office:value-type="float" office:value="7.29333472251892" calcext:value-type="float">
            <text:p>7.2933347225</text:p>
          </table:table-cell>
          <table:table-cell/>
          <table:table-cell office:value-type="float" office:value="1442892830.16949" calcext:value-type="float">
            <text:p>1442892830.16949</text:p>
          </table:table-cell>
          <table:table-cell table:formula="of:=[.J78]-[.$B78]" office:value-type="float" office:value="9.31470227241516" calcext:value-type="float">
            <text:p>9.314702272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892820.95733" calcext:value-type="float">
            <text:p>1442892820.95733</text:p>
          </table:table-cell>
          <table:table-cell office:value-type="float" office:value="8096" calcext:value-type="float">
            <text:p>8096</text:p>
          </table:table-cell>
          <table:table-cell table:formula="of:=[.B79]-[.B$2]" office:value-type="float" office:value="19.3524780273437" calcext:value-type="float">
            <text:p>19.3524780273</text:p>
          </table:table-cell>
          <table:table-cell table:formula="of:=[.C79]/([.D79]-[.D78])" office:value-type="float" office:value="78957.1120608273" calcext:value-type="float">
            <text:p>78957.1120608273</text:p>
          </table:table-cell>
          <table:table-cell/>
          <table:table-cell office:value-type="float" office:value="1442892828.34926" calcext:value-type="float">
            <text:p>1442892828.34926</text:p>
          </table:table-cell>
          <table:table-cell table:formula="of:=[.G79]-[.$B79]" office:value-type="float" office:value="7.39192700386047" calcext:value-type="float">
            <text:p>7.3919270039</text:p>
          </table:table-cell>
          <table:table-cell/>
          <table:table-cell office:value-type="float" office:value="1442892830.20339" calcext:value-type="float">
            <text:p>1442892830.20339</text:p>
          </table:table-cell>
          <table:table-cell table:formula="of:=[.J79]-[.$B79]" office:value-type="float" office:value="9.24606060981751" calcext:value-type="float">
            <text:p>9.246060609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892821.05579" calcext:value-type="float">
            <text:p>1442892821.05579</text:p>
          </table:table-cell>
          <table:table-cell office:value-type="float" office:value="8096" calcext:value-type="float">
            <text:p>8096</text:p>
          </table:table-cell>
          <table:table-cell table:formula="of:=[.B80]-[.B$2]" office:value-type="float" office:value="19.450939655304" calcext:value-type="float">
            <text:p>19.4509396553</text:p>
          </table:table-cell>
          <table:table-cell table:formula="of:=[.C80]/([.D80]-[.D79])" office:value-type="float" office:value="82224.9252599412" calcext:value-type="float">
            <text:p>82224.9252599412</text:p>
          </table:table-cell>
          <table:table-cell/>
          <table:table-cell office:value-type="float" office:value="1442892828.3493" calcext:value-type="float">
            <text:p>1442892828.3493</text:p>
          </table:table-cell>
          <table:table-cell table:formula="of:=[.G80]-[.$B80]" office:value-type="float" office:value="7.29350829124451" calcext:value-type="float">
            <text:p>7.2935082912</text:p>
          </table:table-cell>
          <table:table-cell/>
          <table:table-cell office:value-type="float" office:value="1442892830.23728" calcext:value-type="float">
            <text:p>1442892830.23728</text:p>
          </table:table-cell>
          <table:table-cell table:formula="of:=[.J80]-[.$B80]" office:value-type="float" office:value="9.18148422241211" calcext:value-type="float">
            <text:p>9.181484222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892821.15224" calcext:value-type="float">
            <text:p>1442892821.15224</text:p>
          </table:table-cell>
          <table:table-cell office:value-type="float" office:value="8096" calcext:value-type="float">
            <text:p>8096</text:p>
          </table:table-cell>
          <table:table-cell table:formula="of:=[.B81]-[.B$2]" office:value-type="float" office:value="19.5473845005035" calcext:value-type="float">
            <text:p>19.5473845005</text:p>
          </table:table-cell>
          <table:table-cell table:formula="of:=[.C81]/([.D81]-[.D80])" office:value-type="float" office:value="83944.351647265" calcext:value-type="float">
            <text:p>83944.351647265</text:p>
          </table:table-cell>
          <table:table-cell/>
          <table:table-cell office:value-type="float" office:value="1442892828.4175" calcext:value-type="float">
            <text:p>1442892828.4175</text:p>
          </table:table-cell>
          <table:table-cell table:formula="of:=[.G81]-[.$B81]" office:value-type="float" office:value="7.26526355743408" calcext:value-type="float">
            <text:p>7.2652635574</text:p>
          </table:table-cell>
          <table:table-cell/>
          <table:table-cell office:value-type="float" office:value="1442892830.27114" calcext:value-type="float">
            <text:p>1442892830.27114</text:p>
          </table:table-cell>
          <table:table-cell table:formula="of:=[.J81]-[.$B81]" office:value-type="float" office:value="9.11890149116516" calcext:value-type="float">
            <text:p>9.118901491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892821.24868" calcext:value-type="float">
            <text:p>1442892821.24868</text:p>
          </table:table-cell>
          <table:table-cell office:value-type="float" office:value="8096" calcext:value-type="float">
            <text:p>8096</text:p>
          </table:table-cell>
          <table:table-cell table:formula="of:=[.B82]-[.B$2]" office:value-type="float" office:value="19.6438255310059" calcext:value-type="float">
            <text:p>19.643825531</text:p>
          </table:table-cell>
          <table:table-cell table:formula="of:=[.C82]/([.D82]-[.D81])" office:value-type="float" office:value="83947.6720419873" calcext:value-type="float">
            <text:p>83947.6720419873</text:p>
          </table:table-cell>
          <table:table-cell/>
          <table:table-cell office:value-type="float" office:value="1442892828.61865" calcext:value-type="float">
            <text:p>1442892828.61865</text:p>
          </table:table-cell>
          <table:table-cell table:formula="of:=[.G82]-[.$B82]" office:value-type="float" office:value="7.36997056007385" calcext:value-type="float">
            <text:p>7.3699705601</text:p>
          </table:table-cell>
          <table:table-cell/>
          <table:table-cell office:value-type="float" office:value="1442892830.30503" calcext:value-type="float">
            <text:p>1442892830.30503</text:p>
          </table:table-cell>
          <table:table-cell table:formula="of:=[.J82]-[.$B82]" office:value-type="float" office:value="9.0563497543335" calcext:value-type="float">
            <text:p>9.056349754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892821.34509" calcext:value-type="float">
            <text:p>1442892821.34509</text:p>
          </table:table-cell>
          <table:table-cell office:value-type="float" office:value="8096" calcext:value-type="float">
            <text:p>8096</text:p>
          </table:table-cell>
          <table:table-cell table:formula="of:=[.B83]-[.B$2]" office:value-type="float" office:value="19.7402374744415" calcext:value-type="float">
            <text:p>19.7402374744</text:p>
          </table:table-cell>
          <table:table-cell table:formula="of:=[.C83]/([.D83]-[.D82])" office:value-type="float" office:value="83972.9986918278" calcext:value-type="float">
            <text:p>83972.9986918278</text:p>
          </table:table-cell>
          <table:table-cell/>
          <table:table-cell office:value-type="float" office:value="1442892828.6865" calcext:value-type="float">
            <text:p>1442892828.6865</text:p>
          </table:table-cell>
          <table:table-cell table:formula="of:=[.G83]-[.$B83]" office:value-type="float" office:value="7.34141373634338" calcext:value-type="float">
            <text:p>7.3414137363</text:p>
          </table:table-cell>
          <table:table-cell/>
          <table:table-cell office:value-type="float" office:value="1442892830.33892" calcext:value-type="float">
            <text:p>1442892830.33892</text:p>
          </table:table-cell>
          <table:table-cell table:formula="of:=[.J83]-[.$B83]" office:value-type="float" office:value="8.99383354187012" calcext:value-type="float">
            <text:p>8.993833541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892821.44158" calcext:value-type="float">
            <text:p>1442892821.44158</text:p>
          </table:table-cell>
          <table:table-cell office:value-type="float" office:value="8096" calcext:value-type="float">
            <text:p>8096</text:p>
          </table:table-cell>
          <table:table-cell table:formula="of:=[.B84]-[.B$2]" office:value-type="float" office:value="19.8367307186127" calcext:value-type="float">
            <text:p>19.8367307186</text:p>
          </table:table-cell>
          <table:table-cell table:formula="of:=[.C84]/([.D84]-[.D83])" office:value-type="float" office:value="83902.2469349331" calcext:value-type="float">
            <text:p>83902.2469349331</text:p>
          </table:table-cell>
          <table:table-cell/>
          <table:table-cell office:value-type="float" office:value="1442892828.68654" calcext:value-type="float">
            <text:p>1442892828.68654</text:p>
          </table:table-cell>
          <table:table-cell table:formula="of:=[.G84]-[.$B84]" office:value-type="float" office:value="7.24495649337769" calcext:value-type="float">
            <text:p>7.2449564934</text:p>
          </table:table-cell>
          <table:table-cell/>
          <table:table-cell office:value-type="float" office:value="1442892830.37279" calcext:value-type="float">
            <text:p>1442892830.37279</text:p>
          </table:table-cell>
          <table:table-cell table:formula="of:=[.J84]-[.$B84]" office:value-type="float" office:value="8.93120765686035" calcext:value-type="float">
            <text:p>8.931207656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892821.538" calcext:value-type="float">
            <text:p>1442892821.538</text:p>
          </table:table-cell>
          <table:table-cell office:value-type="float" office:value="8096" calcext:value-type="float">
            <text:p>8096</text:p>
          </table:table-cell>
          <table:table-cell table:formula="of:=[.B85]-[.B$2]" office:value-type="float" office:value="19.9331443309784" calcext:value-type="float">
            <text:p>19.933144331</text:p>
          </table:table-cell>
          <table:table-cell table:formula="of:=[.C85]/([.D85]-[.D84])" office:value-type="float" office:value="83971.5451101417" calcext:value-type="float">
            <text:p>83971.5451101417</text:p>
          </table:table-cell>
          <table:table-cell/>
          <table:table-cell office:value-type="float" office:value="1442892828.88759" calcext:value-type="float">
            <text:p>1442892828.88759</text:p>
          </table:table-cell>
          <table:table-cell table:formula="of:=[.G85]-[.$B85]" office:value-type="float" office:value="7.34958934783936" calcext:value-type="float">
            <text:p>7.3495893478</text:p>
          </table:table-cell>
          <table:table-cell/>
          <table:table-cell office:value-type="float" office:value="1442892830.40669" calcext:value-type="float">
            <text:p>1442892830.40669</text:p>
          </table:table-cell>
          <table:table-cell table:formula="of:=[.J85]-[.$B85]" office:value-type="float" office:value="8.86869478225708" calcext:value-type="float">
            <text:p>8.868694782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892821.63443" calcext:value-type="float">
            <text:p>1442892821.63443</text:p>
          </table:table-cell>
          <table:table-cell office:value-type="float" office:value="8096" calcext:value-type="float">
            <text:p>8096</text:p>
          </table:table-cell>
          <table:table-cell table:formula="of:=[.B86]-[.B$2]" office:value-type="float" office:value="20.0295813083649" calcext:value-type="float">
            <text:p>20.0295813084</text:p>
          </table:table-cell>
          <table:table-cell table:formula="of:=[.C86]/([.D86]-[.D85])" office:value-type="float" office:value="83951.2002492052" calcext:value-type="float">
            <text:p>83951.2002492052</text:p>
          </table:table-cell>
          <table:table-cell/>
          <table:table-cell office:value-type="float" office:value="1442892828.95574" calcext:value-type="float">
            <text:p>1442892828.95574</text:p>
          </table:table-cell>
          <table:table-cell table:formula="of:=[.G86]-[.$B86]" office:value-type="float" office:value="7.32131099700928" calcext:value-type="float">
            <text:p>7.321310997</text:p>
          </table:table-cell>
          <table:table-cell/>
          <table:table-cell office:value-type="float" office:value="1442892830.44056" calcext:value-type="float">
            <text:p>1442892830.44056</text:p>
          </table:table-cell>
          <table:table-cell table:formula="of:=[.J86]-[.$B86]" office:value-type="float" office:value="8.80613088607788" calcext:value-type="float">
            <text:p>8.806130886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892821.7309" calcext:value-type="float">
            <text:p>1442892821.7309</text:p>
          </table:table-cell>
          <table:table-cell office:value-type="float" office:value="8096" calcext:value-type="float">
            <text:p>8096</text:p>
          </table:table-cell>
          <table:table-cell table:formula="of:=[.B87]-[.B$2]" office:value-type="float" office:value="20.1260504722595" calcext:value-type="float">
            <text:p>20.1260504723</text:p>
          </table:table-cell>
          <table:table-cell table:formula="of:=[.C87]/([.D87]-[.D86])" office:value-type="float" office:value="83923.1903040129" calcext:value-type="float">
            <text:p>83923.1903040129</text:p>
          </table:table-cell>
          <table:table-cell/>
          <table:table-cell office:value-type="float" office:value="1442892828.95579" calcext:value-type="float">
            <text:p>1442892828.95579</text:p>
          </table:table-cell>
          <table:table-cell table:formula="of:=[.G87]-[.$B87]" office:value-type="float" office:value="7.22489309310913" calcext:value-type="float">
            <text:p>7.2248930931</text:p>
          </table:table-cell>
          <table:table-cell/>
          <table:table-cell office:value-type="float" office:value="1442892830.47446" calcext:value-type="float">
            <text:p>1442892830.47446</text:p>
          </table:table-cell>
          <table:table-cell table:formula="of:=[.J87]-[.$B87]" office:value-type="float" office:value="8.74355745315552" calcext:value-type="float">
            <text:p>8.743557453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892821.82735" calcext:value-type="float">
            <text:p>1442892821.82735</text:p>
          </table:table-cell>
          <table:table-cell office:value-type="float" office:value="8096" calcext:value-type="float">
            <text:p>8096</text:p>
          </table:table-cell>
          <table:table-cell table:formula="of:=[.B88]-[.B$2]" office:value-type="float" office:value="20.2224962711334" calcext:value-type="float">
            <text:p>20.2224962711</text:p>
          </table:table-cell>
          <table:table-cell table:formula="of:=[.C88]/([.D88]-[.D87])" office:value-type="float" office:value="83943.5215896253" calcext:value-type="float">
            <text:p>83943.5215896253</text:p>
          </table:table-cell>
          <table:table-cell/>
          <table:table-cell office:value-type="float" office:value="1442892829.15666" calcext:value-type="float">
            <text:p>1442892829.15666</text:p>
          </table:table-cell>
          <table:table-cell table:formula="of:=[.G88]-[.$B88]" office:value-type="float" office:value="7.32930898666382" calcext:value-type="float">
            <text:p>7.3293089867</text:p>
          </table:table-cell>
          <table:table-cell/>
          <table:table-cell office:value-type="float" office:value="1442892830.50836" calcext:value-type="float">
            <text:p>1442892830.50836</text:p>
          </table:table-cell>
          <table:table-cell table:formula="of:=[.J88]-[.$B88]" office:value-type="float" office:value="8.68100953102112" calcext:value-type="float">
            <text:p>8.68100953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892821.92379" calcext:value-type="float">
            <text:p>1442892821.92379</text:p>
          </table:table-cell>
          <table:table-cell office:value-type="float" office:value="8096" calcext:value-type="float">
            <text:p>8096</text:p>
          </table:table-cell>
          <table:table-cell table:formula="of:=[.B89]-[.B$2]" office:value-type="float" office:value="20.3189418315887" calcext:value-type="float">
            <text:p>20.3189418316</text:p>
          </table:table-cell>
          <table:table-cell table:formula="of:=[.C89]/([.D89]-[.D88])" office:value-type="float" office:value="83943.7291024963" calcext:value-type="float">
            <text:p>83943.7291024963</text:p>
          </table:table-cell>
          <table:table-cell/>
          <table:table-cell office:value-type="float" office:value="1442892829.22483" calcext:value-type="float">
            <text:p>1442892829.22483</text:p>
          </table:table-cell>
          <table:table-cell table:formula="of:=[.G89]-[.$B89]" office:value-type="float" office:value="7.30104112625122" calcext:value-type="float">
            <text:p>7.3010411263</text:p>
          </table:table-cell>
          <table:table-cell/>
          <table:table-cell office:value-type="float" office:value="1442892830.54224" calcext:value-type="float">
            <text:p>1442892830.54224</text:p>
          </table:table-cell>
          <table:table-cell table:formula="of:=[.J89]-[.$B89]" office:value-type="float" office:value="8.61844301223755" calcext:value-type="float">
            <text:p>8.618443012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892822.01628" calcext:value-type="float">
            <text:p>1442892822.01628</text:p>
          </table:table-cell>
          <table:table-cell office:value-type="float" office:value="8096" calcext:value-type="float">
            <text:p>8096</text:p>
          </table:table-cell>
          <table:table-cell table:formula="of:=[.B90]-[.B$2]" office:value-type="float" office:value="20.4114241600037" calcext:value-type="float">
            <text:p>20.41142416</text:p>
          </table:table-cell>
          <table:table-cell table:formula="of:=[.C90]/([.D90]-[.D89])" office:value-type="float" office:value="87541.0485306742" calcext:value-type="float">
            <text:p>87541.0485306742</text:p>
          </table:table-cell>
          <table:table-cell/>
          <table:table-cell office:value-type="float" office:value="1442892829.22487" calcext:value-type="float">
            <text:p>1442892829.22487</text:p>
          </table:table-cell>
          <table:table-cell table:formula="of:=[.G90]-[.$B90]" office:value-type="float" office:value="7.20859289169312" calcext:value-type="float">
            <text:p>7.2085928917</text:p>
          </table:table-cell>
          <table:table-cell/>
          <table:table-cell office:value-type="float" office:value="1442892830.57613" calcext:value-type="float">
            <text:p>1442892830.57613</text:p>
          </table:table-cell>
          <table:table-cell table:formula="of:=[.J90]-[.$B90]" office:value-type="float" office:value="8.55985641479492" calcext:value-type="float">
            <text:p>8.559856414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892822.09558" calcext:value-type="float">
            <text:p>1442892822.09558</text:p>
          </table:table-cell>
          <table:table-cell office:value-type="float" office:value="8096" calcext:value-type="float">
            <text:p>8096</text:p>
          </table:table-cell>
          <table:table-cell table:formula="of:=[.B91]-[.B$2]" office:value-type="float" office:value="20.4907286167145" calcext:value-type="float">
            <text:p>20.4907286167</text:p>
          </table:table-cell>
          <table:table-cell table:formula="of:=[.C91]/([.D91]-[.D90])" office:value-type="float" office:value="102087.579132181" calcext:value-type="float">
            <text:p>102087.579132181</text:p>
          </table:table-cell>
          <table:table-cell/>
          <table:table-cell office:value-type="float" office:value="1442892829.42601" calcext:value-type="float">
            <text:p>1442892829.42601</text:p>
          </table:table-cell>
          <table:table-cell table:formula="of:=[.G91]-[.$B91]" office:value-type="float" office:value="7.33042907714844" calcext:value-type="float">
            <text:p>7.3304290771</text:p>
          </table:table-cell>
          <table:table-cell/>
          <table:table-cell office:value-type="float" office:value="1442892830.61002" calcext:value-type="float">
            <text:p>1442892830.61002</text:p>
          </table:table-cell>
          <table:table-cell table:formula="of:=[.J91]-[.$B91]" office:value-type="float" office:value="8.51444053649902" calcext:value-type="float">
            <text:p>8.514440536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892822.17489" calcext:value-type="float">
            <text:p>1442892822.17489</text:p>
          </table:table-cell>
          <table:table-cell office:value-type="float" office:value="8096" calcext:value-type="float">
            <text:p>8096</text:p>
          </table:table-cell>
          <table:table-cell table:formula="of:=[.B92]-[.B$2]" office:value-type="float" office:value="20.570036649704" calcext:value-type="float">
            <text:p>20.5700366497</text:p>
          </table:table-cell>
          <table:table-cell table:formula="of:=[.C92]/([.D92]-[.D91])" office:value-type="float" office:value="102082.975643485" calcext:value-type="float">
            <text:p>102082.975643485</text:p>
          </table:table-cell>
          <table:table-cell/>
          <table:table-cell office:value-type="float" office:value="1442892829.49395" calcext:value-type="float">
            <text:p>1442892829.49395</text:p>
          </table:table-cell>
          <table:table-cell table:formula="of:=[.G92]-[.$B92]" office:value-type="float" office:value="7.31906652450562" calcext:value-type="float">
            <text:p>7.3190665245</text:p>
          </table:table-cell>
          <table:table-cell/>
          <table:table-cell office:value-type="float" office:value="1442892830.64396" calcext:value-type="float">
            <text:p>1442892830.64396</text:p>
          </table:table-cell>
          <table:table-cell table:formula="of:=[.J92]-[.$B92]" office:value-type="float" office:value="8.46907377243042" calcext:value-type="float">
            <text:p>8.469073772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892822.25418" calcext:value-type="float">
            <text:p>1442892822.25418</text:p>
          </table:table-cell>
          <table:table-cell office:value-type="float" office:value="8096" calcext:value-type="float">
            <text:p>8096</text:p>
          </table:table-cell>
          <table:table-cell table:formula="of:=[.B93]-[.B$2]" office:value-type="float" office:value="20.6493330001831" calcext:value-type="float">
            <text:p>20.6493330002</text:p>
          </table:table-cell>
          <table:table-cell table:formula="of:=[.C93]/([.D93]-[.D92])" office:value-type="float" office:value="102098.015243857" calcext:value-type="float">
            <text:p>102098.015243857</text:p>
          </table:table-cell>
          <table:table-cell/>
          <table:table-cell office:value-type="float" office:value="1442892829.69516" calcext:value-type="float">
            <text:p>1442892829.69516</text:p>
          </table:table-cell>
          <table:table-cell table:formula="of:=[.G93]-[.$B93]" office:value-type="float" office:value="7.44097256660461" calcext:value-type="float">
            <text:p>7.4409725666</text:p>
          </table:table-cell>
          <table:table-cell/>
          <table:table-cell office:value-type="float" office:value="1442892830.67787" calcext:value-type="float">
            <text:p>1442892830.67787</text:p>
          </table:table-cell>
          <table:table-cell table:formula="of:=[.J93]-[.$B93]" office:value-type="float" office:value="8.42368412017822" calcext:value-type="float">
            <text:p>8.423684120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892822.3335" calcext:value-type="float">
            <text:p>1442892822.3335</text:p>
          </table:table-cell>
          <table:table-cell office:value-type="float" office:value="8096" calcext:value-type="float">
            <text:p>8096</text:p>
          </table:table-cell>
          <table:table-cell table:formula="of:=[.B94]-[.B$2]" office:value-type="float" office:value="20.7286462783813" calcext:value-type="float">
            <text:p>20.7286462784</text:p>
          </table:table-cell>
          <table:table-cell table:formula="of:=[.C94]/([.D94]-[.D93])" office:value-type="float" office:value="102076.224611019" calcext:value-type="float">
            <text:p>102076.224611019</text:p>
          </table:table-cell>
          <table:table-cell/>
          <table:table-cell office:value-type="float" office:value="1442892829.69522" calcext:value-type="float">
            <text:p>1442892829.69522</text:p>
          </table:table-cell>
          <table:table-cell table:formula="of:=[.G94]-[.$B94]" office:value-type="float" office:value="7.36171817779541" calcext:value-type="float">
            <text:p>7.3617181778</text:p>
          </table:table-cell>
          <table:table-cell/>
          <table:table-cell office:value-type="float" office:value="1442892830.71177" calcext:value-type="float">
            <text:p>1442892830.71177</text:p>
          </table:table-cell>
          <table:table-cell table:formula="of:=[.J94]-[.$B94]" office:value-type="float" office:value="8.37827396392822" calcext:value-type="float">
            <text:p>8.3782739639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892822.4128" calcext:value-type="float">
            <text:p>1442892822.4128</text:p>
          </table:table-cell>
          <table:table-cell office:value-type="float" office:value="8096" calcext:value-type="float">
            <text:p>8096</text:p>
          </table:table-cell>
          <table:table-cell table:formula="of:=[.B95]-[.B$2]" office:value-type="float" office:value="20.8079512119293" calcext:value-type="float">
            <text:p>20.8079512119</text:p>
          </table:table-cell>
          <table:table-cell table:formula="of:=[.C95]/([.D95]-[.D94])" office:value-type="float" office:value="102086.965309699" calcext:value-type="float">
            <text:p>102086.965309699</text:p>
          </table:table-cell>
          <table:table-cell/>
          <table:table-cell office:value-type="float" office:value="1442892829.76316" calcext:value-type="float">
            <text:p>1442892829.76316</text:p>
          </table:table-cell>
          <table:table-cell table:formula="of:=[.G95]-[.$B95]" office:value-type="float" office:value="7.35035872459412" calcext:value-type="float">
            <text:p>7.3503587246</text:p>
          </table:table-cell>
          <table:table-cell/>
          <table:table-cell office:value-type="float" office:value="1442892830.74566" calcext:value-type="float">
            <text:p>1442892830.74566</text:p>
          </table:table-cell>
          <table:table-cell table:formula="of:=[.J95]-[.$B95]" office:value-type="float" office:value="8.33285999298096" calcext:value-type="float">
            <text:p>8.33285999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892822.4921" calcext:value-type="float">
            <text:p>1442892822.4921</text:p>
          </table:table-cell>
          <table:table-cell office:value-type="float" office:value="8096" calcext:value-type="float">
            <text:p>8096</text:p>
          </table:table-cell>
          <table:table-cell table:formula="of:=[.B96]-[.B$2]" office:value-type="float" office:value="20.8872473239899" calcext:value-type="float">
            <text:p>20.887247324</text:p>
          </table:table-cell>
          <table:table-cell table:formula="of:=[.C96]/([.D96]-[.D95])" office:value-type="float" office:value="102098.322220619" calcext:value-type="float">
            <text:p>102098.322220619</text:p>
          </table:table-cell>
          <table:table-cell/>
          <table:table-cell office:value-type="float" office:value="1442892829.89778" calcext:value-type="float">
            <text:p>1442892829.89778</text:p>
          </table:table-cell>
          <table:table-cell table:formula="of:=[.G96]-[.$B96]" office:value-type="float" office:value="7.40567803382874" calcext:value-type="float">
            <text:p>7.4056780338</text:p>
          </table:table-cell>
          <table:table-cell/>
          <table:table-cell office:value-type="float" office:value="1442892830.77955" calcext:value-type="float">
            <text:p>1442892830.77955</text:p>
          </table:table-cell>
          <table:table-cell table:formula="of:=[.J96]-[.$B96]" office:value-type="float" office:value="8.28745102882385" calcext:value-type="float">
            <text:p>8.287451028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892822.57142" calcext:value-type="float">
            <text:p>1442892822.57142</text:p>
          </table:table-cell>
          <table:table-cell office:value-type="float" office:value="8096" calcext:value-type="float">
            <text:p>8096</text:p>
          </table:table-cell>
          <table:table-cell table:formula="of:=[.B97]-[.B$2]" office:value-type="float" office:value="20.9665710926056" calcext:value-type="float">
            <text:p>20.9665710926</text:p>
          </table:table-cell>
          <table:table-cell table:formula="of:=[.C97]/([.D97]-[.D96])" office:value-type="float" office:value="102062.725224521" calcext:value-type="float">
            <text:p>102062.725224521</text:p>
          </table:table-cell>
          <table:table-cell/>
          <table:table-cell office:value-type="float" office:value="1442892829.89782" calcext:value-type="float">
            <text:p>1442892829.89782</text:p>
          </table:table-cell>
          <table:table-cell table:formula="of:=[.G97]-[.$B97]" office:value-type="float" office:value="7.32639622688293" calcext:value-type="float">
            <text:p>7.3263962269</text:p>
          </table:table-cell>
          <table:table-cell/>
          <table:table-cell office:value-type="float" office:value="1442892830.81344" calcext:value-type="float">
            <text:p>1442892830.81344</text:p>
          </table:table-cell>
          <table:table-cell table:formula="of:=[.J97]-[.$B97]" office:value-type="float" office:value="8.24201631546021" calcext:value-type="float">
            <text:p>8.242016315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892822.65072" calcext:value-type="float">
            <text:p>1442892822.65072</text:p>
          </table:table-cell>
          <table:table-cell office:value-type="float" office:value="8096" calcext:value-type="float">
            <text:p>8096</text:p>
          </table:table-cell>
          <table:table-cell table:formula="of:=[.B98]-[.B$2]" office:value-type="float" office:value="21.0458714962006" calcext:value-type="float">
            <text:p>21.0458714962</text:p>
          </table:table-cell>
          <table:table-cell table:formula="of:=[.C98]/([.D98]-[.D97])" office:value-type="float" office:value="102092.796921319" calcext:value-type="float">
            <text:p>102092.796921319</text:p>
          </table:table-cell>
          <table:table-cell/>
          <table:table-cell office:value-type="float" office:value="1442892830.0323" calcext:value-type="float">
            <text:p>1442892830.0323</text:p>
          </table:table-cell>
          <table:table-cell table:formula="of:=[.G98]-[.$B98]" office:value-type="float" office:value="7.38157820701599" calcext:value-type="float">
            <text:p>7.381578207</text:p>
          </table:table-cell>
          <table:table-cell/>
          <table:table-cell office:value-type="float" office:value="1442892830.84733" calcext:value-type="float">
            <text:p>1442892830.84733</text:p>
          </table:table-cell>
          <table:table-cell table:formula="of:=[.J98]-[.$B98]" office:value-type="float" office:value="8.19661021232605" calcext:value-type="float">
            <text:p>8.1966102123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892822.73002" calcext:value-type="float">
            <text:p>1442892822.73002</text:p>
          </table:table-cell>
          <table:table-cell office:value-type="float" office:value="8096" calcext:value-type="float">
            <text:p>8096</text:p>
          </table:table-cell>
          <table:table-cell table:formula="of:=[.B99]-[.B$2]" office:value-type="float" office:value="21.1251654624939" calcext:value-type="float">
            <text:p>21.1251654625</text:p>
          </table:table-cell>
          <table:table-cell table:formula="of:=[.C99]/([.D99]-[.D98])" office:value-type="float" office:value="102101.085094548" calcext:value-type="float">
            <text:p>102101.085094548</text:p>
          </table:table-cell>
          <table:table-cell/>
          <table:table-cell office:value-type="float" office:value="1442892830.16684" calcext:value-type="float">
            <text:p>1442892830.16684</text:p>
          </table:table-cell>
          <table:table-cell table:formula="of:=[.G99]-[.$B99]" office:value-type="float" office:value="7.43682193756104" calcext:value-type="float">
            <text:p>7.4368219376</text:p>
          </table:table-cell>
          <table:table-cell/>
          <table:table-cell office:value-type="float" office:value="1442892830.88122" calcext:value-type="float">
            <text:p>1442892830.88122</text:p>
          </table:table-cell>
          <table:table-cell table:formula="of:=[.J99]-[.$B99]" office:value-type="float" office:value="8.15120434761047" calcext:value-type="float">
            <text:p>8.151204347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892822.8093" calcext:value-type="float">
            <text:p>1442892822.8093</text:p>
          </table:table-cell>
          <table:table-cell office:value-type="float" office:value="8096" calcext:value-type="float">
            <text:p>8096</text:p>
          </table:table-cell>
          <table:table-cell table:formula="of:=[.B100]-[.B$2]" office:value-type="float" office:value="21.2044532299042" calcext:value-type="float">
            <text:p>21.2044532299</text:p>
          </table:table-cell>
          <table:table-cell table:formula="of:=[.C100]/([.D100]-[.D99])" office:value-type="float" office:value="102109.067570371" calcext:value-type="float">
            <text:p>102109.067570371</text:p>
          </table:table-cell>
          <table:table-cell/>
          <table:table-cell office:value-type="float" office:value="1442892830.1669" calcext:value-type="float">
            <text:p>1442892830.1669</text:p>
          </table:table-cell>
          <table:table-cell table:formula="of:=[.G100]-[.$B100]" office:value-type="float" office:value="7.35759401321411" calcext:value-type="float">
            <text:p>7.3575940132</text:p>
          </table:table-cell>
          <table:table-cell/>
          <table:table-cell office:value-type="float" office:value="1442892830.91511" calcext:value-type="float">
            <text:p>1442892830.91511</text:p>
          </table:table-cell>
          <table:table-cell table:formula="of:=[.J100]-[.$B100]" office:value-type="float" office:value="8.10580968856812" calcext:value-type="float">
            <text:p>8.105809688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892822.88861" calcext:value-type="float">
            <text:p>1442892822.88861</text:p>
          </table:table-cell>
          <table:table-cell office:value-type="float" office:value="8096" calcext:value-type="float">
            <text:p>8096</text:p>
          </table:table-cell>
          <table:table-cell table:formula="of:=[.B101]-[.B$2]" office:value-type="float" office:value="21.2837607860565" calcext:value-type="float">
            <text:p>21.2837607861</text:p>
          </table:table-cell>
          <table:table-cell table:formula="of:=[.C101]/([.D101]-[.D100])" office:value-type="float" office:value="102083.589417989" calcext:value-type="float">
            <text:p>102083.589417989</text:p>
          </table:table-cell>
          <table:table-cell/>
          <table:table-cell office:value-type="float" office:value="1442892830.3014" calcext:value-type="float">
            <text:p>1442892830.3014</text:p>
          </table:table-cell>
          <table:table-cell table:formula="of:=[.G101]-[.$B101]" office:value-type="float" office:value="7.41279006004334" calcext:value-type="float">
            <text:p>7.41279006</text:p>
          </table:table-cell>
          <table:table-cell/>
          <table:table-cell office:value-type="float" office:value="1442892830.949" calcext:value-type="float">
            <text:p>1442892830.949</text:p>
          </table:table-cell>
          <table:table-cell table:formula="of:=[.J101]-[.$B101]" office:value-type="float" office:value="8.06038355827332" calcext:value-type="float">
            <text:p>8.060383558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892822.9679" calcext:value-type="float">
            <text:p>1442892822.9679</text:p>
          </table:table-cell>
          <table:table-cell office:value-type="float" office:value="8096" calcext:value-type="float">
            <text:p>8096</text:p>
          </table:table-cell>
          <table:table-cell table:formula="of:=[.B102]-[.B$2]" office:value-type="float" office:value="21.3630523681641" calcext:value-type="float">
            <text:p>21.3630523682</text:p>
          </table:table-cell>
          <table:table-cell table:formula="of:=[.C102]/([.D102]-[.D101])" office:value-type="float" office:value="102104.155129851" calcext:value-type="float">
            <text:p>102104.155129851</text:p>
          </table:table-cell>
          <table:table-cell/>
          <table:table-cell office:value-type="float" office:value="1442892830.43606" calcext:value-type="float">
            <text:p>1442892830.43606</text:p>
          </table:table-cell>
          <table:table-cell table:formula="of:=[.G102]-[.$B102]" office:value-type="float" office:value="7.46815896034241" calcext:value-type="float">
            <text:p>7.4681589603</text:p>
          </table:table-cell>
          <table:table-cell/>
          <table:table-cell office:value-type="float" office:value="1442892830.98289" calcext:value-type="float">
            <text:p>1442892830.98289</text:p>
          </table:table-cell>
          <table:table-cell table:formula="of:=[.J102]-[.$B102]" office:value-type="float" office:value="8.01498651504517" calcext:value-type="float">
            <text:p>8.01498651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892823.04828" calcext:value-type="float">
            <text:p>1442892823.04828</text:p>
          </table:table-cell>
          <table:table-cell office:value-type="float" office:value="8096" calcext:value-type="float">
            <text:p>8096</text:p>
          </table:table-cell>
          <table:table-cell table:formula="of:=[.B103]-[.B$2]" office:value-type="float" office:value="21.4434258937836" calcext:value-type="float">
            <text:p>21.4434258938</text:p>
          </table:table-cell>
          <table:table-cell table:formula="of:=[.C103]/([.D103]-[.D102])" office:value-type="float" office:value="100729.686020332" calcext:value-type="float">
            <text:p>100729.686020332</text:p>
          </table:table-cell>
          <table:table-cell/>
          <table:table-cell office:value-type="float" office:value="1442892830.57069" calcext:value-type="float">
            <text:p>1442892830.57069</text:p>
          </table:table-cell>
          <table:table-cell table:formula="of:=[.G103]-[.$B103]" office:value-type="float" office:value="7.52241396903992" calcext:value-type="float">
            <text:p>7.522413969</text:p>
          </table:table-cell>
          <table:table-cell/>
          <table:table-cell office:value-type="float" office:value="1442892831.01626" calcext:value-type="float">
            <text:p>1442892831.01626</text:p>
          </table:table-cell>
          <table:table-cell table:formula="of:=[.J103]-[.$B103]" office:value-type="float" office:value="7.96798491477966" calcext:value-type="float">
            <text:p>7.967984914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892823.12963" calcext:value-type="float">
            <text:p>1442892823.12963</text:p>
          </table:table-cell>
          <table:table-cell office:value-type="float" office:value="8096" calcext:value-type="float">
            <text:p>8096</text:p>
          </table:table-cell>
          <table:table-cell table:formula="of:=[.B104]-[.B$2]" office:value-type="float" office:value="21.5247831344604" calcext:value-type="float">
            <text:p>21.5247831345</text:p>
          </table:table-cell>
          <table:table-cell table:formula="of:=[.C104]/([.D104]-[.D103])" office:value-type="float" office:value="99511.7328542919" calcext:value-type="float">
            <text:p>99511.7328542919</text:p>
          </table:table-cell>
          <table:table-cell/>
          <table:table-cell office:value-type="float" office:value="1442892830.57074" calcext:value-type="float">
            <text:p>1442892830.57074</text:p>
          </table:table-cell>
          <table:table-cell table:formula="of:=[.G104]-[.$B104]" office:value-type="float" office:value="7.44110774993897" calcext:value-type="float">
            <text:p>7.4411077499</text:p>
          </table:table-cell>
          <table:table-cell/>
          <table:table-cell office:value-type="float" office:value="1442892831.04908" calcext:value-type="float">
            <text:p>1442892831.04908</text:p>
          </table:table-cell>
          <table:table-cell table:formula="of:=[.J104]-[.$B104]" office:value-type="float" office:value="7.91944622993469" calcext:value-type="float">
            <text:p>7.919446229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892823.21099" calcext:value-type="float">
            <text:p>1442892823.21099</text:p>
          </table:table-cell>
          <table:table-cell office:value-type="float" office:value="8096" calcext:value-type="float">
            <text:p>8096</text:p>
          </table:table-cell>
          <table:table-cell table:formula="of:=[.B105]-[.B$2]" office:value-type="float" office:value="21.6061339378357" calcext:value-type="float">
            <text:p>21.6061339378</text:p>
          </table:table-cell>
          <table:table-cell table:formula="of:=[.C105]/([.D105]-[.D104])" office:value-type="float" office:value="99519.6072330823" calcext:value-type="float">
            <text:p>99519.6072330823</text:p>
          </table:table-cell>
          <table:table-cell/>
          <table:table-cell office:value-type="float" office:value="1442892830.70515" calcext:value-type="float">
            <text:p>1442892830.70515</text:p>
          </table:table-cell>
          <table:table-cell table:formula="of:=[.G105]-[.$B105]" office:value-type="float" office:value="7.49416399002075" calcext:value-type="float">
            <text:p>7.49416399</text:p>
          </table:table-cell>
          <table:table-cell/>
          <table:table-cell office:value-type="float" office:value="1442892831.08189" calcext:value-type="float">
            <text:p>1442892831.08189</text:p>
          </table:table-cell>
          <table:table-cell table:formula="of:=[.J105]-[.$B105]" office:value-type="float" office:value="7.87090063095093" calcext:value-type="float">
            <text:p>7.87090063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892823.29235" calcext:value-type="float">
            <text:p>1442892823.29235</text:p>
          </table:table-cell>
          <table:table-cell office:value-type="float" office:value="8096" calcext:value-type="float">
            <text:p>8096</text:p>
          </table:table-cell>
          <table:table-cell table:formula="of:=[.B106]-[.B$2]" office:value-type="float" office:value="21.6874995231628" calcext:value-type="float">
            <text:p>21.6874995232</text:p>
          </table:table-cell>
          <table:table-cell table:formula="of:=[.C106]/([.D106]-[.D105])" office:value-type="float" office:value="99501.5271806653" calcext:value-type="float">
            <text:p>99501.5271806653</text:p>
          </table:table-cell>
          <table:table-cell/>
          <table:table-cell office:value-type="float" office:value="1442892830.83977" calcext:value-type="float">
            <text:p>1442892830.83977</text:p>
          </table:table-cell>
          <table:table-cell table:formula="of:=[.G106]-[.$B106]" office:value-type="float" office:value="7.54741859436035" calcext:value-type="float">
            <text:p>7.5474185944</text:p>
          </table:table-cell>
          <table:table-cell/>
          <table:table-cell office:value-type="float" office:value="1442892831.11467" calcext:value-type="float">
            <text:p>1442892831.11467</text:p>
          </table:table-cell>
          <table:table-cell table:formula="of:=[.J106]-[.$B106]" office:value-type="float" office:value="7.82232141494751" calcext:value-type="float">
            <text:p>7.822321414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892823.37371" calcext:value-type="float">
            <text:p>1442892823.37371</text:p>
          </table:table-cell>
          <table:table-cell office:value-type="float" office:value="8096" calcext:value-type="float">
            <text:p>8096</text:p>
          </table:table-cell>
          <table:table-cell table:formula="of:=[.B107]-[.B$2]" office:value-type="float" office:value="21.7688629627228" calcext:value-type="float">
            <text:p>21.7688629627</text:p>
          </table:table-cell>
          <table:table-cell table:formula="of:=[.C107]/([.D107]-[.D106])" office:value-type="float" office:value="99504.1512968004" calcext:value-type="float">
            <text:p>99504.1512968004</text:p>
          </table:table-cell>
          <table:table-cell/>
          <table:table-cell office:value-type="float" office:value="1442892830.83981" calcext:value-type="float">
            <text:p>1442892830.83981</text:p>
          </table:table-cell>
          <table:table-cell table:formula="of:=[.G107]-[.$B107]" office:value-type="float" office:value="7.46609282493591" calcext:value-type="float">
            <text:p>7.4660928249</text:p>
          </table:table-cell>
          <table:table-cell/>
          <table:table-cell office:value-type="float" office:value="1442892831.14747" calcext:value-type="float">
            <text:p>1442892831.14747</text:p>
          </table:table-cell>
          <table:table-cell table:formula="of:=[.J107]-[.$B107]" office:value-type="float" office:value="7.77376008033752" calcext:value-type="float">
            <text:p>7.7737600803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892823.45513" calcext:value-type="float">
            <text:p>1442892823.45513</text:p>
          </table:table-cell>
          <table:table-cell office:value-type="float" office:value="8096" calcext:value-type="float">
            <text:p>8096</text:p>
          </table:table-cell>
          <table:table-cell table:formula="of:=[.B108]-[.B$2]" office:value-type="float" office:value="21.8502795696259" calcext:value-type="float">
            <text:p>21.8502795696</text:p>
          </table:table-cell>
          <table:table-cell table:formula="of:=[.C108]/([.D108]-[.D107])" office:value-type="float" office:value="99439.1722764623" calcext:value-type="float">
            <text:p>99439.1722764623</text:p>
          </table:table-cell>
          <table:table-cell/>
          <table:table-cell office:value-type="float" office:value="1442892830.9743" calcext:value-type="float">
            <text:p>1442892830.9743</text:p>
          </table:table-cell>
          <table:table-cell table:formula="of:=[.G108]-[.$B108]" office:value-type="float" office:value="7.51916909217835" calcext:value-type="float">
            <text:p>7.5191690922</text:p>
          </table:table-cell>
          <table:table-cell/>
          <table:table-cell office:value-type="float" office:value="1442892831.18024" calcext:value-type="float">
            <text:p>1442892831.18024</text:p>
          </table:table-cell>
          <table:table-cell table:formula="of:=[.J108]-[.$B108]" office:value-type="float" office:value="7.72510719299316" calcext:value-type="float">
            <text:p>7.725107193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892823.53659" calcext:value-type="float">
            <text:p>1442892823.53659</text:p>
          </table:table-cell>
          <table:table-cell office:value-type="float" office:value="8096" calcext:value-type="float">
            <text:p>8096</text:p>
          </table:table-cell>
          <table:table-cell table:formula="of:=[.B109]-[.B$2]" office:value-type="float" office:value="21.9317436218262" calcext:value-type="float">
            <text:p>21.9317436218</text:p>
          </table:table-cell>
          <table:table-cell table:formula="of:=[.C109]/([.D109]-[.D108])" office:value-type="float" office:value="99381.2581295638" calcext:value-type="float">
            <text:p>99381.2581295638</text:p>
          </table:table-cell>
          <table:table-cell/>
          <table:table-cell office:value-type="float" office:value="1442892831.10897" calcext:value-type="float">
            <text:p>1442892831.10897</text:p>
          </table:table-cell>
          <table:table-cell table:formula="of:=[.G109]-[.$B109]" office:value-type="float" office:value="7.57237339019775" calcext:value-type="float">
            <text:p>7.5723733902</text:p>
          </table:table-cell>
          <table:table-cell/>
          <table:table-cell office:value-type="float" office:value="1442892831.21307" calcext:value-type="float">
            <text:p>1442892831.21307</text:p>
          </table:table-cell>
          <table:table-cell table:formula="of:=[.J109]-[.$B109]" office:value-type="float" office:value="7.67647123336792" calcext:value-type="float">
            <text:p>7.676471233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892823.618" calcext:value-type="float">
            <text:p>1442892823.618</text:p>
          </table:table-cell>
          <table:table-cell office:value-type="float" office:value="8096" calcext:value-type="float">
            <text:p>8096</text:p>
          </table:table-cell>
          <table:table-cell table:formula="of:=[.B110]-[.B$2]" office:value-type="float" office:value="22.0131516456604" calcext:value-type="float">
            <text:p>22.0131516457</text:p>
          </table:table-cell>
          <table:table-cell table:formula="of:=[.C110]/([.D110]-[.D109])" office:value-type="float" office:value="99449.6564182164" calcext:value-type="float">
            <text:p>99449.6564182164</text:p>
          </table:table-cell>
          <table:table-cell/>
          <table:table-cell office:value-type="float" office:value="1442892831.10901" calcext:value-type="float">
            <text:p>1442892831.10901</text:p>
          </table:table-cell>
          <table:table-cell table:formula="of:=[.G110]-[.$B110]" office:value-type="float" office:value="7.49100518226624" calcext:value-type="float">
            <text:p>7.4910051823</text:p>
          </table:table-cell>
          <table:table-cell/>
          <table:table-cell office:value-type="float" office:value="1442892831.24587" calcext:value-type="float">
            <text:p>1442892831.24587</text:p>
          </table:table-cell>
          <table:table-cell table:formula="of:=[.J110]-[.$B110]" office:value-type="float" office:value="7.62786483764648" calcext:value-type="float">
            <text:p>7.627864837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892823.69932" calcext:value-type="float">
            <text:p>1442892823.69932</text:p>
          </table:table-cell>
          <table:table-cell office:value-type="float" office:value="8096" calcext:value-type="float">
            <text:p>8096</text:p>
          </table:table-cell>
          <table:table-cell table:formula="of:=[.B111]-[.B$2]" office:value-type="float" office:value="22.0944683551788" calcext:value-type="float">
            <text:p>22.0944683552</text:p>
          </table:table-cell>
          <table:table-cell table:formula="of:=[.C111]/([.D111]-[.D110])" office:value-type="float" office:value="99561.3330635916" calcext:value-type="float">
            <text:p>99561.3330635916</text:p>
          </table:table-cell>
          <table:table-cell/>
          <table:table-cell office:value-type="float" office:value="1442892831.2481" calcext:value-type="float">
            <text:p>1442892831.2481</text:p>
          </table:table-cell>
          <table:table-cell table:formula="of:=[.G111]-[.$B111]" office:value-type="float" office:value="7.54878187179565" calcext:value-type="float">
            <text:p>7.5487818718</text:p>
          </table:table-cell>
          <table:table-cell/>
          <table:table-cell office:value-type="float" office:value="1442892831.27863" calcext:value-type="float">
            <text:p>1442892831.27863</text:p>
          </table:table-cell>
          <table:table-cell table:formula="of:=[.J111]-[.$B111]" office:value-type="float" office:value="7.57931423187256" calcext:value-type="float">
            <text:p>7.579314231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892823.78072" calcext:value-type="float">
            <text:p>1442892823.78072</text:p>
          </table:table-cell>
          <table:table-cell office:value-type="float" office:value="8096" calcext:value-type="float">
            <text:p>8096</text:p>
          </table:table-cell>
          <table:table-cell table:formula="of:=[.B112]-[.B$2]" office:value-type="float" office:value="22.1758644580841" calcext:value-type="float">
            <text:p>22.1758644581</text:p>
          </table:table-cell>
          <table:table-cell table:formula="of:=[.C112]/([.D112]-[.D111])" office:value-type="float" office:value="99464.2213942589" calcext:value-type="float">
            <text:p>99464.2213942589</text:p>
          </table:table-cell>
          <table:table-cell/>
          <table:table-cell office:value-type="float" office:value="1442892831.38731" calcext:value-type="float">
            <text:p>1442892831.38731</text:p>
          </table:table-cell>
          <table:table-cell table:formula="of:=[.G112]-[.$B112]" office:value-type="float" office:value="7.60659265518189" calcext:value-type="float">
            <text:p>7.6065926552</text:p>
          </table:table-cell>
          <table:table-cell/>
          <table:table-cell office:value-type="float" office:value="1442892831.38735" calcext:value-type="float">
            <text:p>1442892831.38735</text:p>
          </table:table-cell>
          <table:table-cell table:formula="of:=[.J112]-[.$B112]" office:value-type="float" office:value="7.60663151741028" calcext:value-type="float">
            <text:p>7.606631517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892823.86213" calcext:value-type="float">
            <text:p>1442892823.86213</text:p>
          </table:table-cell>
          <table:table-cell office:value-type="float" office:value="8096" calcext:value-type="float">
            <text:p>8096</text:p>
          </table:table-cell>
          <table:table-cell table:formula="of:=[.B113]-[.B$2]" office:value-type="float" office:value="22.2572746276855" calcext:value-type="float">
            <text:p>22.2572746277</text:p>
          </table:table-cell>
          <table:table-cell table:formula="of:=[.C113]/([.D113]-[.D112])" office:value-type="float" office:value="99447.0351755262" calcext:value-type="float">
            <text:p>99447.0351755262</text:p>
          </table:table-cell>
          <table:table-cell/>
          <table:table-cell office:value-type="float" office:value="1442892831.44194" calcext:value-type="float">
            <text:p>1442892831.44194</text:p>
          </table:table-cell>
          <table:table-cell table:formula="of:=[.G113]-[.$B113]" office:value-type="float" office:value="7.57980990409851" calcext:value-type="float">
            <text:p>7.5798099041</text:p>
          </table:table-cell>
          <table:table-cell/>
          <table:table-cell office:value-type="float" office:value="1442892831.44197" calcext:value-type="float">
            <text:p>1442892831.44197</text:p>
          </table:table-cell>
          <table:table-cell table:formula="of:=[.J113]-[.$B113]" office:value-type="float" office:value="7.57984709739685" calcext:value-type="float">
            <text:p>7.579847097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892823.94356" calcext:value-type="float">
            <text:p>1442892823.94356</text:p>
          </table:table-cell>
          <table:table-cell office:value-type="float" office:value="8096" calcext:value-type="float">
            <text:p>8096</text:p>
          </table:table-cell>
          <table:table-cell table:formula="of:=[.B114]-[.B$2]" office:value-type="float" office:value="22.3387050628662" calcext:value-type="float">
            <text:p>22.3387050629</text:p>
          </table:table-cell>
          <table:table-cell table:formula="of:=[.C114]/([.D114]-[.D113])" office:value-type="float" office:value="99422.2858079779" calcext:value-type="float">
            <text:p>99422.2858079779</text:p>
          </table:table-cell>
          <table:table-cell/>
          <table:table-cell office:value-type="float" office:value="1442892831.58855" calcext:value-type="float">
            <text:p>1442892831.58855</text:p>
          </table:table-cell>
          <table:table-cell table:formula="of:=[.G114]-[.$B114]" office:value-type="float" office:value="7.64499449729919" calcext:value-type="float">
            <text:p>7.6449944973</text:p>
          </table:table-cell>
          <table:table-cell/>
          <table:table-cell office:value-type="float" office:value="1442892831.58859" calcext:value-type="float">
            <text:p>1442892831.58859</text:p>
          </table:table-cell>
          <table:table-cell table:formula="of:=[.J114]-[.$B114]" office:value-type="float" office:value="7.64503765106201" calcext:value-type="float">
            <text:p>7.645037651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892824.02501" calcext:value-type="float">
            <text:p>1442892824.02501</text:p>
          </table:table-cell>
          <table:table-cell office:value-type="float" office:value="8096" calcext:value-type="float">
            <text:p>8096</text:p>
          </table:table-cell>
          <table:table-cell table:formula="of:=[.B115]-[.B$2]" office:value-type="float" office:value="22.420154094696" calcext:value-type="float">
            <text:p>22.4201540947</text:p>
          </table:table-cell>
          <table:table-cell table:formula="of:=[.C115]/([.D115]-[.D114])" office:value-type="float" office:value="99399.5854599528" calcext:value-type="float">
            <text:p>99399.5854599528</text:p>
          </table:table-cell>
          <table:table-cell/>
          <table:table-cell office:value-type="float" office:value="1442892831.72036" calcext:value-type="float">
            <text:p>1442892831.72036</text:p>
          </table:table-cell>
          <table:table-cell table:formula="of:=[.G115]-[.$B115]" office:value-type="float" office:value="7.6953592300415" calcext:value-type="float">
            <text:p>7.69535923</text:p>
          </table:table-cell>
          <table:table-cell/>
          <table:table-cell office:value-type="float" office:value="1442892831.72041" calcext:value-type="float">
            <text:p>1442892831.72041</text:p>
          </table:table-cell>
          <table:table-cell table:formula="of:=[.J115]-[.$B115]" office:value-type="float" office:value="7.69540143013001" calcext:value-type="float">
            <text:p>7.695401430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892824.10642" calcext:value-type="float">
            <text:p>1442892824.10642</text:p>
          </table:table-cell>
          <table:table-cell office:value-type="float" office:value="8096" calcext:value-type="float">
            <text:p>8096</text:p>
          </table:table-cell>
          <table:table-cell table:formula="of:=[.B116]-[.B$2]" office:value-type="float" office:value="22.5015735626221" calcext:value-type="float">
            <text:p>22.5015735626</text:p>
          </table:table-cell>
          <table:table-cell table:formula="of:=[.C116]/([.D116]-[.D115])" office:value-type="float" office:value="99435.6780537514" calcext:value-type="float">
            <text:p>99435.6780537514</text:p>
          </table:table-cell>
          <table:table-cell/>
          <table:table-cell office:value-type="float" office:value="1442892831.72047" calcext:value-type="float">
            <text:p>1442892831.72047</text:p>
          </table:table-cell>
          <table:table-cell table:formula="of:=[.G116]-[.$B116]" office:value-type="float" office:value="7.61404228210449" calcext:value-type="float">
            <text:p>7.6140422821</text:p>
          </table:table-cell>
          <table:table-cell/>
          <table:table-cell office:value-type="float" office:value="1442892831.75323" calcext:value-type="float">
            <text:p>1442892831.75323</text:p>
          </table:table-cell>
          <table:table-cell table:formula="of:=[.J116]-[.$B116]" office:value-type="float" office:value="7.64680027961731" calcext:value-type="float">
            <text:p>7.646800279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892824.18779" calcext:value-type="float">
            <text:p>1442892824.18779</text:p>
          </table:table-cell>
          <table:table-cell office:value-type="float" office:value="8096" calcext:value-type="float">
            <text:p>8096</text:p>
          </table:table-cell>
          <table:table-cell table:formula="of:=[.B117]-[.B$2]" office:value-type="float" office:value="22.5829403400421" calcext:value-type="float">
            <text:p>22.58294034</text:p>
          </table:table-cell>
          <table:table-cell table:formula="of:=[.C117]/([.D117]-[.D116])" office:value-type="float" office:value="99500.0693981722" calcext:value-type="float">
            <text:p>99500.0693981722</text:p>
          </table:table-cell>
          <table:table-cell/>
          <table:table-cell office:value-type="float" office:value="1442892831.85971" calcext:value-type="float">
            <text:p>1442892831.85971</text:p>
          </table:table-cell>
          <table:table-cell table:formula="of:=[.G117]-[.$B117]" office:value-type="float" office:value="7.6719183921814" calcext:value-type="float">
            <text:p>7.6719183922</text:p>
          </table:table-cell>
          <table:table-cell/>
          <table:table-cell office:value-type="float" office:value="1442892831.85978" calcext:value-type="float">
            <text:p>1442892831.85978</text:p>
          </table:table-cell>
          <table:table-cell table:formula="of:=[.J117]-[.$B117]" office:value-type="float" office:value="7.67199110984802" calcext:value-type="float">
            <text:p>7.6719911098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892824.2692" calcext:value-type="float">
            <text:p>1442892824.2692</text:p>
          </table:table-cell>
          <table:table-cell office:value-type="float" office:value="8096" calcext:value-type="float">
            <text:p>8096</text:p>
          </table:table-cell>
          <table:table-cell table:formula="of:=[.B118]-[.B$2]" office:value-type="float" office:value="22.6643490791321" calcext:value-type="float">
            <text:p>22.6643490791</text:p>
          </table:table-cell>
          <table:table-cell table:formula="of:=[.C118]/([.D118]-[.D117])" office:value-type="float" office:value="99448.7826552995" calcext:value-type="float">
            <text:p>99448.7826552995</text:p>
          </table:table-cell>
          <table:table-cell/>
          <table:table-cell office:value-type="float" office:value="1442892831.99883" calcext:value-type="float">
            <text:p>1442892831.99883</text:p>
          </table:table-cell>
          <table:table-cell table:formula="of:=[.G118]-[.$B118]" office:value-type="float" office:value="7.72962951660156" calcext:value-type="float">
            <text:p>7.7296295166</text:p>
          </table:table-cell>
          <table:table-cell/>
          <table:table-cell office:value-type="float" office:value="1442892831.99888" calcext:value-type="float">
            <text:p>1442892831.99888</text:p>
          </table:table-cell>
          <table:table-cell table:formula="of:=[.J118]-[.$B118]" office:value-type="float" office:value="7.72967910766602" calcext:value-type="float">
            <text:p>7.729679107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892824.35061" calcext:value-type="float">
            <text:p>1442892824.35061</text:p>
          </table:table-cell>
          <table:table-cell office:value-type="float" office:value="8096" calcext:value-type="float">
            <text:p>8096</text:p>
          </table:table-cell>
          <table:table-cell table:formula="of:=[.B119]-[.B$2]" office:value-type="float" office:value="22.7457580566406" calcext:value-type="float">
            <text:p>22.7457580566</text:p>
          </table:table-cell>
          <table:table-cell table:formula="of:=[.C119]/([.D119]-[.D118])" office:value-type="float" office:value="99448.4914044059" calcext:value-type="float">
            <text:p>99448.4914044059</text:p>
          </table:table-cell>
          <table:table-cell/>
          <table:table-cell office:value-type="float" office:value="1442892831.99893" calcext:value-type="float">
            <text:p>1442892831.99893</text:p>
          </table:table-cell>
          <table:table-cell table:formula="of:=[.G119]-[.$B119]" office:value-type="float" office:value="7.64831590652466" calcext:value-type="float">
            <text:p>7.6483159065</text:p>
          </table:table-cell>
          <table:table-cell/>
          <table:table-cell office:value-type="float" office:value="1442892832.02853" calcext:value-type="float">
            <text:p>1442892832.02853</text:p>
          </table:table-cell>
          <table:table-cell table:formula="of:=[.J119]-[.$B119]" office:value-type="float" office:value="7.67792224884033" calcext:value-type="float">
            <text:p>7.677922248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892824.43201" calcext:value-type="float">
            <text:p>1442892824.43201</text:p>
          </table:table-cell>
          <table:table-cell office:value-type="float" office:value="8096" calcext:value-type="float">
            <text:p>8096</text:p>
          </table:table-cell>
          <table:table-cell table:formula="of:=[.B120]-[.B$2]" office:value-type="float" office:value="22.8271586894989" calcext:value-type="float">
            <text:p>22.8271586895</text:p>
          </table:table-cell>
          <table:table-cell table:formula="of:=[.C120]/([.D120]-[.D119])" office:value-type="float" office:value="99458.6862008265" calcext:value-type="float">
            <text:p>99458.6862008265</text:p>
          </table:table-cell>
          <table:table-cell/>
          <table:table-cell office:value-type="float" office:value="1442892832.12779" calcext:value-type="float">
            <text:p>1442892832.12779</text:p>
          </table:table-cell>
          <table:table-cell table:formula="of:=[.G120]-[.$B120]" office:value-type="float" office:value="7.69577956199646" calcext:value-type="float">
            <text:p>7.695779562</text:p>
          </table:table-cell>
          <table:table-cell/>
          <table:table-cell office:value-type="float" office:value="1442892832.12784" calcext:value-type="float">
            <text:p>1442892832.12784</text:p>
          </table:table-cell>
          <table:table-cell table:formula="of:=[.J120]-[.$B120]" office:value-type="float" office:value="7.69582533836365" calcext:value-type="float">
            <text:p>7.695825338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892824.5134" calcext:value-type="float">
            <text:p>1442892824.5134</text:p>
          </table:table-cell>
          <table:table-cell office:value-type="float" office:value="8096" calcext:value-type="float">
            <text:p>8096</text:p>
          </table:table-cell>
          <table:table-cell table:formula="of:=[.B121]-[.B$2]" office:value-type="float" office:value="22.9085466861725" calcext:value-type="float">
            <text:p>22.9085466862</text:p>
          </table:table-cell>
          <table:table-cell table:formula="of:=[.C121]/([.D121]-[.D120])" office:value-type="float" office:value="99474.1280150923" calcext:value-type="float">
            <text:p>99474.1280150923</text:p>
          </table:table-cell>
          <table:table-cell/>
          <table:table-cell office:value-type="float" office:value="1442892832.25657" calcext:value-type="float">
            <text:p>1442892832.25657</text:p>
          </table:table-cell>
          <table:table-cell table:formula="of:=[.G121]-[.$B121]" office:value-type="float" office:value="7.7431697845459" calcext:value-type="float">
            <text:p>7.7431697845</text:p>
          </table:table-cell>
          <table:table-cell/>
          <table:table-cell office:value-type="float" office:value="1442892832.25661" calcext:value-type="float">
            <text:p>1442892832.25661</text:p>
          </table:table-cell>
          <table:table-cell table:formula="of:=[.J121]-[.$B121]" office:value-type="float" office:value="7.74320888519287" calcext:value-type="float">
            <text:p>7.743208885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892824.59477" calcext:value-type="float">
            <text:p>1442892824.59477</text:p>
          </table:table-cell>
          <table:table-cell office:value-type="float" office:value="8096" calcext:value-type="float">
            <text:p>8096</text:p>
          </table:table-cell>
          <table:table-cell table:formula="of:=[.B122]-[.B$2]" office:value-type="float" office:value="22.9899203777313" calcext:value-type="float">
            <text:p>22.9899203777</text:p>
          </table:table-cell>
          <table:table-cell table:formula="of:=[.C122]/([.D122]-[.D121])" office:value-type="float" office:value="99491.6151019906" calcext:value-type="float">
            <text:p>99491.6151019906</text:p>
          </table:table-cell>
          <table:table-cell/>
          <table:table-cell office:value-type="float" office:value="1442892832.25665" calcext:value-type="float">
            <text:p>1442892832.25665</text:p>
          </table:table-cell>
          <table:table-cell table:formula="of:=[.G122]-[.$B122]" office:value-type="float" office:value="7.66187834739685" calcext:value-type="float">
            <text:p>7.6618783474</text:p>
          </table:table-cell>
          <table:table-cell/>
          <table:table-cell office:value-type="float" office:value="1442892832.28611" calcext:value-type="float">
            <text:p>1442892832.28611</text:p>
          </table:table-cell>
          <table:table-cell table:formula="of:=[.J122]-[.$B122]" office:value-type="float" office:value="7.69133806228638" calcext:value-type="float">
            <text:p>7.6913380623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892824.67619" calcext:value-type="float">
            <text:p>1442892824.67619</text:p>
          </table:table-cell>
          <table:table-cell office:value-type="float" office:value="8096" calcext:value-type="float">
            <text:p>8096</text:p>
          </table:table-cell>
          <table:table-cell table:formula="of:=[.B123]-[.B$2]" office:value-type="float" office:value="23.0713346004486" calcext:value-type="float">
            <text:p>23.0713346004</text:p>
          </table:table-cell>
          <table:table-cell table:formula="of:=[.C123]/([.D123]-[.D122])" office:value-type="float" office:value="99442.0843163209" calcext:value-type="float">
            <text:p>99442.0843163209</text:p>
          </table:table-cell>
          <table:table-cell/>
          <table:table-cell office:value-type="float" office:value="1442892832.25667" calcext:value-type="float">
            <text:p>1442892832.25667</text:p>
          </table:table-cell>
          <table:table-cell table:formula="of:=[.G123]-[.$B123]" office:value-type="float" office:value="7.58048868179321" calcext:value-type="float">
            <text:p>7.5804886818</text:p>
          </table:table-cell>
          <table:table-cell/>
          <table:table-cell office:value-type="float" office:value="1442892832.31562" calcext:value-type="float">
            <text:p>1442892832.31562</text:p>
          </table:table-cell>
          <table:table-cell table:formula="of:=[.J123]-[.$B123]" office:value-type="float" office:value="7.63943600654602" calcext:value-type="float">
            <text:p>7.639436006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892824.75757" calcext:value-type="float">
            <text:p>1442892824.75757</text:p>
          </table:table-cell>
          <table:table-cell office:value-type="float" office:value="8096" calcext:value-type="float">
            <text:p>8096</text:p>
          </table:table-cell>
          <table:table-cell table:formula="of:=[.B124]-[.B$2]" office:value-type="float" office:value="23.1527209281921" calcext:value-type="float">
            <text:p>23.1527209282</text:p>
          </table:table-cell>
          <table:table-cell table:formula="of:=[.C124]/([.D124]-[.D123])" office:value-type="float" office:value="99476.1678584716" calcext:value-type="float">
            <text:p>99476.1678584716</text:p>
          </table:table-cell>
          <table:table-cell/>
          <table:table-cell office:value-type="float" office:value="1442892832.51422" calcext:value-type="float">
            <text:p>1442892832.51422</text:p>
          </table:table-cell>
          <table:table-cell table:formula="of:=[.G124]-[.$B124]" office:value-type="float" office:value="7.75664591789246" calcext:value-type="float">
            <text:p>7.7566459179</text:p>
          </table:table-cell>
          <table:table-cell/>
          <table:table-cell office:value-type="float" office:value="1442892832.51426" calcext:value-type="float">
            <text:p>1442892832.51426</text:p>
          </table:table-cell>
          <table:table-cell table:formula="of:=[.J124]-[.$B124]" office:value-type="float" office:value="7.75668478012085" calcext:value-type="float">
            <text:p>7.756684780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892824.83899" calcext:value-type="float">
            <text:p>1442892824.83899</text:p>
          </table:table-cell>
          <table:table-cell office:value-type="float" office:value="8096" calcext:value-type="float">
            <text:p>8096</text:p>
          </table:table-cell>
          <table:table-cell table:formula="of:=[.B125]-[.B$2]" office:value-type="float" office:value="23.2341370582581" calcext:value-type="float">
            <text:p>23.2341370583</text:p>
          </table:table-cell>
          <table:table-cell table:formula="of:=[.C125]/([.D125]-[.D124])" office:value-type="float" office:value="99439.7546707898" calcext:value-type="float">
            <text:p>99439.7546707898</text:p>
          </table:table-cell>
          <table:table-cell/>
          <table:table-cell office:value-type="float" office:value="1442892832.5143" calcext:value-type="float">
            <text:p>1442892832.5143</text:p>
          </table:table-cell>
          <table:table-cell table:formula="of:=[.G125]-[.$B125]" office:value-type="float" office:value="7.67530703544617" calcext:value-type="float">
            <text:p>7.6753070354</text:p>
          </table:table-cell>
          <table:table-cell/>
          <table:table-cell office:value-type="float" office:value="1442892832.54379" calcext:value-type="float">
            <text:p>1442892832.54379</text:p>
          </table:table-cell>
          <table:table-cell table:formula="of:=[.J125]-[.$B125]" office:value-type="float" office:value="7.70480179786682" calcext:value-type="float">
            <text:p>7.704801797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892824.92035" calcext:value-type="float">
            <text:p>1442892824.92035</text:p>
          </table:table-cell>
          <table:table-cell office:value-type="float" office:value="8096" calcext:value-type="float">
            <text:p>8096</text:p>
          </table:table-cell>
          <table:table-cell table:formula="of:=[.B126]-[.B$2]" office:value-type="float" office:value="23.315495967865" calcext:value-type="float">
            <text:p>23.3154959679</text:p>
          </table:table-cell>
          <table:table-cell table:formula="of:=[.C126]/([.D126]-[.D125])" office:value-type="float" office:value="99509.6915520859" calcext:value-type="float">
            <text:p>99509.6915520859</text:p>
          </table:table-cell>
          <table:table-cell/>
          <table:table-cell office:value-type="float" office:value="1442892832.51432" calcext:value-type="float">
            <text:p>1442892832.51432</text:p>
          </table:table-cell>
          <table:table-cell table:formula="of:=[.G126]-[.$B126]" office:value-type="float" office:value="7.59396815299988" calcext:value-type="float">
            <text:p>7.593968153</text:p>
          </table:table-cell>
          <table:table-cell/>
          <table:table-cell office:value-type="float" office:value="1442892832.57326" calcext:value-type="float">
            <text:p>1442892832.57326</text:p>
          </table:table-cell>
          <table:table-cell table:formula="of:=[.J126]-[.$B126]" office:value-type="float" office:value="7.65291619300842" calcext:value-type="float">
            <text:p>7.65291619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892825.00202" calcext:value-type="float">
            <text:p>1442892825.00202</text:p>
          </table:table-cell>
          <table:table-cell office:value-type="float" office:value="8096" calcext:value-type="float">
            <text:p>8096</text:p>
          </table:table-cell>
          <table:table-cell table:formula="of:=[.B127]-[.B$2]" office:value-type="float" office:value="23.3971722126007" calcext:value-type="float">
            <text:p>23.3971722126</text:p>
          </table:table-cell>
          <table:table-cell table:formula="of:=[.C127]/([.D127]-[.D126])" office:value-type="float" office:value="99123.0684784354" calcext:value-type="float">
            <text:p>99123.0684784354</text:p>
          </table:table-cell>
          <table:table-cell/>
          <table:table-cell office:value-type="float" office:value="1442892832.77186" calcext:value-type="float">
            <text:p>1442892832.77186</text:p>
          </table:table-cell>
          <table:table-cell table:formula="of:=[.G127]-[.$B127]" office:value-type="float" office:value="7.76983857154846" calcext:value-type="float">
            <text:p>7.7698385715</text:p>
          </table:table-cell>
          <table:table-cell/>
          <table:table-cell office:value-type="float" office:value="1442892832.77188" calcext:value-type="float">
            <text:p>1442892832.77188</text:p>
          </table:table-cell>
          <table:table-cell table:formula="of:=[.J127]-[.$B127]" office:value-type="float" office:value="7.76986145973206" calcext:value-type="float">
            <text:p>7.769861459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892825.07941" calcext:value-type="float">
            <text:p>1442892825.07941</text:p>
          </table:table-cell>
          <table:table-cell office:value-type="float" office:value="8096" calcext:value-type="float">
            <text:p>8096</text:p>
          </table:table-cell>
          <table:table-cell table:formula="of:=[.B128]-[.B$2]" office:value-type="float" office:value="23.4745538234711" calcext:value-type="float">
            <text:p>23.4745538235</text:p>
          </table:table-cell>
          <table:table-cell table:formula="of:=[.C128]/([.D128]-[.D127])" office:value-type="float" office:value="104624.340446509" calcext:value-type="float">
            <text:p>104624.340446509</text:p>
          </table:table-cell>
          <table:table-cell/>
          <table:table-cell office:value-type="float" office:value="1442892832.7719" calcext:value-type="float">
            <text:p>1442892832.7719</text:p>
          </table:table-cell>
          <table:table-cell table:formula="of:=[.G128]-[.$B128]" office:value-type="float" office:value="7.69249963760376" calcext:value-type="float">
            <text:p>7.6924996376</text:p>
          </table:table-cell>
          <table:table-cell/>
          <table:table-cell office:value-type="float" office:value="1442892832.80137" calcext:value-type="float">
            <text:p>1442892832.80137</text:p>
          </table:table-cell>
          <table:table-cell table:formula="of:=[.J128]-[.$B128]" office:value-type="float" office:value="7.72196054458618" calcext:value-type="float">
            <text:p>7.721960544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892825.1568" calcext:value-type="float">
            <text:p>1442892825.1568</text:p>
          </table:table-cell>
          <table:table-cell office:value-type="float" office:value="8096" calcext:value-type="float">
            <text:p>8096</text:p>
          </table:table-cell>
          <table:table-cell table:formula="of:=[.B129]-[.B$2]" office:value-type="float" office:value="23.5519452095032" calcext:value-type="float">
            <text:p>23.5519452095</text:p>
          </table:table-cell>
          <table:table-cell table:formula="of:=[.C129]/([.D129]-[.D128])" office:value-type="float" office:value="104611.125541046" calcext:value-type="float">
            <text:p>104611.125541046</text:p>
          </table:table-cell>
          <table:table-cell/>
          <table:table-cell office:value-type="float" office:value="1442892832.77191" calcext:value-type="float">
            <text:p>1442892832.77191</text:p>
          </table:table-cell>
          <table:table-cell table:formula="of:=[.G129]-[.$B129]" office:value-type="float" office:value="7.61511826515198" calcext:value-type="float">
            <text:p>7.6151182652</text:p>
          </table:table-cell>
          <table:table-cell/>
          <table:table-cell office:value-type="float" office:value="1442892832.83081" calcext:value-type="float">
            <text:p>1442892832.83081</text:p>
          </table:table-cell>
          <table:table-cell table:formula="of:=[.J129]-[.$B129]" office:value-type="float" office:value="7.67401218414307" calcext:value-type="float">
            <text:p>7.674012184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892825.23411" calcext:value-type="float">
            <text:p>1442892825.23411</text:p>
          </table:table-cell>
          <table:table-cell office:value-type="float" office:value="8096" calcext:value-type="float">
            <text:p>8096</text:p>
          </table:table-cell>
          <table:table-cell table:formula="of:=[.B130]-[.B$2]" office:value-type="float" office:value="23.62926030159" calcext:value-type="float">
            <text:p>23.6292603016</text:p>
          </table:table-cell>
          <table:table-cell table:formula="of:=[.C130]/([.D130]-[.D129])" office:value-type="float" office:value="104714.355004734" calcext:value-type="float">
            <text:p>104714.355004734</text:p>
          </table:table-cell>
          <table:table-cell/>
          <table:table-cell office:value-type="float" office:value="1442892833.0295" calcext:value-type="float">
            <text:p>1442892833.0295</text:p>
          </table:table-cell>
          <table:table-cell table:formula="of:=[.G130]-[.$B130]" office:value-type="float" office:value="7.79539132118225" calcext:value-type="float">
            <text:p>7.7953913212</text:p>
          </table:table-cell>
          <table:table-cell/>
          <table:table-cell office:value-type="float" office:value="1442892833.02952" calcext:value-type="float">
            <text:p>1442892833.02952</text:p>
          </table:table-cell>
          <table:table-cell table:formula="of:=[.J130]-[.$B130]" office:value-type="float" office:value="7.79541301727295" calcext:value-type="float">
            <text:p>7.795413017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892825.31166" calcext:value-type="float">
            <text:p>1442892825.31166</text:p>
          </table:table-cell>
          <table:table-cell office:value-type="float" office:value="8096" calcext:value-type="float">
            <text:p>8096</text:p>
          </table:table-cell>
          <table:table-cell table:formula="of:=[.B131]-[.B$2]" office:value-type="float" office:value="23.7068102359772" calcext:value-type="float">
            <text:p>23.706810236</text:p>
          </table:table-cell>
          <table:table-cell table:formula="of:=[.C131]/([.D131]-[.D130])" office:value-type="float" office:value="104397.251448037" calcext:value-type="float">
            <text:p>104397.251448037</text:p>
          </table:table-cell>
          <table:table-cell/>
          <table:table-cell office:value-type="float" office:value="1442892833.02961" calcext:value-type="float">
            <text:p>1442892833.02961</text:p>
          </table:table-cell>
          <table:table-cell table:formula="of:=[.G131]-[.$B131]" office:value-type="float" office:value="7.71794533729553" calcext:value-type="float">
            <text:p>7.7179453373</text:p>
          </table:table-cell>
          <table:table-cell/>
          <table:table-cell office:value-type="float" office:value="1442892833.05646" calcext:value-type="float">
            <text:p>1442892833.05646</text:p>
          </table:table-cell>
          <table:table-cell table:formula="of:=[.J131]-[.$B131]" office:value-type="float" office:value="7.74480080604553" calcext:value-type="float">
            <text:p>7.74480080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892825.38896" calcext:value-type="float">
            <text:p>1442892825.38896</text:p>
          </table:table-cell>
          <table:table-cell office:value-type="float" office:value="8096" calcext:value-type="float">
            <text:p>8096</text:p>
          </table:table-cell>
          <table:table-cell table:formula="of:=[.B132]-[.B$2]" office:value-type="float" office:value="23.7841053009033" calcext:value-type="float">
            <text:p>23.7841053009</text:p>
          </table:table-cell>
          <table:table-cell table:formula="of:=[.C132]/([.D132]-[.D131])" office:value-type="float" office:value="104741.486506744" calcext:value-type="float">
            <text:p>104741.486506744</text:p>
          </table:table-cell>
          <table:table-cell/>
          <table:table-cell office:value-type="float" office:value="1442892833.27201" calcext:value-type="float">
            <text:p>1442892833.27201</text:p>
          </table:table-cell>
          <table:table-cell table:formula="of:=[.G132]-[.$B132]" office:value-type="float" office:value="7.88304853439331" calcext:value-type="float">
            <text:p>7.8830485344</text:p>
          </table:table-cell>
          <table:table-cell/>
          <table:table-cell office:value-type="float" office:value="1442892833.27205" calcext:value-type="float">
            <text:p>1442892833.27205</text:p>
          </table:table-cell>
          <table:table-cell table:formula="of:=[.J132]-[.$B132]" office:value-type="float" office:value="7.88309359550476" calcext:value-type="float">
            <text:p>7.883093595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892825.4663" calcext:value-type="float">
            <text:p>1442892825.4663</text:p>
          </table:table-cell>
          <table:table-cell office:value-type="float" office:value="8096" calcext:value-type="float">
            <text:p>8096</text:p>
          </table:table-cell>
          <table:table-cell table:formula="of:=[.B133]-[.B$2]" office:value-type="float" office:value="23.8614482879639" calcext:value-type="float">
            <text:p>23.861448288</text:p>
          </table:table-cell>
          <table:table-cell table:formula="of:=[.C133]/([.D133]-[.D132])" office:value-type="float" office:value="104676.58811344" calcext:value-type="float">
            <text:p>104676.58811344</text:p>
          </table:table-cell>
          <table:table-cell/>
          <table:table-cell office:value-type="float" office:value="1442892833.2721" calcext:value-type="float">
            <text:p>1442892833.2721</text:p>
          </table:table-cell>
          <table:table-cell table:formula="of:=[.G133]-[.$B133]" office:value-type="float" office:value="7.80579686164856" calcext:value-type="float">
            <text:p>7.8057968616</text:p>
          </table:table-cell>
          <table:table-cell/>
          <table:table-cell office:value-type="float" office:value="1442892833.29898" calcext:value-type="float">
            <text:p>1442892833.29898</text:p>
          </table:table-cell>
          <table:table-cell table:formula="of:=[.J133]-[.$B133]" office:value-type="float" office:value="7.83268022537231" calcext:value-type="float">
            <text:p>7.832680225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892825.54359" calcext:value-type="float">
            <text:p>1442892825.54359</text:p>
          </table:table-cell>
          <table:table-cell office:value-type="float" office:value="8096" calcext:value-type="float">
            <text:p>8096</text:p>
          </table:table-cell>
          <table:table-cell table:formula="of:=[.B134]-[.B$2]" office:value-type="float" office:value="23.9387402534485" calcext:value-type="float">
            <text:p>23.9387402534</text:p>
          </table:table-cell>
          <table:table-cell table:formula="of:=[.C134]/([.D134]-[.D133])" office:value-type="float" office:value="104745.686686038" calcext:value-type="float">
            <text:p>104745.686686038</text:p>
          </table:table-cell>
          <table:table-cell/>
          <table:table-cell office:value-type="float" office:value="1442892833.27213" calcext:value-type="float">
            <text:p>1442892833.27213</text:p>
          </table:table-cell>
          <table:table-cell table:formula="of:=[.G134]-[.$B134]" office:value-type="float" office:value="7.72854137420654" calcext:value-type="float">
            <text:p>7.7285413742</text:p>
          </table:table-cell>
          <table:table-cell/>
          <table:table-cell office:value-type="float" office:value="1442892833.32591" calcext:value-type="float">
            <text:p>1442892833.32591</text:p>
          </table:table-cell>
          <table:table-cell table:formula="of:=[.J134]-[.$B134]" office:value-type="float" office:value="7.78232026100159" calcext:value-type="float">
            <text:p>7.78232026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892825.6209" calcext:value-type="float">
            <text:p>1442892825.6209</text:p>
          </table:table-cell>
          <table:table-cell office:value-type="float" office:value="8096" calcext:value-type="float">
            <text:p>8096</text:p>
          </table:table-cell>
          <table:table-cell table:formula="of:=[.B135]-[.B$2]" office:value-type="float" office:value="24.0160524845123" calcext:value-type="float">
            <text:p>24.0160524845</text:p>
          </table:table-cell>
          <table:table-cell table:formula="of:=[.C135]/([.D135]-[.D134])" office:value-type="float" office:value="104718.230072995" calcext:value-type="float">
            <text:p>104718.230072995</text:p>
          </table:table-cell>
          <table:table-cell/>
          <table:table-cell office:value-type="float" office:value="1442892833.51423" calcext:value-type="float">
            <text:p>1442892833.51423</text:p>
          </table:table-cell>
          <table:table-cell table:formula="of:=[.G135]-[.$B135]" office:value-type="float" office:value="7.89332294464111" calcext:value-type="float">
            <text:p>7.8933229446</text:p>
          </table:table-cell>
          <table:table-cell/>
          <table:table-cell office:value-type="float" office:value="1442892833.51427" calcext:value-type="float">
            <text:p>1442892833.51427</text:p>
          </table:table-cell>
          <table:table-cell table:formula="of:=[.J135]-[.$B135]" office:value-type="float" office:value="7.89336252212524" calcext:value-type="float">
            <text:p>7.893362522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892825.69824" calcext:value-type="float">
            <text:p>1442892825.69824</text:p>
          </table:table-cell>
          <table:table-cell office:value-type="float" office:value="8096" calcext:value-type="float">
            <text:p>8096</text:p>
          </table:table-cell>
          <table:table-cell table:formula="of:=[.B136]-[.B$2]" office:value-type="float" office:value="24.0933856964111" calcext:value-type="float">
            <text:p>24.0933856964</text:p>
          </table:table-cell>
          <table:table-cell table:formula="of:=[.C136]/([.D136]-[.D135])" office:value-type="float" office:value="104689.819564125" calcext:value-type="float">
            <text:p>104689.819564125</text:p>
          </table:table-cell>
          <table:table-cell/>
          <table:table-cell office:value-type="float" office:value="1442892833.51431" calcext:value-type="float">
            <text:p>1442892833.51431</text:p>
          </table:table-cell>
          <table:table-cell table:formula="of:=[.G136]-[.$B136]" office:value-type="float" office:value="7.81607055664063" calcext:value-type="float">
            <text:p>7.8160705566</text:p>
          </table:table-cell>
          <table:table-cell/>
          <table:table-cell office:value-type="float" office:value="1442892833.5412" calcext:value-type="float">
            <text:p>1442892833.5412</text:p>
          </table:table-cell>
          <table:table-cell table:formula="of:=[.J136]-[.$B136]" office:value-type="float" office:value="7.84296774864197" calcext:value-type="float">
            <text:p>7.842967748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892825.77557" calcext:value-type="float">
            <text:p>1442892825.77557</text:p>
          </table:table-cell>
          <table:table-cell office:value-type="float" office:value="8096" calcext:value-type="float">
            <text:p>8096</text:p>
          </table:table-cell>
          <table:table-cell table:formula="of:=[.B137]-[.B$2]" office:value-type="float" office:value="24.170717716217" calcext:value-type="float">
            <text:p>24.1707177162</text:p>
          </table:table-cell>
          <table:table-cell table:formula="of:=[.C137]/([.D137]-[.D136])" office:value-type="float" office:value="104691.433384512" calcext:value-type="float">
            <text:p>104691.433384512</text:p>
          </table:table-cell>
          <table:table-cell/>
          <table:table-cell office:value-type="float" office:value="1442892833.51435" calcext:value-type="float">
            <text:p>1442892833.51435</text:p>
          </table:table-cell>
          <table:table-cell table:formula="of:=[.G137]-[.$B137]" office:value-type="float" office:value="7.73877882957459" calcext:value-type="float">
            <text:p>7.7387788296</text:p>
          </table:table-cell>
          <table:table-cell/>
          <table:table-cell office:value-type="float" office:value="1442892833.56813" calcext:value-type="float">
            <text:p>1442892833.56813</text:p>
          </table:table-cell>
          <table:table-cell table:formula="of:=[.J137]-[.$B137]" office:value-type="float" office:value="7.79256224632263" calcext:value-type="float">
            <text:p>7.792562246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892825.8529" calcext:value-type="float">
            <text:p>1442892825.8529</text:p>
          </table:table-cell>
          <table:table-cell office:value-type="float" office:value="8096" calcext:value-type="float">
            <text:p>8096</text:p>
          </table:table-cell>
          <table:table-cell table:formula="of:=[.B138]-[.B$2]" office:value-type="float" office:value="24.2480454444885" calcext:value-type="float">
            <text:p>24.2480454445</text:p>
          </table:table-cell>
          <table:table-cell table:formula="of:=[.C138]/([.D138]-[.D137])" office:value-type="float" office:value="104697.243549899" calcext:value-type="float">
            <text:p>104697.243549899</text:p>
          </table:table-cell>
          <table:table-cell/>
          <table:table-cell office:value-type="float" office:value="1442892833.75655" calcext:value-type="float">
            <text:p>1442892833.75655</text:p>
          </table:table-cell>
          <table:table-cell table:formula="of:=[.G138]-[.$B138]" office:value-type="float" office:value="7.90365719795227" calcext:value-type="float">
            <text:p>7.903657198</text:p>
          </table:table-cell>
          <table:table-cell/>
          <table:table-cell office:value-type="float" office:value="1442892833.75662" calcext:value-type="float">
            <text:p>1442892833.75662</text:p>
          </table:table-cell>
          <table:table-cell table:formula="of:=[.J138]-[.$B138]" office:value-type="float" office:value="7.90372061729431" calcext:value-type="float">
            <text:p>7.903720617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892825.93023" calcext:value-type="float">
            <text:p>1442892825.93023</text:p>
          </table:table-cell>
          <table:table-cell office:value-type="float" office:value="8096" calcext:value-type="float">
            <text:p>8096</text:p>
          </table:table-cell>
          <table:table-cell table:formula="of:=[.B139]-[.B$2]" office:value-type="float" office:value="24.325382232666" calcext:value-type="float">
            <text:p>24.3253822327</text:p>
          </table:table-cell>
          <table:table-cell table:formula="of:=[.C139]/([.D139]-[.D138])" office:value-type="float" office:value="104684.978401475" calcext:value-type="float">
            <text:p>104684.978401475</text:p>
          </table:table-cell>
          <table:table-cell/>
          <table:table-cell office:value-type="float" office:value="1442892833.75667" calcext:value-type="float">
            <text:p>1442892833.75667</text:p>
          </table:table-cell>
          <table:table-cell table:formula="of:=[.G139]-[.$B139]" office:value-type="float" office:value="7.82644081115723" calcext:value-type="float">
            <text:p>7.8264408112</text:p>
          </table:table-cell>
          <table:table-cell/>
          <table:table-cell office:value-type="float" office:value="1442892833.78355" calcext:value-type="float">
            <text:p>1442892833.78355</text:p>
          </table:table-cell>
          <table:table-cell table:formula="of:=[.J139]-[.$B139]" office:value-type="float" office:value="7.8533205986023" calcext:value-type="float">
            <text:p>7.853320598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892826.00778" calcext:value-type="float">
            <text:p>1442892826.00778</text:p>
          </table:table-cell>
          <table:table-cell office:value-type="float" office:value="8096" calcext:value-type="float">
            <text:p>8096</text:p>
          </table:table-cell>
          <table:table-cell table:formula="of:=[.B140]-[.B$2]" office:value-type="float" office:value="24.4029314517975" calcext:value-type="float">
            <text:p>24.4029314518</text:p>
          </table:table-cell>
          <table:table-cell table:formula="of:=[.C140]/([.D140]-[.D139])" office:value-type="float" office:value="104398.214329854" calcext:value-type="float">
            <text:p>104398.214329854</text:p>
          </table:table-cell>
          <table:table-cell/>
          <table:table-cell office:value-type="float" office:value="1442892833.7567" calcext:value-type="float">
            <text:p>1442892833.7567</text:p>
          </table:table-cell>
          <table:table-cell table:formula="of:=[.G140]-[.$B140]" office:value-type="float" office:value="7.74891710281372" calcext:value-type="float">
            <text:p>7.7489171028</text:p>
          </table:table-cell>
          <table:table-cell/>
          <table:table-cell office:value-type="float" office:value="1442892833.81046" calcext:value-type="float">
            <text:p>1442892833.81046</text:p>
          </table:table-cell>
          <table:table-cell table:formula="of:=[.J140]-[.$B140]" office:value-type="float" office:value="7.8026762008667" calcext:value-type="float">
            <text:p>7.802676200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892826.08224" calcext:value-type="float">
            <text:p>1442892826.08224</text:p>
          </table:table-cell>
          <table:table-cell office:value-type="float" office:value="8096" calcext:value-type="float">
            <text:p>8096</text:p>
          </table:table-cell>
          <table:table-cell table:formula="of:=[.B141]-[.B$2]" office:value-type="float" office:value="24.4773924350739" calcext:value-type="float">
            <text:p>24.4773924351</text:p>
          </table:table-cell>
          <table:table-cell table:formula="of:=[.C141]/([.D141]-[.D140])" office:value-type="float" office:value="108728.083403776" calcext:value-type="float">
            <text:p>108728.083403776</text:p>
          </table:table-cell>
          <table:table-cell/>
          <table:table-cell office:value-type="float" office:value="1442892833.99871" calcext:value-type="float">
            <text:p>1442892833.99871</text:p>
          </table:table-cell>
          <table:table-cell table:formula="of:=[.G141]-[.$B141]" office:value-type="float" office:value="7.91646385192871" calcext:value-type="float">
            <text:p>7.9164638519</text:p>
          </table:table-cell>
          <table:table-cell/>
          <table:table-cell office:value-type="float" office:value="1442892833.99875" calcext:value-type="float">
            <text:p>1442892833.99875</text:p>
          </table:table-cell>
          <table:table-cell table:formula="of:=[.J141]-[.$B141]" office:value-type="float" office:value="7.9165096282959" calcext:value-type="float">
            <text:p>7.916509628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892826.15673" calcext:value-type="float">
            <text:p>1442892826.15673</text:p>
          </table:table-cell>
          <table:table-cell office:value-type="float" office:value="8096" calcext:value-type="float">
            <text:p>8096</text:p>
          </table:table-cell>
          <table:table-cell table:formula="of:=[.B142]-[.B$2]" office:value-type="float" office:value="24.5518782138824" calcext:value-type="float">
            <text:p>24.5518782139</text:p>
          </table:table-cell>
          <table:table-cell table:formula="of:=[.C142]/([.D142]-[.D141])" office:value-type="float" office:value="108691.888968555" calcext:value-type="float">
            <text:p>108691.888968555</text:p>
          </table:table-cell>
          <table:table-cell/>
          <table:table-cell office:value-type="float" office:value="1442892833.9988" calcext:value-type="float">
            <text:p>1442892833.9988</text:p>
          </table:table-cell>
          <table:table-cell table:formula="of:=[.G142]-[.$B142]" office:value-type="float" office:value="7.8420684337616" calcext:value-type="float">
            <text:p>7.8420684338</text:p>
          </table:table-cell>
          <table:table-cell/>
          <table:table-cell office:value-type="float" office:value="1442892834.02559" calcext:value-type="float">
            <text:p>1442892834.02559</text:p>
          </table:table-cell>
          <table:table-cell table:formula="of:=[.J142]-[.$B142]" office:value-type="float" office:value="7.86885905265808" calcext:value-type="float">
            <text:p>7.8688590527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892826.23118" calcext:value-type="float">
            <text:p>1442892826.23118</text:p>
          </table:table-cell>
          <table:table-cell office:value-type="float" office:value="8096" calcext:value-type="float">
            <text:p>8096</text:p>
          </table:table-cell>
          <table:table-cell table:formula="of:=[.B143]-[.B$2]" office:value-type="float" office:value="24.6263291835785" calcext:value-type="float">
            <text:p>24.6263291836</text:p>
          </table:table-cell>
          <table:table-cell table:formula="of:=[.C143]/([.D143]-[.D142])" office:value-type="float" office:value="108742.707221315" calcext:value-type="float">
            <text:p>108742.707221315</text:p>
          </table:table-cell>
          <table:table-cell/>
          <table:table-cell office:value-type="float" office:value="1442892833.99882" calcext:value-type="float">
            <text:p>1442892833.99882</text:p>
          </table:table-cell>
          <table:table-cell table:formula="of:=[.G143]-[.$B143]" office:value-type="float" office:value="7.76763987541199" calcext:value-type="float">
            <text:p>7.7676398754</text:p>
          </table:table-cell>
          <table:table-cell/>
          <table:table-cell office:value-type="float" office:value="1442892834.05238" calcext:value-type="float">
            <text:p>1442892834.05238</text:p>
          </table:table-cell>
          <table:table-cell table:formula="of:=[.J143]-[.$B143]" office:value-type="float" office:value="7.82120299339294" calcext:value-type="float">
            <text:p>7.821202993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892826.30558" calcext:value-type="float">
            <text:p>1442892826.30558</text:p>
          </table:table-cell>
          <table:table-cell office:value-type="float" office:value="8096" calcext:value-type="float">
            <text:p>8096</text:p>
          </table:table-cell>
          <table:table-cell table:formula="of:=[.B144]-[.B$2]" office:value-type="float" office:value="24.7007255554199" calcext:value-type="float">
            <text:p>24.7007255554</text:p>
          </table:table-cell>
          <table:table-cell table:formula="of:=[.C144]/([.D144]-[.D143])" office:value-type="float" office:value="108822.511093094" calcext:value-type="float">
            <text:p>108822.511093094</text:p>
          </table:table-cell>
          <table:table-cell/>
          <table:table-cell office:value-type="float" office:value="1442892834.26794" calcext:value-type="float">
            <text:p>1442892834.26794</text:p>
          </table:table-cell>
          <table:table-cell table:formula="of:=[.G144]-[.$B144]" office:value-type="float" office:value="7.96235871315002" calcext:value-type="float">
            <text:p>7.9623587132</text:p>
          </table:table-cell>
          <table:table-cell/>
          <table:table-cell office:value-type="float" office:value="1442892834.268" calcext:value-type="float">
            <text:p>1442892834.268</text:p>
          </table:table-cell>
          <table:table-cell table:formula="of:=[.J144]-[.$B144]" office:value-type="float" office:value="7.96242356300354" calcext:value-type="float">
            <text:p>7.96242356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892826.38001" calcext:value-type="float">
            <text:p>1442892826.38001</text:p>
          </table:table-cell>
          <table:table-cell office:value-type="float" office:value="8096" calcext:value-type="float">
            <text:p>8096</text:p>
          </table:table-cell>
          <table:table-cell table:formula="of:=[.B145]-[.B$2]" office:value-type="float" office:value="24.7751617431641" calcext:value-type="float">
            <text:p>24.7751617432</text:p>
          </table:table-cell>
          <table:table-cell table:formula="of:=[.C145]/([.D145]-[.D144])" office:value-type="float" office:value="108764.301952544" calcext:value-type="float">
            <text:p>108764.301952544</text:p>
          </table:table-cell>
          <table:table-cell/>
          <table:table-cell office:value-type="float" office:value="1442892834.26807" calcext:value-type="float">
            <text:p>1442892834.26807</text:p>
          </table:table-cell>
          <table:table-cell table:formula="of:=[.G145]-[.$B145]" office:value-type="float" office:value="7.88805246353149" calcext:value-type="float">
            <text:p>7.8880524635</text:p>
          </table:table-cell>
          <table:table-cell/>
          <table:table-cell office:value-type="float" office:value="1442892834.2948" calcext:value-type="float">
            <text:p>1442892834.2948</text:p>
          </table:table-cell>
          <table:table-cell table:formula="of:=[.J145]-[.$B145]" office:value-type="float" office:value="7.9147834777832" calcext:value-type="float">
            <text:p>7.914783477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892826.45448" calcext:value-type="float">
            <text:p>1442892826.45448</text:p>
          </table:table-cell>
          <table:table-cell office:value-type="float" office:value="8096" calcext:value-type="float">
            <text:p>8096</text:p>
          </table:table-cell>
          <table:table-cell table:formula="of:=[.B146]-[.B$2]" office:value-type="float" office:value="24.8496241569519" calcext:value-type="float">
            <text:p>24.849624157</text:p>
          </table:table-cell>
          <table:table-cell table:formula="of:=[.C146]/([.D146]-[.D145])" office:value-type="float" office:value="108725.99460806" calcext:value-type="float">
            <text:p>108725.99460806</text:p>
          </table:table-cell>
          <table:table-cell/>
          <table:table-cell office:value-type="float" office:value="1442892834.26809" calcext:value-type="float">
            <text:p>1442892834.26809</text:p>
          </table:table-cell>
          <table:table-cell table:formula="of:=[.G146]-[.$B146]" office:value-type="float" office:value="7.81361746788025" calcext:value-type="float">
            <text:p>7.8136174679</text:p>
          </table:table-cell>
          <table:table-cell/>
          <table:table-cell office:value-type="float" office:value="1442892834.32159" calcext:value-type="float">
            <text:p>1442892834.32159</text:p>
          </table:table-cell>
          <table:table-cell table:formula="of:=[.J146]-[.$B146]" office:value-type="float" office:value="7.86711573600769" calcext:value-type="float">
            <text:p>7.86711573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892826.52893" calcext:value-type="float">
            <text:p>1442892826.52893</text:p>
          </table:table-cell>
          <table:table-cell office:value-type="float" office:value="8096" calcext:value-type="float">
            <text:p>8096</text:p>
          </table:table-cell>
          <table:table-cell table:formula="of:=[.B147]-[.B$2]" office:value-type="float" office:value="24.9240744113922" calcext:value-type="float">
            <text:p>24.9240744114</text:p>
          </table:table-cell>
          <table:table-cell table:formula="of:=[.C147]/([.D147]-[.D146])" office:value-type="float" office:value="108743.751930239" calcext:value-type="float">
            <text:p>108743.751930239</text:p>
          </table:table-cell>
          <table:table-cell/>
          <table:table-cell office:value-type="float" office:value="1442892834.5369" calcext:value-type="float">
            <text:p>1442892834.5369</text:p>
          </table:table-cell>
          <table:table-cell table:formula="of:=[.G147]-[.$B147]" office:value-type="float" office:value="8.00797867774963" calcext:value-type="float">
            <text:p>8.0079786777</text:p>
          </table:table-cell>
          <table:table-cell/>
          <table:table-cell office:value-type="float" office:value="1442892834.53694" calcext:value-type="float">
            <text:p>1442892834.53694</text:p>
          </table:table-cell>
          <table:table-cell table:formula="of:=[.J147]-[.$B147]" office:value-type="float" office:value="8.00801539421082" calcext:value-type="float">
            <text:p>8.008015394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892826.60342" calcext:value-type="float">
            <text:p>1442892826.60342</text:p>
          </table:table-cell>
          <table:table-cell office:value-type="float" office:value="8096" calcext:value-type="float">
            <text:p>8096</text:p>
          </table:table-cell>
          <table:table-cell table:formula="of:=[.B148]-[.B$2]" office:value-type="float" office:value="24.9985682964325" calcext:value-type="float">
            <text:p>24.9985682964</text:p>
          </table:table-cell>
          <table:table-cell table:formula="of:=[.C148]/([.D148]-[.D147])" office:value-type="float" office:value="108680.061398624" calcext:value-type="float">
            <text:p>108680.061398624</text:p>
          </table:table-cell>
          <table:table-cell/>
          <table:table-cell office:value-type="float" office:value="1442892834.53698" calcext:value-type="float">
            <text:p>1442892834.53698</text:p>
          </table:table-cell>
          <table:table-cell table:formula="of:=[.G148]-[.$B148]" office:value-type="float" office:value="7.93355989456177" calcext:value-type="float">
            <text:p>7.9335598946</text:p>
          </table:table-cell>
          <table:table-cell/>
          <table:table-cell office:value-type="float" office:value="1442892834.56374" calcext:value-type="float">
            <text:p>1442892834.56374</text:p>
          </table:table-cell>
          <table:table-cell table:formula="of:=[.J148]-[.$B148]" office:value-type="float" office:value="7.96031999588013" calcext:value-type="float">
            <text:p>7.960319995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892826.67789" calcext:value-type="float">
            <text:p>1442892826.67789</text:p>
          </table:table-cell>
          <table:table-cell office:value-type="float" office:value="8096" calcext:value-type="float">
            <text:p>8096</text:p>
          </table:table-cell>
          <table:table-cell table:formula="of:=[.B149]-[.B$2]" office:value-type="float" office:value="25.0730400085449" calcext:value-type="float">
            <text:p>25.0730400085</text:p>
          </table:table-cell>
          <table:table-cell table:formula="of:=[.C149]/([.D149]-[.D148])" office:value-type="float" office:value="108712.419391914" calcext:value-type="float">
            <text:p>108712.419391914</text:p>
          </table:table-cell>
          <table:table-cell/>
          <table:table-cell office:value-type="float" office:value="1442892834.537" calcext:value-type="float">
            <text:p>1442892834.537</text:p>
          </table:table-cell>
          <table:table-cell table:formula="of:=[.G149]-[.$B149]" office:value-type="float" office:value="7.85910773277283" calcext:value-type="float">
            <text:p>7.8591077328</text:p>
          </table:table-cell>
          <table:table-cell/>
          <table:table-cell office:value-type="float" office:value="1442892834.59051" calcext:value-type="float">
            <text:p>1442892834.59051</text:p>
          </table:table-cell>
          <table:table-cell table:formula="of:=[.J149]-[.$B149]" office:value-type="float" office:value="7.91261744499207" calcext:value-type="float">
            <text:p>7.91261744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892826.75233" calcext:value-type="float">
            <text:p>1442892826.75233</text:p>
          </table:table-cell>
          <table:table-cell office:value-type="float" office:value="8096" calcext:value-type="float">
            <text:p>8096</text:p>
          </table:table-cell>
          <table:table-cell table:formula="of:=[.B150]-[.B$2]" office:value-type="float" office:value="25.1474778652191" calcext:value-type="float">
            <text:p>25.1474778652</text:p>
          </table:table-cell>
          <table:table-cell table:formula="of:=[.C150]/([.D150]-[.D149])" office:value-type="float" office:value="108761.863408228" calcext:value-type="float">
            <text:p>108761.863408228</text:p>
          </table:table-cell>
          <table:table-cell/>
          <table:table-cell office:value-type="float" office:value="1442892834.80615" calcext:value-type="float">
            <text:p>1442892834.80615</text:p>
          </table:table-cell>
          <table:table-cell table:formula="of:=[.G150]-[.$B150]" office:value-type="float" office:value="8.05382180213928" calcext:value-type="float">
            <text:p>8.0538218021</text:p>
          </table:table-cell>
          <table:table-cell/>
          <table:table-cell office:value-type="float" office:value="1442892834.80619" calcext:value-type="float">
            <text:p>1442892834.80619</text:p>
          </table:table-cell>
          <table:table-cell table:formula="of:=[.J150]-[.$B150]" office:value-type="float" office:value="8.0538637638092" calcext:value-type="float">
            <text:p>8.053863763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892826.8268" calcext:value-type="float">
            <text:p>1442892826.8268</text:p>
          </table:table-cell>
          <table:table-cell office:value-type="float" office:value="8096" calcext:value-type="float">
            <text:p>8096</text:p>
          </table:table-cell>
          <table:table-cell table:formula="of:=[.B151]-[.B$2]" office:value-type="float" office:value="25.2219533920288" calcext:value-type="float">
            <text:p>25.221953392</text:p>
          </table:table-cell>
          <table:table-cell table:formula="of:=[.C151]/([.D151]-[.D150])" office:value-type="float" office:value="108706.851053068" calcext:value-type="float">
            <text:p>108706.851053068</text:p>
          </table:table-cell>
          <table:table-cell/>
          <table:table-cell office:value-type="float" office:value="1442892834.80624" calcext:value-type="float">
            <text:p>1442892834.80624</text:p>
          </table:table-cell>
          <table:table-cell table:formula="of:=[.G151]-[.$B151]" office:value-type="float" office:value="7.97943186759949" calcext:value-type="float">
            <text:p>7.9794318676</text:p>
          </table:table-cell>
          <table:table-cell/>
          <table:table-cell office:value-type="float" office:value="1442892834.83299" calcext:value-type="float">
            <text:p>1442892834.83299</text:p>
          </table:table-cell>
          <table:table-cell table:formula="of:=[.J151]-[.$B151]" office:value-type="float" office:value="8.00618577003479" calcext:value-type="float">
            <text:p>8.0061857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892826.90124" calcext:value-type="float">
            <text:p>1442892826.90124</text:p>
          </table:table-cell>
          <table:table-cell office:value-type="float" office:value="8096" calcext:value-type="float">
            <text:p>8096</text:p>
          </table:table-cell>
          <table:table-cell table:formula="of:=[.B152]-[.B$2]" office:value-type="float" office:value="25.2963876724243" calcext:value-type="float">
            <text:p>25.2963876724</text:p>
          </table:table-cell>
          <table:table-cell table:formula="of:=[.C152]/([.D152]-[.D151])" office:value-type="float" office:value="108767.088994234" calcext:value-type="float">
            <text:p>108767.088994234</text:p>
          </table:table-cell>
          <table:table-cell/>
          <table:table-cell office:value-type="float" office:value="1442892835.07532" calcext:value-type="float">
            <text:p>1442892835.07532</text:p>
          </table:table-cell>
          <table:table-cell table:formula="of:=[.G152]-[.$B152]" office:value-type="float" office:value="8.17408490180969" calcext:value-type="float">
            <text:p>8.1740849018</text:p>
          </table:table-cell>
          <table:table-cell/>
          <table:table-cell office:value-type="float" office:value="1442892835.07537" calcext:value-type="float">
            <text:p>1442892835.07537</text:p>
          </table:table-cell>
          <table:table-cell table:formula="of:=[.J152]-[.$B152]" office:value-type="float" office:value="8.17412710189819" calcext:value-type="float">
            <text:p>8.1741271019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892826.97567" calcext:value-type="float">
            <text:p>1442892826.97567</text:p>
          </table:table-cell>
          <table:table-cell office:value-type="float" office:value="8096" calcext:value-type="float">
            <text:p>8096</text:p>
          </table:table-cell>
          <table:table-cell table:formula="of:=[.B153]-[.B$2]" office:value-type="float" office:value="25.3708226680756" calcext:value-type="float">
            <text:p>25.3708226681</text:p>
          </table:table-cell>
          <table:table-cell table:formula="of:=[.C153]/([.D153]-[.D152])" office:value-type="float" office:value="108766.043836863" calcext:value-type="float">
            <text:p>108766.043836863</text:p>
          </table:table-cell>
          <table:table-cell/>
          <table:table-cell office:value-type="float" office:value="1442892835.07541" calcext:value-type="float">
            <text:p>1442892835.07541</text:p>
          </table:table-cell>
          <table:table-cell table:formula="of:=[.G153]-[.$B153]" office:value-type="float" office:value="8.09973692893982" calcext:value-type="float">
            <text:p>8.0997369289</text:p>
          </table:table-cell>
          <table:table-cell/>
          <table:table-cell office:value-type="float" office:value="1442892835.09992" calcext:value-type="float">
            <text:p>1442892835.09992</text:p>
          </table:table-cell>
          <table:table-cell table:formula="of:=[.J153]-[.$B153]" office:value-type="float" office:value="8.12424755096436" calcext:value-type="float">
            <text:p>8.12424755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892840.06803" calcext:value-type="float">
            <text:p>1442892840.06803</text:p>
          </table:table-cell>
          <table:table-cell office:value-type="float" office:value="8096" calcext:value-type="float">
            <text:p>8096</text:p>
          </table:table-cell>
          <table:table-cell table:formula="of:=[.B154]-[.B$2]" office:value-type="float" office:value="38.4631810188293" calcext:value-type="float">
            <text:p>38.4631810188</text:p>
          </table:table-cell>
          <table:table-cell table:formula="of:=[.C154]/([.D154]-[.D153])" office:value-type="float" office:value="618.375985678232" calcext:value-type="float">
            <text:p>618.3759856782</text:p>
          </table:table-cell>
          <table:table-cell/>
          <table:table-cell office:value-type="float" office:value="1442892840.26826" calcext:value-type="float">
            <text:p>1442892840.26826</text:p>
          </table:table-cell>
          <table:table-cell table:formula="of:=[.G154]-[.$B154]" office:value-type="float" office:value="0.200225353240967" calcext:value-type="float">
            <text:p>0.2002253532</text:p>
          </table:table-cell>
          <table:table-cell/>
          <table:table-cell office:value-type="float" office:value="1442892840.26831" calcext:value-type="float">
            <text:p>1442892840.26831</text:p>
          </table:table-cell>
          <table:table-cell table:formula="of:=[.J154]-[.$B154]" office:value-type="float" office:value="0.200275182723999" calcext:value-type="float">
            <text:p>0.2002751827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892840.17054" calcext:value-type="float">
            <text:p>1442892840.17054</text:p>
          </table:table-cell>
          <table:table-cell office:value-type="float" office:value="8096" calcext:value-type="float">
            <text:p>8096</text:p>
          </table:table-cell>
          <table:table-cell table:formula="of:=[.B155]-[.B$2]" office:value-type="float" office:value="38.5656926631927" calcext:value-type="float">
            <text:p>38.5656926632</text:p>
          </table:table-cell>
          <table:table-cell table:formula="of:=[.C155]/([.D155]-[.D154])" office:value-type="float" office:value="78976.3938553138" calcext:value-type="float">
            <text:p>78976.3938553138</text:p>
          </table:table-cell>
          <table:table-cell/>
          <table:table-cell office:value-type="float" office:value="1442892840.46927" calcext:value-type="float">
            <text:p>1442892840.46927</text:p>
          </table:table-cell>
          <table:table-cell table:formula="of:=[.G155]-[.$B155]" office:value-type="float" office:value="0.298722267150879" calcext:value-type="float">
            <text:p>0.2987222672</text:p>
          </table:table-cell>
          <table:table-cell/>
          <table:table-cell office:value-type="float" office:value="1442892840.46933" calcext:value-type="float">
            <text:p>1442892840.46933</text:p>
          </table:table-cell>
          <table:table-cell table:formula="of:=[.J155]-[.$B155]" office:value-type="float" office:value="0.298780918121338" calcext:value-type="float">
            <text:p>0.298780918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892840.27305" calcext:value-type="float">
            <text:p>1442892840.27305</text:p>
          </table:table-cell>
          <table:table-cell office:value-type="float" office:value="8096" calcext:value-type="float">
            <text:p>8096</text:p>
          </table:table-cell>
          <table:table-cell table:formula="of:=[.B156]-[.B$2]" office:value-type="float" office:value="38.6681978702545" calcext:value-type="float">
            <text:p>38.6681978703</text:p>
          </table:table-cell>
          <table:table-cell table:formula="of:=[.C156]/([.D156]-[.D155])" office:value-type="float" office:value="78981.353553303" calcext:value-type="float">
            <text:p>78981.353553303</text:p>
          </table:table-cell>
          <table:table-cell/>
          <table:table-cell office:value-type="float" office:value="1442892840.67024" calcext:value-type="float">
            <text:p>1442892840.67024</text:p>
          </table:table-cell>
          <table:table-cell table:formula="of:=[.G156]-[.$B156]" office:value-type="float" office:value="0.397190093994141" calcext:value-type="float">
            <text:p>0.397190094</text:p>
          </table:table-cell>
          <table:table-cell/>
          <table:table-cell office:value-type="float" office:value="1442892840.67028" calcext:value-type="float">
            <text:p>1442892840.67028</text:p>
          </table:table-cell>
          <table:table-cell table:formula="of:=[.J156]-[.$B156]" office:value-type="float" office:value="0.397235155105591" calcext:value-type="float">
            <text:p>0.397235155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892840.37553" calcext:value-type="float">
            <text:p>1442892840.37553</text:p>
          </table:table-cell>
          <table:table-cell office:value-type="float" office:value="8096" calcext:value-type="float">
            <text:p>8096</text:p>
          </table:table-cell>
          <table:table-cell table:formula="of:=[.B157]-[.B$2]" office:value-type="float" office:value="38.7706816196442" calcext:value-type="float">
            <text:p>38.7706816196</text:p>
          </table:table-cell>
          <table:table-cell table:formula="of:=[.C157]/([.D157]-[.D156])" office:value-type="float" office:value="78997.8903798552" calcext:value-type="float">
            <text:p>78997.8903798552</text:p>
          </table:table-cell>
          <table:table-cell/>
          <table:table-cell office:value-type="float" office:value="1442892842.53669" calcext:value-type="float">
            <text:p>1442892842.53669</text:p>
          </table:table-cell>
          <table:table-cell table:formula="of:=[.G157]-[.$B157]" office:value-type="float" office:value="2.16115975379944" calcext:value-type="float">
            <text:p>2.1611597538</text:p>
          </table:table-cell>
          <table:table-cell/>
          <table:table-cell office:value-type="float" office:value="1442892842.53676" calcext:value-type="float">
            <text:p>1442892842.53676</text:p>
          </table:table-cell>
          <table:table-cell table:formula="of:=[.J157]-[.$B157]" office:value-type="float" office:value="2.16122436523437" calcext:value-type="float">
            <text:p>2.161224365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892840.47806" calcext:value-type="float">
            <text:p>1442892840.47806</text:p>
          </table:table-cell>
          <table:table-cell office:value-type="float" office:value="8096" calcext:value-type="float">
            <text:p>8096</text:p>
          </table:table-cell>
          <table:table-cell table:formula="of:=[.B158]-[.B$2]" office:value-type="float" office:value="38.8732089996338" calcext:value-type="float">
            <text:p>38.8732089996</text:p>
          </table:table-cell>
          <table:table-cell table:formula="of:=[.C158]/([.D158]-[.D157])" office:value-type="float" office:value="78964.2727710328" calcext:value-type="float">
            <text:p>78964.2727710328</text:p>
          </table:table-cell>
          <table:table-cell/>
          <table:table-cell office:value-type="float" office:value="1442892842.59196" calcext:value-type="float">
            <text:p>1442892842.59196</text:p>
          </table:table-cell>
          <table:table-cell table:formula="of:=[.G158]-[.$B158]" office:value-type="float" office:value="2.11390447616577" calcext:value-type="float">
            <text:p>2.1139044762</text:p>
          </table:table-cell>
          <table:table-cell/>
          <table:table-cell office:value-type="float" office:value="1442892842.59202" calcext:value-type="float">
            <text:p>1442892842.59202</text:p>
          </table:table-cell>
          <table:table-cell table:formula="of:=[.J158]-[.$B158]" office:value-type="float" office:value="2.11395478248596" calcext:value-type="float">
            <text:p>2.1139547825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892840.58056" calcext:value-type="float">
            <text:p>1442892840.58056</text:p>
          </table:table-cell>
          <table:table-cell office:value-type="float" office:value="8096" calcext:value-type="float">
            <text:p>8096</text:p>
          </table:table-cell>
          <table:table-cell table:formula="of:=[.B159]-[.B$2]" office:value-type="float" office:value="38.9757084846497" calcext:value-type="float">
            <text:p>38.9757084846</text:p>
          </table:table-cell>
          <table:table-cell table:formula="of:=[.C159]/([.D159]-[.D158])" office:value-type="float" office:value="78985.7626967254" calcext:value-type="float">
            <text:p>78985.7626967254</text:p>
          </table:table-cell>
          <table:table-cell/>
          <table:table-cell office:value-type="float" office:value="1442892842.73762" calcext:value-type="float">
            <text:p>1442892842.73762</text:p>
          </table:table-cell>
          <table:table-cell table:formula="of:=[.G159]-[.$B159]" office:value-type="float" office:value="2.15705561637878" calcext:value-type="float">
            <text:p>2.1570556164</text:p>
          </table:table-cell>
          <table:table-cell/>
          <table:table-cell office:value-type="float" office:value="1442892842.73777" calcext:value-type="float">
            <text:p>1442892842.73777</text:p>
          </table:table-cell>
          <table:table-cell table:formula="of:=[.J159]-[.$B159]" office:value-type="float" office:value="2.15721297264099" calcext:value-type="float">
            <text:p>2.157212972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892840.68309" calcext:value-type="float">
            <text:p>1442892840.68309</text:p>
          </table:table-cell>
          <table:table-cell office:value-type="float" office:value="8096" calcext:value-type="float">
            <text:p>8096</text:p>
          </table:table-cell>
          <table:table-cell table:formula="of:=[.B160]-[.B$2]" office:value-type="float" office:value="39.0782413482666" calcext:value-type="float">
            <text:p>39.0782413483</text:p>
          </table:table-cell>
          <table:table-cell table:formula="of:=[.C160]/([.D160]-[.D159])" office:value-type="float" office:value="78960.0496309766" calcext:value-type="float">
            <text:p>78960.0496309766</text:p>
          </table:table-cell>
          <table:table-cell/>
          <table:table-cell office:value-type="float" office:value="1442892842.8497" calcext:value-type="float">
            <text:p>1442892842.8497</text:p>
          </table:table-cell>
          <table:table-cell table:formula="of:=[.G160]-[.$B160]" office:value-type="float" office:value="2.16660833358765" calcext:value-type="float">
            <text:p>2.1666083336</text:p>
          </table:table-cell>
          <table:table-cell/>
          <table:table-cell office:value-type="float" office:value="1442892842.84981" calcext:value-type="float">
            <text:p>1442892842.84981</text:p>
          </table:table-cell>
          <table:table-cell table:formula="of:=[.J160]-[.$B160]" office:value-type="float" office:value="2.16671371459961" calcext:value-type="float">
            <text:p>2.166713714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892840.7856" calcext:value-type="float">
            <text:p>1442892840.7856</text:p>
          </table:table-cell>
          <table:table-cell office:value-type="float" office:value="8096" calcext:value-type="float">
            <text:p>8096</text:p>
          </table:table-cell>
          <table:table-cell table:formula="of:=[.B161]-[.B$2]" office:value-type="float" office:value="39.1807453632355" calcext:value-type="float">
            <text:p>39.1807453632</text:p>
          </table:table-cell>
          <table:table-cell table:formula="of:=[.C161]/([.D161]-[.D160])" office:value-type="float" office:value="78982.272084255" calcext:value-type="float">
            <text:p>78982.272084255</text:p>
          </table:table-cell>
          <table:table-cell/>
          <table:table-cell office:value-type="float" office:value="1442892842.84976" calcext:value-type="float">
            <text:p>1442892842.84976</text:p>
          </table:table-cell>
          <table:table-cell table:formula="of:=[.G161]-[.$B161]" office:value-type="float" office:value="2.06416511535645" calcext:value-type="float">
            <text:p>2.0641651154</text:p>
          </table:table-cell>
          <table:table-cell/>
          <table:table-cell office:value-type="float" office:value="1442892842.8793" calcext:value-type="float">
            <text:p>1442892842.8793</text:p>
          </table:table-cell>
          <table:table-cell table:formula="of:=[.J161]-[.$B161]" office:value-type="float" office:value="2.09370708465576" calcext:value-type="float">
            <text:p>2.093707084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892840.88815" calcext:value-type="float">
            <text:p>1442892840.88815</text:p>
          </table:table-cell>
          <table:table-cell office:value-type="float" office:value="8096" calcext:value-type="float">
            <text:p>8096</text:p>
          </table:table-cell>
          <table:table-cell table:formula="of:=[.B162]-[.B$2]" office:value-type="float" office:value="39.283301115036" calcext:value-type="float">
            <text:p>39.283301115</text:p>
          </table:table-cell>
          <table:table-cell table:formula="of:=[.C162]/([.D162]-[.D161])" office:value-type="float" office:value="78942.4274880856" calcext:value-type="float">
            <text:p>78942.4274880856</text:p>
          </table:table-cell>
          <table:table-cell/>
          <table:table-cell office:value-type="float" office:value="1442892842.9786" calcext:value-type="float">
            <text:p>1442892842.9786</text:p>
          </table:table-cell>
          <table:table-cell table:formula="of:=[.G162]-[.$B162]" office:value-type="float" office:value="2.09044814109802" calcext:value-type="float">
            <text:p>2.0904481411</text:p>
          </table:table-cell>
          <table:table-cell/>
          <table:table-cell office:value-type="float" office:value="1442892842.97866" calcext:value-type="float">
            <text:p>1442892842.97866</text:p>
          </table:table-cell>
          <table:table-cell table:formula="of:=[.J162]-[.$B162]" office:value-type="float" office:value="2.0905065536499" calcext:value-type="float">
            <text:p>2.090506553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892840.99069" calcext:value-type="float">
            <text:p>1442892840.99069</text:p>
          </table:table-cell>
          <table:table-cell office:value-type="float" office:value="8096" calcext:value-type="float">
            <text:p>8096</text:p>
          </table:table-cell>
          <table:table-cell table:formula="of:=[.B163]-[.B$2]" office:value-type="float" office:value="39.3858377933502" calcext:value-type="float">
            <text:p>39.3858377934</text:p>
          </table:table-cell>
          <table:table-cell table:formula="of:=[.C163]/([.D163]-[.D162])" office:value-type="float" office:value="78957.1120608273" calcext:value-type="float">
            <text:p>78957.1120608273</text:p>
          </table:table-cell>
          <table:table-cell/>
          <table:table-cell office:value-type="float" office:value="1442892843.10744" calcext:value-type="float">
            <text:p>1442892843.10744</text:p>
          </table:table-cell>
          <table:table-cell table:formula="of:=[.G163]-[.$B163]" office:value-type="float" office:value="2.11674833297729" calcext:value-type="float">
            <text:p>2.116748333</text:p>
          </table:table-cell>
          <table:table-cell/>
          <table:table-cell office:value-type="float" office:value="1442892843.10748" calcext:value-type="float">
            <text:p>1442892843.10748</text:p>
          </table:table-cell>
          <table:table-cell table:formula="of:=[.J163]-[.$B163]" office:value-type="float" office:value="2.11678814888" calcext:value-type="float">
            <text:p>2.116788148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892841.08717" calcext:value-type="float">
            <text:p>1442892841.08717</text:p>
          </table:table-cell>
          <table:table-cell office:value-type="float" office:value="8096" calcext:value-type="float">
            <text:p>8096</text:p>
          </table:table-cell>
          <table:table-cell table:formula="of:=[.B164]-[.B$2]" office:value-type="float" office:value="39.4823222160339" calcext:value-type="float">
            <text:p>39.482322216</text:p>
          </table:table-cell>
          <table:table-cell table:formula="of:=[.C164]/([.D164]-[.D163])" office:value-type="float" office:value="83909.9180448991" calcext:value-type="float">
            <text:p>83909.9180448991</text:p>
          </table:table-cell>
          <table:table-cell/>
          <table:table-cell office:value-type="float" office:value="1442892843.10752" calcext:value-type="float">
            <text:p>1442892843.10752</text:p>
          </table:table-cell>
          <table:table-cell table:formula="of:=[.G164]-[.$B164]" office:value-type="float" office:value="2.02034425735474" calcext:value-type="float">
            <text:p>2.0203442574</text:p>
          </table:table-cell>
          <table:table-cell/>
          <table:table-cell office:value-type="float" office:value="1442892843.13441" calcext:value-type="float">
            <text:p>1442892843.13441</text:p>
          </table:table-cell>
          <table:table-cell table:formula="of:=[.J164]-[.$B164]" office:value-type="float" office:value="2.04723691940308" calcext:value-type="float">
            <text:p>2.047236919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892841.18364" calcext:value-type="float">
            <text:p>1442892841.18364</text:p>
          </table:table-cell>
          <table:table-cell office:value-type="float" office:value="8096" calcext:value-type="float">
            <text:p>8096</text:p>
          </table:table-cell>
          <table:table-cell table:formula="of:=[.B165]-[.B$2]" office:value-type="float" office:value="39.5787889957428" calcext:value-type="float">
            <text:p>39.5787889957</text:p>
          </table:table-cell>
          <table:table-cell table:formula="of:=[.C165]/([.D165]-[.D164])" office:value-type="float" office:value="83925.2644737785" calcext:value-type="float">
            <text:p>83925.2644737785</text:p>
          </table:table-cell>
          <table:table-cell/>
          <table:table-cell office:value-type="float" office:value="1442892843.22856" calcext:value-type="float">
            <text:p>1442892843.22856</text:p>
          </table:table-cell>
          <table:table-cell table:formula="of:=[.G165]-[.$B165]" office:value-type="float" office:value="2.04491639137268" calcext:value-type="float">
            <text:p>2.0449163914</text:p>
          </table:table-cell>
          <table:table-cell/>
          <table:table-cell office:value-type="float" office:value="1442892843.2286" calcext:value-type="float">
            <text:p>1442892843.2286</text:p>
          </table:table-cell>
          <table:table-cell table:formula="of:=[.J165]-[.$B165]" office:value-type="float" office:value="2.04495716094971" calcext:value-type="float">
            <text:p>2.044957160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892841.28017" calcext:value-type="float">
            <text:p>1442892841.28017</text:p>
          </table:table-cell>
          <table:table-cell office:value-type="float" office:value="8096" calcext:value-type="float">
            <text:p>8096</text:p>
          </table:table-cell>
          <table:table-cell table:formula="of:=[.B166]-[.B$2]" office:value-type="float" office:value="39.6753222942352" calcext:value-type="float">
            <text:p>39.6753222942</text:p>
          </table:table-cell>
          <table:table-cell table:formula="of:=[.C166]/([.D166]-[.D165])" office:value-type="float" office:value="83867.4335844303" calcext:value-type="float">
            <text:p>83867.4335844303</text:p>
          </table:table-cell>
          <table:table-cell/>
          <table:table-cell office:value-type="float" office:value="1442892843.34962" calcext:value-type="float">
            <text:p>1442892843.34962</text:p>
          </table:table-cell>
          <table:table-cell table:formula="of:=[.G166]-[.$B166]" office:value-type="float" office:value="2.06944227218628" calcext:value-type="float">
            <text:p>2.0694422722</text:p>
          </table:table-cell>
          <table:table-cell/>
          <table:table-cell office:value-type="float" office:value="1442892843.34965" calcext:value-type="float">
            <text:p>1442892843.34965</text:p>
          </table:table-cell>
          <table:table-cell table:formula="of:=[.J166]-[.$B166]" office:value-type="float" office:value="2.06947875022888" calcext:value-type="float">
            <text:p>2.0694787502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892841.37664" calcext:value-type="float">
            <text:p>1442892841.37664</text:p>
          </table:table-cell>
          <table:table-cell office:value-type="float" office:value="8096" calcext:value-type="float">
            <text:p>8096</text:p>
          </table:table-cell>
          <table:table-cell table:formula="of:=[.B167]-[.B$2]" office:value-type="float" office:value="39.7717843055725" calcext:value-type="float">
            <text:p>39.7717843056</text:p>
          </table:table-cell>
          <table:table-cell table:formula="of:=[.C167]/([.D167]-[.D166])" office:value-type="float" office:value="83929.4131209048" calcext:value-type="float">
            <text:p>83929.4131209048</text:p>
          </table:table-cell>
          <table:table-cell/>
          <table:table-cell office:value-type="float" office:value="1442892843.47075" calcext:value-type="float">
            <text:p>1442892843.47075</text:p>
          </table:table-cell>
          <table:table-cell table:formula="of:=[.G167]-[.$B167]" office:value-type="float" office:value="2.09411096572876" calcext:value-type="float">
            <text:p>2.0941109657</text:p>
          </table:table-cell>
          <table:table-cell/>
          <table:table-cell office:value-type="float" office:value="1442892843.47081" calcext:value-type="float">
            <text:p>1442892843.47081</text:p>
          </table:table-cell>
          <table:table-cell table:formula="of:=[.J167]-[.$B167]" office:value-type="float" office:value="2.09417867660522" calcext:value-type="float">
            <text:p>2.094178676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892841.47309" calcext:value-type="float">
            <text:p>1442892841.47309</text:p>
          </table:table-cell>
          <table:table-cell office:value-type="float" office:value="8096" calcext:value-type="float">
            <text:p>8096</text:p>
          </table:table-cell>
          <table:table-cell table:formula="of:=[.B168]-[.B$2]" office:value-type="float" office:value="39.8682363033295" calcext:value-type="float">
            <text:p>39.8682363033</text:p>
          </table:table-cell>
          <table:table-cell table:formula="of:=[.C168]/([.D168]-[.D167])" office:value-type="float" office:value="83938.1266150701" calcext:value-type="float">
            <text:p>83938.1266150701</text:p>
          </table:table-cell>
          <table:table-cell/>
          <table:table-cell office:value-type="float" office:value="1442892843.47088" calcext:value-type="float">
            <text:p>1442892843.47088</text:p>
          </table:table-cell>
          <table:table-cell table:formula="of:=[.G168]-[.$B168]" office:value-type="float" office:value="1.99779510498047" calcext:value-type="float">
            <text:p>1.997795105</text:p>
          </table:table-cell>
          <table:table-cell/>
          <table:table-cell office:value-type="float" office:value="1442892843.49774" calcext:value-type="float">
            <text:p>1442892843.49774</text:p>
          </table:table-cell>
          <table:table-cell table:formula="of:=[.J168]-[.$B168]" office:value-type="float" office:value="2.02465534210205" calcext:value-type="float">
            <text:p>2.024655342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892841.56947" calcext:value-type="float">
            <text:p>1442892841.56947</text:p>
          </table:table-cell>
          <table:table-cell office:value-type="float" office:value="8096" calcext:value-type="float">
            <text:p>8096</text:p>
          </table:table-cell>
          <table:table-cell table:formula="of:=[.B169]-[.B$2]" office:value-type="float" office:value="39.9646196365356" calcext:value-type="float">
            <text:p>39.9646196365</text:p>
          </table:table-cell>
          <table:table-cell table:formula="of:=[.C169]/([.D169]-[.D168])" office:value-type="float" office:value="83997.9250632636" calcext:value-type="float">
            <text:p>83997.9250632636</text:p>
          </table:table-cell>
          <table:table-cell/>
          <table:table-cell office:value-type="float" office:value="1442892843.59192" calcext:value-type="float">
            <text:p>1442892843.59192</text:p>
          </table:table-cell>
          <table:table-cell table:formula="of:=[.G169]-[.$B169]" office:value-type="float" office:value="2.02244901657104" calcext:value-type="float">
            <text:p>2.0224490166</text:p>
          </table:table-cell>
          <table:table-cell/>
          <table:table-cell office:value-type="float" office:value="1442892843.59196" calcext:value-type="float">
            <text:p>1442892843.59196</text:p>
          </table:table-cell>
          <table:table-cell table:formula="of:=[.J169]-[.$B169]" office:value-type="float" office:value="2.02248454093933" calcext:value-type="float">
            <text:p>2.0224845409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892841.66601" calcext:value-type="float">
            <text:p>1442892841.66601</text:p>
          </table:table-cell>
          <table:table-cell office:value-type="float" office:value="8096" calcext:value-type="float">
            <text:p>8096</text:p>
          </table:table-cell>
          <table:table-cell table:formula="of:=[.B170]-[.B$2]" office:value-type="float" office:value="40.0611560344696" calcext:value-type="float">
            <text:p>40.0611560345</text:p>
          </table:table-cell>
          <table:table-cell table:formula="of:=[.C170]/([.D170]-[.D169])" office:value-type="float" office:value="83864.7408984374" calcext:value-type="float">
            <text:p>83864.7408984374</text:p>
          </table:table-cell>
          <table:table-cell/>
          <table:table-cell office:value-type="float" office:value="1442892843.71295" calcext:value-type="float">
            <text:p>1442892843.71295</text:p>
          </table:table-cell>
          <table:table-cell table:formula="of:=[.G170]-[.$B170]" office:value-type="float" office:value="2.04694604873657" calcext:value-type="float">
            <text:p>2.0469460487</text:p>
          </table:table-cell>
          <table:table-cell/>
          <table:table-cell office:value-type="float" office:value="1442892843.71299" calcext:value-type="float">
            <text:p>1442892843.71299</text:p>
          </table:table-cell>
          <table:table-cell table:formula="of:=[.J170]-[.$B170]" office:value-type="float" office:value="2.04698157310486" calcext:value-type="float">
            <text:p>2.046981573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22:39:16.344135102</dc:date>
    <meta:editing-duration>PT3M42S</meta:editing-duration>
    <meta:editing-cycles>3</meta:editing-cycles>
    <meta:generator>LibreOffice/4.4.2.2$Linux_X86_64 LibreOffice_project/40m0$Build-2</meta:generator>
    <meta:document-statistic meta:table-count="1" meta:cell-count="15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4.201cm" style:legend-expansion="high" chart:style-name="ch2"/>
        <chart:plot-area chart:style-name="ch3" table:cell-range-address="'source_2.sender_i.routed_msg_pub.network'.D1:'source_2.sender_i.routed_msg_pub.network'.E170" chart:data-source-has-labels="row" svg:x="0.32cm" svg:y="0.18cm" svg:width="11.793cm" svg:height="8.64cm">
          <chartooo:coordinate-region svg:x="1.497cm" svg:y="0.379cm" svg:width="10.2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ource_2.sender_i.routed_msg_pub.network'.E2:'source_2.sender_i.routed_msg_pub.network'.E170" chart:label-cell-address="'source_2.sender_i.routed_msg_pub.network'.E1:'source_2.sender_i.routed_msg_pub.network'.E1" chart:class="chart:scatter">
            <chart:domain table:cell-range-address="'source_2.sender_i.routed_msg_pub.network'.D2:'source_2.sender_i.routed_msg_pub.network'.D170"/>
            <chart:data-point chart:repeated="1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ource_2.sender_i.routed_msg_pub.network'.E1:'source_2.sender_i.routed_msg_p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ource_2.sender_i.routed_msg_pub.network'.D2:'source_2.sender_i.routed_msg_pub.network'.D170</svg:desc>
                </draw:g>
              </table:table-cell>
              <table:table-cell office:value-type="float" office:value="0">
                <text:p>0</text:p>
                <draw:g>
                  <svg:desc>'source_2.sender_i.routed_msg_pub.network'.E2:'source_2.sender_i.routed_msg_pub.network'.E1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54675674438477">
                <text:p>0.0954675674438477</text:p>
              </table:table-cell>
              <table:table-cell office:value-type="float" office:value="84803.6691074372">
                <text:p>84803.6691074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0936326980591">
                <text:p>0.190936326980591</text:p>
              </table:table-cell>
              <table:table-cell office:value-type="float" office:value="84802.6101866767">
                <text:p>84802.6101866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6411285400391">
                <text:p>0.286411285400391</text:p>
              </table:table-cell>
              <table:table-cell office:value-type="float" office:value="84797.1042249863">
                <text:p>84797.10422498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191556930542">
                <text:p>0.38191556930542</text:p>
              </table:table-cell>
              <table:table-cell office:value-type="float" office:value="84771.0664796018">
                <text:p>84771.0664796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6455192565918">
                <text:p>0.46455192565918</text:p>
              </table:table-cell>
              <table:table-cell office:value-type="float" office:value="97971.4057737693">
                <text:p>97971.4057737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4374704360962">
                <text:p>0.544374704360962</text:p>
              </table:table-cell>
              <table:table-cell office:value-type="float" office:value="101424.682674186">
                <text:p>101424.682674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372899055481">
                <text:p>0.62372899055481</text:p>
              </table:table-cell>
              <table:table-cell office:value-type="float" office:value="102023.474576068">
                <text:p>102023.474576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03038215637207">
                <text:p>0.703038215637207</text:p>
              </table:table-cell>
              <table:table-cell office:value-type="float" office:value="102081.441239512">
                <text:p>102081.441239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2311916351318">
                <text:p>0.782311916351318</text:p>
              </table:table-cell>
              <table:table-cell office:value-type="float" office:value="102127.18628082">
                <text:p>102127.186280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61624717712402">
                <text:p>0.861624717712402</text:p>
              </table:table-cell>
              <table:table-cell office:value-type="float" office:value="102076.838304345">
                <text:p>102076.8383043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41037893295288">
                <text:p>0.941037893295288</text:p>
              </table:table-cell>
              <table:table-cell office:value-type="float" office:value="101947.818363591">
                <text:p>101947.8183635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2040433883667">
                <text:p>1.02040433883667</text:p>
              </table:table-cell>
              <table:table-cell office:value-type="float" office:value="102007.84405519">
                <text:p>102007.844055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9977746009827">
                <text:p>1.09977746009827</text:p>
              </table:table-cell>
              <table:table-cell office:value-type="float" office:value="101999.26462911">
                <text:p>101999.264629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7907643318176">
                <text:p>1.17907643318176</text:p>
              </table:table-cell>
              <table:table-cell office:value-type="float" office:value="102094.638621303">
                <text:p>102094.6386213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834202766418">
                <text:p>1.25834202766418</text:p>
              </table:table-cell>
              <table:table-cell office:value-type="float" office:value="102137.630492324">
                <text:p>102137.6304923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3764958381653">
                <text:p>1.33764958381653</text:p>
              </table:table-cell>
              <table:table-cell office:value-type="float" office:value="102083.589417989">
                <text:p>102083.589417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1818070411682">
                <text:p>1.41818070411682</text:p>
              </table:table-cell>
              <table:table-cell office:value-type="float" office:value="100532.563930699">
                <text:p>100532.5639306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9954223632813">
                <text:p>1.49954223632813</text:p>
              </table:table-cell>
              <table:table-cell office:value-type="float" office:value="99506.4839606746">
                <text:p>99506.48396067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8097243309021">
                <text:p>1.58097243309021</text:p>
              </table:table-cell>
              <table:table-cell office:value-type="float" office:value="99422.576905397">
                <text:p>99422.5769053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6238975524902">
                <text:p>1.66238975524902</text:p>
              </table:table-cell>
              <table:table-cell office:value-type="float" office:value="99438.2986977619">
                <text:p>99438.298697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4377870559692">
                <text:p>1.74377870559692</text:p>
              </table:table-cell>
              <table:table-cell office:value-type="float" office:value="99472.9624278642">
                <text:p>99472.96242786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2516384124756">
                <text:p>1.82516384124756</text:p>
              </table:table-cell>
              <table:table-cell office:value-type="float" office:value="99477.6249406774">
                <text:p>99477.62494067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0654945373535">
                <text:p>1.90654945373535</text:p>
              </table:table-cell>
              <table:table-cell office:value-type="float" office:value="99477.0421026729">
                <text:p>99477.04210267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8793721199036">
                <text:p>1.98793721199036</text:p>
              </table:table-cell>
              <table:table-cell office:value-type="float" office:value="99474.4194161674">
                <text:p>99474.41941616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6930637359619">
                <text:p>2.06930637359619</text:p>
              </table:table-cell>
              <table:table-cell office:value-type="float" office:value="99497.1539613287">
                <text:p>99497.15396132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5063118934631">
                <text:p>2.15063118934631</text:p>
              </table:table-cell>
              <table:table-cell office:value-type="float" office:value="99551.4090665228">
                <text:p>99551.40906652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3203277587891">
                <text:p>2.23203277587891</text:p>
              </table:table-cell>
              <table:table-cell office:value-type="float" office:value="99457.5209754469">
                <text:p>99457.52097544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1340789794922">
                <text:p>2.31340789794922</text:p>
              </table:table-cell>
              <table:table-cell office:value-type="float" office:value="99489.8661166323">
                <text:p>99489.86611663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9503979682922">
                <text:p>2.39503979682922</text:p>
              </table:table-cell>
              <table:table-cell office:value-type="float" office:value="99176.9162677539">
                <text:p>99176.91626775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47661852836609">
                <text:p>2.47661852836609</text:p>
              </table:table-cell>
              <table:table-cell office:value-type="float" office:value="99241.552883688">
                <text:p>99241.5528836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55801510810852">
                <text:p>2.55801510810852</text:p>
              </table:table-cell>
              <table:table-cell office:value-type="float" office:value="99463.6387133057">
                <text:p>99463.63871330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63938164710999">
                <text:p>2.63938164710999</text:p>
              </table:table-cell>
              <table:table-cell office:value-type="float" office:value="99500.3609512535">
                <text:p>99500.36095125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72082448005676">
                <text:p>2.72082448005676</text:p>
              </table:table-cell>
              <table:table-cell office:value-type="float" office:value="99407.1510907622">
                <text:p>99407.15109076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0225801467896">
                <text:p>2.80225801467896</text:p>
              </table:table-cell>
              <table:table-cell office:value-type="float" office:value="99418.5016966421">
                <text:p>99418.50169664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8376355171204">
                <text:p>2.88376355171204</text:p>
              </table:table-cell>
              <table:table-cell office:value-type="float" office:value="99330.6748805794">
                <text:p>99330.67488057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96518230438232">
                <text:p>2.96518230438232</text:p>
              </table:table-cell>
              <table:table-cell office:value-type="float" office:value="99436.5515864068">
                <text:p>99436.55158640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4656457901001">
                <text:p>3.04656457901001</text:p>
              </table:table-cell>
              <table:table-cell office:value-type="float" office:value="99481.1221121339">
                <text:p>99481.12211213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12791442871094">
                <text:p>3.12791442871094</text:p>
              </table:table-cell>
              <table:table-cell office:value-type="float" office:value="99520.7739137061">
                <text:p>99520.77391370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20930123329163">
                <text:p>3.20930123329163</text:p>
              </table:table-cell>
              <table:table-cell office:value-type="float" office:value="99475.5850375409">
                <text:p>99475.58503754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2906813621521">
                <text:p>3.2906813621521</text:p>
              </table:table-cell>
              <table:table-cell office:value-type="float" office:value="99483.7451520949">
                <text:p>99483.74515209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37212347984314">
                <text:p>3.37212347984314</text:p>
              </table:table-cell>
              <table:table-cell office:value-type="float" office:value="99408.0241222742">
                <text:p>99408.02412227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45064353942871">
                <text:p>3.45064353942871</text:p>
              </table:table-cell>
              <table:table-cell office:value-type="float" office:value="103107.410294015">
                <text:p>103107.4102940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52799510955811">
                <text:p>3.52799510955811</text:p>
              </table:table-cell>
              <table:table-cell office:value-type="float" office:value="104664.973011626">
                <text:p>104664.9730116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60528564453125">
                <text:p>3.60528564453125</text:p>
              </table:table-cell>
              <table:table-cell office:value-type="float" office:value="104747.625343945">
                <text:p>104747.6253439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68253374099731">
                <text:p>3.68253374099731</text:p>
              </table:table-cell>
              <table:table-cell office:value-type="float" office:value="104805.171523633">
                <text:p>104805.1715236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75980854034424">
                <text:p>3.75980854034424</text:p>
              </table:table-cell>
              <table:table-cell office:value-type="float" office:value="104768.955318191">
                <text:p>104768.9553181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83710622787476">
                <text:p>3.83710622787476</text:p>
              </table:table-cell>
              <table:table-cell office:value-type="float" office:value="104737.932771969">
                <text:p>104737.9327719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91440796852112">
                <text:p>3.91440796852112</text:p>
              </table:table-cell>
              <table:table-cell office:value-type="float" office:value="104732.441110703">
                <text:p>104732.4411107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99176907539368">
                <text:p>3.99176907539368</text:p>
              </table:table-cell>
              <table:table-cell office:value-type="float" office:value="104652.070365759">
                <text:p>104652.0703657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06907653808594">
                <text:p>4.06907653808594</text:p>
              </table:table-cell>
              <table:table-cell office:value-type="float" office:value="104724.689157474">
                <text:p>104724.6891574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14637970924377">
                <text:p>4.14637970924377</text:p>
              </table:table-cell>
              <table:table-cell office:value-type="float" office:value="104730.503014807">
                <text:p>104730.5030148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22367167472839">
                <text:p>4.22367167472839</text:p>
              </table:table-cell>
              <table:table-cell office:value-type="float" office:value="104745.686686038">
                <text:p>104745.6866860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3010630607605">
                <text:p>4.3010630607605</text:p>
              </table:table-cell>
              <table:table-cell office:value-type="float" office:value="104611.125541046">
                <text:p>104611.1255410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37836766242981">
                <text:p>4.37836766242981</text:p>
              </table:table-cell>
              <table:table-cell office:value-type="float" office:value="104728.56499064">
                <text:p>104728.564990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45396256446838">
                <text:p>4.45396256446838</text:p>
              </table:table-cell>
              <table:table-cell office:value-type="float" office:value="107097.169011064">
                <text:p>107097.1690110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52839303016663">
                <text:p>4.52839303016663</text:p>
              </table:table-cell>
              <table:table-cell office:value-type="float" office:value="108772.663506137">
                <text:p>108772.6635061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60276675224304">
                <text:p>4.60276675224304</text:p>
              </table:table-cell>
              <table:table-cell office:value-type="float" office:value="108855.651888468">
                <text:p>108855.6518884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67713141441345">
                <text:p>4.67713141441345</text:p>
              </table:table-cell>
              <table:table-cell office:value-type="float" office:value="108868.913859215">
                <text:p>108868.9138592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75149011611939">
                <text:p>4.75149011611939</text:p>
              </table:table-cell>
              <table:table-cell office:value-type="float" office:value="108877.640602405">
                <text:p>108877.6406024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82585501670837">
                <text:p>4.82585501670837</text:p>
              </table:table-cell>
              <table:table-cell office:value-type="float" office:value="108868.564818585">
                <text:p>108868.5648185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9002058506012">
                <text:p>4.9002058506012</text:p>
              </table:table-cell>
              <table:table-cell office:value-type="float" office:value="108889.162045855">
                <text:p>108889.1620458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97459721565247">
                <text:p>4.97459721565247</text:p>
              </table:table-cell>
              <table:table-cell office:value-type="float" office:value="108829.835215691">
                <text:p>108829.8352156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04892206192017">
                <text:p>5.04892206192017</text:p>
              </table:table-cell>
              <table:table-cell office:value-type="float" office:value="108927.235057307">
                <text:p>108927.2350573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12331628799439">
                <text:p>5.12331628799439</text:p>
              </table:table-cell>
              <table:table-cell office:value-type="float" office:value="108825.649882063">
                <text:p>108825.6498820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19782400131226">
                <text:p>5.19782400131226</text:p>
              </table:table-cell>
              <table:table-cell office:value-type="float" office:value="108659.890895593">
                <text:p>108659.8908955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27221155166626">
                <text:p>5.27221155166626</text:p>
              </table:table-cell>
              <table:table-cell office:value-type="float" office:value="108835.416161331">
                <text:p>108835.4161613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34664368629456">
                <text:p>5.34664368629456</text:p>
              </table:table-cell>
              <table:table-cell office:value-type="float" office:value="108770.224586872">
                <text:p>108770.2245868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.4301438331604">
                <text:p>18.4301438331604</text:p>
              </table:table-cell>
              <table:table-cell office:value-type="float" office:value="618.794658089976">
                <text:p>618.7946580899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.5325608253479">
                <text:p>18.5325608253479</text:p>
              </table:table-cell>
              <table:table-cell office:value-type="float" office:value="79049.3825983313">
                <text:p>79049.38259833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.6349539756775">
                <text:p>18.6349539756775</text:p>
              </table:table-cell>
              <table:table-cell office:value-type="float" office:value="79067.7889481871">
                <text:p>79067.78894818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7373940944672">
                <text:p>18.7373940944672</text:p>
              </table:table-cell>
              <table:table-cell office:value-type="float" office:value="79031.5366250451">
                <text:p>79031.53662504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8398084640503">
                <text:p>18.8398084640503</text:p>
              </table:table-cell>
              <table:table-cell office:value-type="float" office:value="79051.4068773178">
                <text:p>79051.40687731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9425146579742">
                <text:p>18.9425146579742</text:p>
              </table:table-cell>
              <table:table-cell office:value-type="float" office:value="78826.7940879473">
                <text:p>78826.79408794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0449981689453">
                <text:p>19.0449981689453</text:p>
              </table:table-cell>
              <table:table-cell office:value-type="float" office:value="78998.0741612713">
                <text:p>78998.07416127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1474640369415">
                <text:p>19.1474640369415</text:p>
              </table:table-cell>
              <table:table-cell office:value-type="float" office:value="79011.6763593804">
                <text:p>79011.67635938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2499413490295">
                <text:p>19.2499413490295</text:p>
              </table:table-cell>
              <table:table-cell office:value-type="float" office:value="79002.8527782496">
                <text:p>79002.85277824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3524780273437">
                <text:p>19.3524780273437</text:p>
              </table:table-cell>
              <table:table-cell office:value-type="float" office:value="78957.1120608273">
                <text:p>78957.11206082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450939655304">
                <text:p>19.450939655304</text:p>
              </table:table-cell>
              <table:table-cell office:value-type="float" office:value="82224.9252599412">
                <text:p>82224.92525994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5473845005035">
                <text:p>19.5473845005035</text:p>
              </table:table-cell>
              <table:table-cell office:value-type="float" office:value="83944.351647265">
                <text:p>83944.3516472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6438255310059">
                <text:p>19.6438255310059</text:p>
              </table:table-cell>
              <table:table-cell office:value-type="float" office:value="83947.6720419873">
                <text:p>83947.67204198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7402374744415">
                <text:p>19.7402374744415</text:p>
              </table:table-cell>
              <table:table-cell office:value-type="float" office:value="83972.9986918278">
                <text:p>83972.99869182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8367307186127">
                <text:p>19.8367307186127</text:p>
              </table:table-cell>
              <table:table-cell office:value-type="float" office:value="83902.2469349331">
                <text:p>83902.24693493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.9331443309784">
                <text:p>19.9331443309784</text:p>
              </table:table-cell>
              <table:table-cell office:value-type="float" office:value="83971.5451101417">
                <text:p>83971.54511014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0295813083649">
                <text:p>20.0295813083649</text:p>
              </table:table-cell>
              <table:table-cell office:value-type="float" office:value="83951.2002492052">
                <text:p>83951.20024920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1260504722595">
                <text:p>20.1260504722595</text:p>
              </table:table-cell>
              <table:table-cell office:value-type="float" office:value="83923.1903040129">
                <text:p>83923.19030401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.2224962711334">
                <text:p>20.2224962711334</text:p>
              </table:table-cell>
              <table:table-cell office:value-type="float" office:value="83943.5215896253">
                <text:p>83943.52158962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3189418315887">
                <text:p>20.3189418315887</text:p>
              </table:table-cell>
              <table:table-cell office:value-type="float" office:value="83943.7291024963">
                <text:p>83943.72910249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4114241600037">
                <text:p>20.4114241600037</text:p>
              </table:table-cell>
              <table:table-cell office:value-type="float" office:value="87541.0485306742">
                <text:p>87541.04853067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4907286167145">
                <text:p>20.4907286167145</text:p>
              </table:table-cell>
              <table:table-cell office:value-type="float" office:value="102087.579132181">
                <text:p>102087.5791321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570036649704">
                <text:p>20.570036649704</text:p>
              </table:table-cell>
              <table:table-cell office:value-type="float" office:value="102082.975643485">
                <text:p>102082.9756434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6493330001831">
                <text:p>20.6493330001831</text:p>
              </table:table-cell>
              <table:table-cell office:value-type="float" office:value="102098.015243857">
                <text:p>102098.0152438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7286462783813">
                <text:p>20.7286462783813</text:p>
              </table:table-cell>
              <table:table-cell office:value-type="float" office:value="102076.224611019">
                <text:p>102076.2246110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8079512119293">
                <text:p>20.8079512119293</text:p>
              </table:table-cell>
              <table:table-cell office:value-type="float" office:value="102086.965309699">
                <text:p>102086.9653096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.8872473239899">
                <text:p>20.8872473239899</text:p>
              </table:table-cell>
              <table:table-cell office:value-type="float" office:value="102098.322220619">
                <text:p>102098.3222206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9665710926056">
                <text:p>20.9665710926056</text:p>
              </table:table-cell>
              <table:table-cell office:value-type="float" office:value="102062.725224521">
                <text:p>102062.7252245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.0458714962006">
                <text:p>21.0458714962006</text:p>
              </table:table-cell>
              <table:table-cell office:value-type="float" office:value="102092.796921319">
                <text:p>102092.7969213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1251654624939">
                <text:p>21.1251654624939</text:p>
              </table:table-cell>
              <table:table-cell office:value-type="float" office:value="102101.085094548">
                <text:p>102101.0850945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2044532299042">
                <text:p>21.2044532299042</text:p>
              </table:table-cell>
              <table:table-cell office:value-type="float" office:value="102109.067570371">
                <text:p>102109.0675703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2837607860565">
                <text:p>21.2837607860565</text:p>
              </table:table-cell>
              <table:table-cell office:value-type="float" office:value="102083.589417989">
                <text:p>102083.5894179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.3630523681641">
                <text:p>21.3630523681641</text:p>
              </table:table-cell>
              <table:table-cell office:value-type="float" office:value="102104.155129851">
                <text:p>102104.1551298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4434258937836">
                <text:p>21.4434258937836</text:p>
              </table:table-cell>
              <table:table-cell office:value-type="float" office:value="100729.686020332">
                <text:p>100729.6860203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5247831344604">
                <text:p>21.5247831344604</text:p>
              </table:table-cell>
              <table:table-cell office:value-type="float" office:value="99511.7328542919">
                <text:p>99511.73285429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6061339378357">
                <text:p>21.6061339378357</text:p>
              </table:table-cell>
              <table:table-cell office:value-type="float" office:value="99519.6072330823">
                <text:p>99519.60723308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6874995231628">
                <text:p>21.6874995231628</text:p>
              </table:table-cell>
              <table:table-cell office:value-type="float" office:value="99501.5271806653">
                <text:p>99501.52718066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7688629627228">
                <text:p>21.7688629627228</text:p>
              </table:table-cell>
              <table:table-cell office:value-type="float" office:value="99504.1512968004">
                <text:p>99504.15129680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8502795696259">
                <text:p>21.8502795696259</text:p>
              </table:table-cell>
              <table:table-cell office:value-type="float" office:value="99439.1722764623">
                <text:p>99439.17227646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9317436218262">
                <text:p>21.9317436218262</text:p>
              </table:table-cell>
              <table:table-cell office:value-type="float" office:value="99381.2581295638">
                <text:p>99381.25812956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.0131516456604">
                <text:p>22.0131516456604</text:p>
              </table:table-cell>
              <table:table-cell office:value-type="float" office:value="99449.6564182164">
                <text:p>99449.65641821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0944683551788">
                <text:p>22.0944683551788</text:p>
              </table:table-cell>
              <table:table-cell office:value-type="float" office:value="99561.3330635916">
                <text:p>99561.33306359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1758644580841">
                <text:p>22.1758644580841</text:p>
              </table:table-cell>
              <table:table-cell office:value-type="float" office:value="99464.2213942589">
                <text:p>99464.22139425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2572746276855">
                <text:p>22.2572746276855</text:p>
              </table:table-cell>
              <table:table-cell office:value-type="float" office:value="99447.0351755262">
                <text:p>99447.03517552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3387050628662">
                <text:p>22.3387050628662</text:p>
              </table:table-cell>
              <table:table-cell office:value-type="float" office:value="99422.2858079779">
                <text:p>99422.28580797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420154094696">
                <text:p>22.420154094696</text:p>
              </table:table-cell>
              <table:table-cell office:value-type="float" office:value="99399.5854599528">
                <text:p>99399.58545995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5015735626221">
                <text:p>22.5015735626221</text:p>
              </table:table-cell>
              <table:table-cell office:value-type="float" office:value="99435.6780537514">
                <text:p>99435.67805375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5829403400421">
                <text:p>22.5829403400421</text:p>
              </table:table-cell>
              <table:table-cell office:value-type="float" office:value="99500.0693981722">
                <text:p>99500.06939817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6643490791321">
                <text:p>22.6643490791321</text:p>
              </table:table-cell>
              <table:table-cell office:value-type="float" office:value="99448.7826552995">
                <text:p>99448.78265529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7457580566406">
                <text:p>22.7457580566406</text:p>
              </table:table-cell>
              <table:table-cell office:value-type="float" office:value="99448.4914044059">
                <text:p>99448.49140440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.8271586894989">
                <text:p>22.8271586894989</text:p>
              </table:table-cell>
              <table:table-cell office:value-type="float" office:value="99458.6862008265">
                <text:p>99458.68620082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.9085466861725">
                <text:p>22.9085466861725</text:p>
              </table:table-cell>
              <table:table-cell office:value-type="float" office:value="99474.1280150923">
                <text:p>99474.12801509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.9899203777313">
                <text:p>22.9899203777313</text:p>
              </table:table-cell>
              <table:table-cell office:value-type="float" office:value="99491.6151019906">
                <text:p>99491.61510199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0713346004486">
                <text:p>23.0713346004486</text:p>
              </table:table-cell>
              <table:table-cell office:value-type="float" office:value="99442.0843163209">
                <text:p>99442.08431632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1527209281921">
                <text:p>23.1527209281921</text:p>
              </table:table-cell>
              <table:table-cell office:value-type="float" office:value="99476.1678584716">
                <text:p>99476.16785847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2341370582581">
                <text:p>23.2341370582581</text:p>
              </table:table-cell>
              <table:table-cell office:value-type="float" office:value="99439.7546707898">
                <text:p>99439.75467078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315495967865">
                <text:p>23.315495967865</text:p>
              </table:table-cell>
              <table:table-cell office:value-type="float" office:value="99509.6915520859">
                <text:p>99509.69155208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3971722126007">
                <text:p>23.3971722126007</text:p>
              </table:table-cell>
              <table:table-cell office:value-type="float" office:value="99123.0684784354">
                <text:p>99123.06847843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.4745538234711">
                <text:p>23.4745538234711</text:p>
              </table:table-cell>
              <table:table-cell office:value-type="float" office:value="104624.340446509">
                <text:p>104624.3404465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5519452095032">
                <text:p>23.5519452095032</text:p>
              </table:table-cell>
              <table:table-cell office:value-type="float" office:value="104611.125541046">
                <text:p>104611.1255410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.62926030159">
                <text:p>23.62926030159</text:p>
              </table:table-cell>
              <table:table-cell office:value-type="float" office:value="104714.355004734">
                <text:p>104714.3550047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.7068102359772">
                <text:p>23.7068102359772</text:p>
              </table:table-cell>
              <table:table-cell office:value-type="float" office:value="104397.251448037">
                <text:p>104397.2514480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.7841053009033">
                <text:p>23.7841053009033</text:p>
              </table:table-cell>
              <table:table-cell office:value-type="float" office:value="104741.486506744">
                <text:p>104741.4865067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.8614482879639">
                <text:p>23.8614482879639</text:p>
              </table:table-cell>
              <table:table-cell office:value-type="float" office:value="104676.58811344">
                <text:p>104676.588113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.9387402534485">
                <text:p>23.9387402534485</text:p>
              </table:table-cell>
              <table:table-cell office:value-type="float" office:value="104745.686686038">
                <text:p>104745.6866860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.0160524845123">
                <text:p>24.0160524845123</text:p>
              </table:table-cell>
              <table:table-cell office:value-type="float" office:value="104718.230072995">
                <text:p>104718.2300729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.0933856964111">
                <text:p>24.0933856964111</text:p>
              </table:table-cell>
              <table:table-cell office:value-type="float" office:value="104689.819564125">
                <text:p>104689.819564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170717716217">
                <text:p>24.170717716217</text:p>
              </table:table-cell>
              <table:table-cell office:value-type="float" office:value="104691.433384512">
                <text:p>104691.4333845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.2480454444885">
                <text:p>24.2480454444885</text:p>
              </table:table-cell>
              <table:table-cell office:value-type="float" office:value="104697.243549899">
                <text:p>104697.2435498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.325382232666">
                <text:p>24.325382232666</text:p>
              </table:table-cell>
              <table:table-cell office:value-type="float" office:value="104684.978401475">
                <text:p>104684.9784014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.4029314517975">
                <text:p>24.4029314517975</text:p>
              </table:table-cell>
              <table:table-cell office:value-type="float" office:value="104398.214329854">
                <text:p>104398.2143298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4773924350739">
                <text:p>24.4773924350739</text:p>
              </table:table-cell>
              <table:table-cell office:value-type="float" office:value="108728.083403776">
                <text:p>108728.0834037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.5518782138824">
                <text:p>24.5518782138824</text:p>
              </table:table-cell>
              <table:table-cell office:value-type="float" office:value="108691.888968555">
                <text:p>108691.8889685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.6263291835785">
                <text:p>24.6263291835785</text:p>
              </table:table-cell>
              <table:table-cell office:value-type="float" office:value="108742.707221315">
                <text:p>108742.7072213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.7007255554199">
                <text:p>24.7007255554199</text:p>
              </table:table-cell>
              <table:table-cell office:value-type="float" office:value="108822.511093094">
                <text:p>108822.5110930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.7751617431641">
                <text:p>24.7751617431641</text:p>
              </table:table-cell>
              <table:table-cell office:value-type="float" office:value="108764.301952544">
                <text:p>108764.3019525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.8496241569519">
                <text:p>24.8496241569519</text:p>
              </table:table-cell>
              <table:table-cell office:value-type="float" office:value="108725.99460806">
                <text:p>108725.994608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.9240744113922">
                <text:p>24.9240744113922</text:p>
              </table:table-cell>
              <table:table-cell office:value-type="float" office:value="108743.751930239">
                <text:p>108743.7519302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.9985682964325">
                <text:p>24.9985682964325</text:p>
              </table:table-cell>
              <table:table-cell office:value-type="float" office:value="108680.061398624">
                <text:p>108680.0613986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.0730400085449">
                <text:p>25.0730400085449</text:p>
              </table:table-cell>
              <table:table-cell office:value-type="float" office:value="108712.419391914">
                <text:p>108712.4193919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1474778652191">
                <text:p>25.1474778652191</text:p>
              </table:table-cell>
              <table:table-cell office:value-type="float" office:value="108761.863408228">
                <text:p>108761.8634082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.2219533920288">
                <text:p>25.2219533920288</text:p>
              </table:table-cell>
              <table:table-cell office:value-type="float" office:value="108706.851053068">
                <text:p>108706.8510530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2963876724243">
                <text:p>25.2963876724243</text:p>
              </table:table-cell>
              <table:table-cell office:value-type="float" office:value="108767.088994234">
                <text:p>108767.0889942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3708226680756">
                <text:p>25.3708226680756</text:p>
              </table:table-cell>
              <table:table-cell office:value-type="float" office:value="108766.043836863">
                <text:p>108766.0438368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.4631810188293">
                <text:p>38.4631810188293</text:p>
              </table:table-cell>
              <table:table-cell office:value-type="float" office:value="618.375985678232">
                <text:p>618.3759856782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.5656926631927">
                <text:p>38.5656926631927</text:p>
              </table:table-cell>
              <table:table-cell office:value-type="float" office:value="78976.3938553138">
                <text:p>78976.39385531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8.6681978702545">
                <text:p>38.6681978702545</text:p>
              </table:table-cell>
              <table:table-cell office:value-type="float" office:value="78981.353553303">
                <text:p>78981.3535533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8.7706816196442">
                <text:p>38.7706816196442</text:p>
              </table:table-cell>
              <table:table-cell office:value-type="float" office:value="78997.8903798552">
                <text:p>78997.89037985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8.8732089996338">
                <text:p>38.8732089996338</text:p>
              </table:table-cell>
              <table:table-cell office:value-type="float" office:value="78964.2727710328">
                <text:p>78964.27277103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8.9757084846497">
                <text:p>38.9757084846497</text:p>
              </table:table-cell>
              <table:table-cell office:value-type="float" office:value="78985.7626967254">
                <text:p>78985.76269672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.0782413482666">
                <text:p>39.0782413482666</text:p>
              </table:table-cell>
              <table:table-cell office:value-type="float" office:value="78960.0496309766">
                <text:p>78960.04963097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.1807453632355">
                <text:p>39.1807453632355</text:p>
              </table:table-cell>
              <table:table-cell office:value-type="float" office:value="78982.272084255">
                <text:p>78982.2720842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.283301115036">
                <text:p>39.283301115036</text:p>
              </table:table-cell>
              <table:table-cell office:value-type="float" office:value="78942.4274880856">
                <text:p>78942.42748808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.3858377933502">
                <text:p>39.3858377933502</text:p>
              </table:table-cell>
              <table:table-cell office:value-type="float" office:value="78957.1120608273">
                <text:p>78957.11206082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.4823222160339">
                <text:p>39.4823222160339</text:p>
              </table:table-cell>
              <table:table-cell office:value-type="float" office:value="83909.9180448991">
                <text:p>83909.91804489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.5787889957428">
                <text:p>39.5787889957428</text:p>
              </table:table-cell>
              <table:table-cell office:value-type="float" office:value="83925.2644737785">
                <text:p>83925.26447377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.6753222942352">
                <text:p>39.6753222942352</text:p>
              </table:table-cell>
              <table:table-cell office:value-type="float" office:value="83867.4335844303">
                <text:p>83867.43358443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.7717843055725">
                <text:p>39.7717843055725</text:p>
              </table:table-cell>
              <table:table-cell office:value-type="float" office:value="83929.4131209048">
                <text:p>83929.41312090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.8682363033295">
                <text:p>39.8682363033295</text:p>
              </table:table-cell>
              <table:table-cell office:value-type="float" office:value="83938.1266150701">
                <text:p>83938.12661507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9.9646196365356">
                <text:p>39.9646196365356</text:p>
              </table:table-cell>
              <table:table-cell office:value-type="float" office:value="83997.9250632636">
                <text:p>83997.92506326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.0611560344696">
                <text:p>40.0611560344696</text:p>
              </table:table-cell>
              <table:table-cell office:value-type="float" office:value="83864.7408984374">
                <text:p>83864.74089843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